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cd03" officeooo:paragraph-rsid="001dcd03"/>
    </style:style>
    <style:style style:name="P2" style:family="paragraph" style:parent-style-name="Standard">
      <style:text-properties fo:font-size="16pt" officeooo:rsid="001dcd03" style:font-size-asian="16pt" style:font-size-complex="16pt"/>
    </style:style>
    <style:style style:name="P3" style:family="paragraph" style:parent-style-name="Standard">
      <style:paragraph-properties fo:text-align="center" style:justify-single-word="false"/>
      <style:text-properties fo:font-size="16pt" officeooo:rsid="001dcd03" officeooo:paragraph-rsid="001dcd03" style:font-size-asian="16pt" style:font-size-complex="16pt"/>
    </style:style>
    <style:style style:name="P4" style:family="paragraph" style:parent-style-name="Standard">
      <style:text-properties style:font-name="Verdana"/>
    </style:style>
    <style:style style:name="P5" style:family="paragraph" style:parent-style-name="Standard">
      <style:paragraph-properties fo:text-align="center" style:justify-single-word="false"/>
      <style:text-properties style:font-name="Verdana" fo:font-size="16pt" officeooo:rsid="001dcd03" officeooo:paragraph-rsid="001dcd03" style:font-size-asian="16pt" style:font-size-complex="16pt"/>
    </style:style>
    <style:style style:name="P6" style:family="paragraph" style:parent-style-name="Standard">
      <style:paragraph-properties fo:text-align="center" style:justify-single-word="false"/>
      <style:text-properties style:font-name="Verdana" officeooo:rsid="001dcd03" officeooo:paragraph-rsid="001dcd03"/>
    </style:style>
    <style:style style:name="P7" style:family="paragraph" style:parent-style-name="Standard">
      <style:text-properties style:font-name="Verdana" officeooo:rsid="001dcd03" officeooo:paragraph-rsid="001dcd03"/>
    </style:style>
    <style:style style:name="P8" style:family="paragraph" style:parent-style-name="Standard">
      <style:paragraph-properties fo:text-align="center" style:justify-single-word="false"/>
      <style:text-properties style:font-name="Verdana" fo:font-size="14pt" officeooo:rsid="001dcd03" officeooo:paragraph-rsid="001dcd03" style:font-size-asian="14pt" style:font-size-complex="14pt"/>
    </style:style>
    <style:style style:name="P9" style:family="paragraph" style:parent-style-name="Standard">
      <style:text-properties style:font-name="Verdana" fo:font-size="14pt" fo:font-weight="bold" officeooo:rsid="00d68789" officeooo:paragraph-rsid="00d68789" style:font-size-asian="14pt" style:font-weight-asian="bold" style:font-size-complex="14pt" style:font-weight-complex="bold"/>
    </style:style>
    <style:style style:name="P10" style:family="paragraph" style:parent-style-name="Standard">
      <style:text-properties style:font-name="Verdana" officeooo:rsid="001f7249" officeooo:paragraph-rsid="001f7249"/>
    </style:style>
    <style:style style:name="P11" style:family="paragraph" style:parent-style-name="Standard">
      <style:paragraph-properties fo:text-align="justify" style:justify-single-word="false"/>
      <style:text-properties style:font-name="Verdana" officeooo:rsid="001f7249" officeooo:paragraph-rsid="001f7249"/>
    </style:style>
    <style:style style:name="P12" style:family="paragraph" style:parent-style-name="Standard">
      <style:text-properties style:font-name="Verdana" fo:font-weight="bold" officeooo:rsid="001f7249" officeooo:paragraph-rsid="0035d1aa" style:font-weight-asian="bold" style:font-weight-complex="bold"/>
    </style:style>
    <style:style style:name="P13" style:family="paragraph" style:parent-style-name="Standard">
      <style:text-properties style:font-name="Verdana" fo:font-weight="bold" officeooo:rsid="00320b7f" officeooo:paragraph-rsid="00320b7f" style:font-weight-asian="bold" style:font-weight-complex="bold"/>
    </style:style>
    <style:style style:name="P14" style:family="paragraph" style:parent-style-name="Standard">
      <style:text-properties style:font-name="Verdana" fo:font-weight="bold" officeooo:rsid="0033a32d" officeooo:paragraph-rsid="0033a32d" style:font-weight-asian="bold" style:font-weight-complex="bold"/>
    </style:style>
    <style:style style:name="P15" style:family="paragraph" style:parent-style-name="Standard">
      <style:text-properties style:font-name="Verdana" fo:font-weight="bold" officeooo:rsid="0039f9e1" officeooo:paragraph-rsid="0039f9e1" style:font-weight-asian="bold" style:font-weight-complex="bold"/>
    </style:style>
    <style:style style:name="P16" style:family="paragraph" style:parent-style-name="Standard">
      <style:paragraph-properties fo:text-align="center" style:justify-single-word="false"/>
      <style:text-properties style:font-name="Verdana" fo:font-size="12pt" officeooo:rsid="001dcd03" officeooo:paragraph-rsid="001dcd03" style:font-size-asian="12pt" style:font-size-complex="12pt"/>
    </style:style>
    <style:style style:name="P17" style:family="paragraph" style:parent-style-name="Standard">
      <style:text-properties style:font-name="Verdana" fo:font-size="12pt" fo:font-weight="bold" officeooo:rsid="003713a1" officeooo:paragraph-rsid="003713a1" style:font-size-asian="10.5pt" style:font-weight-asian="bold" style:font-size-complex="12pt" style:font-weight-complex="bold"/>
    </style:style>
    <style:style style:name="P18" style:family="paragraph" style:parent-style-name="Standard">
      <style:text-properties style:font-name="Verdana" fo:font-size="12pt" fo:font-weight="bold" officeooo:rsid="003c37d1" officeooo:paragraph-rsid="003c37d1" style:font-size-asian="10.5pt" style:font-weight-asian="bold" style:font-size-complex="12pt" style:font-weight-complex="bold"/>
    </style:style>
    <style:style style:name="P19" style:family="paragraph" style:parent-style-name="Standard">
      <style:text-properties style:font-name="Verdana" fo:font-size="12pt" fo:font-weight="bold" officeooo:rsid="003c37d1" officeooo:paragraph-rsid="004b225c" style:font-size-asian="10.5pt" style:font-weight-asian="bold" style:font-size-complex="12pt" style:font-weight-complex="bold"/>
    </style:style>
    <style:style style:name="P20" style:family="paragraph" style:parent-style-name="Standard">
      <style:text-properties style:font-name="Verdana" fo:font-size="12pt" fo:font-weight="bold" officeooo:rsid="003c37d1" officeooo:paragraph-rsid="004d9fc5" style:font-size-asian="10.5pt" style:font-weight-asian="bold" style:font-size-complex="12pt" style:font-weight-complex="bold"/>
    </style:style>
    <style:style style:name="P21" style:family="paragraph" style:parent-style-name="Standard">
      <style:text-properties style:font-name="Verdana" fo:font-size="12pt" fo:font-weight="bold" officeooo:rsid="003c37d1" officeooo:paragraph-rsid="004e13d9" style:font-size-asian="10.5pt" style:font-weight-asian="bold" style:font-size-complex="12pt" style:font-weight-complex="bold"/>
    </style:style>
    <style:style style:name="P22" style:family="paragraph" style:parent-style-name="Standard">
      <style:text-properties style:font-name="Verdana" fo:font-size="12pt" fo:font-weight="bold" officeooo:rsid="003c37d1" officeooo:paragraph-rsid="00557caa" style:font-size-asian="10.5pt" style:font-weight-asian="bold" style:font-size-complex="12pt" style:font-weight-complex="bold"/>
    </style:style>
    <style:style style:name="P23" style:family="paragraph" style:parent-style-name="Standard">
      <style:text-properties style:font-name="Verdana" fo:font-size="12pt" fo:font-weight="bold" officeooo:rsid="003c37d1" officeooo:paragraph-rsid="007a81aa" style:font-size-asian="10.5pt" style:font-weight-asian="bold" style:font-size-complex="12pt" style:font-weight-complex="bold"/>
    </style:style>
    <style:style style:name="P24" style:family="paragraph" style:parent-style-name="Standard">
      <style:text-properties style:font-name="Verdana" fo:font-size="12pt" fo:font-style="normal" fo:font-weight="normal" officeooo:rsid="0035d1aa" officeooo:paragraph-rsid="0035d1aa" style:font-size-asian="10.5pt" style:font-style-asian="normal" style:font-weight-asian="normal" style:font-size-complex="12pt" style:font-style-complex="normal" style:font-weight-complex="normal"/>
    </style:style>
    <style:style style:name="P25" style:family="paragraph" style:parent-style-name="Standard">
      <style:text-properties style:font-name="Verdana" fo:font-size="12pt" fo:font-style="normal" fo:font-weight="normal" officeooo:rsid="0039f9e1" officeooo:paragraph-rsid="003713a1" style:font-size-asian="10.5pt" style:font-style-asian="normal" style:font-weight-asian="normal" style:font-size-complex="12pt" style:font-style-complex="normal" style:font-weight-complex="normal"/>
    </style:style>
    <style:style style:name="P26" style:family="paragraph" style:parent-style-name="Standard">
      <style:text-properties style:font-name="Verdana" fo:font-size="12pt" fo:font-style="normal" fo:font-weight="normal" officeooo:rsid="003c37d1" officeooo:paragraph-rsid="004b225c" style:font-size-asian="10.5pt" style:font-style-asian="normal" style:font-weight-asian="normal" style:font-size-complex="12pt" style:font-style-complex="normal" style:font-weight-complex="normal"/>
    </style:style>
    <style:style style:name="P27" style:family="paragraph" style:parent-style-name="Standard">
      <style:text-properties style:font-name="Verdana" fo:font-size="12pt" fo:font-style="normal" fo:font-weight="normal" officeooo:rsid="003c37d1" officeooo:paragraph-rsid="004d9fc5" style:font-size-asian="10.5pt" style:font-style-asian="normal" style:font-weight-asian="normal" style:font-size-complex="12pt" style:font-style-complex="normal" style:font-weight-complex="normal"/>
    </style:style>
    <style:style style:name="P28" style:family="paragraph" style:parent-style-name="Standard">
      <style:text-properties style:font-name="Verdana" fo:font-size="12pt" fo:font-style="normal" fo:font-weight="normal" officeooo:rsid="003c37d1" officeooo:paragraph-rsid="004e13d9" style:font-size-asian="10.5pt" style:font-style-asian="normal" style:font-weight-asian="normal" style:font-size-complex="12pt" style:font-style-complex="normal" style:font-weight-complex="normal"/>
    </style:style>
    <style:style style:name="P29" style:family="paragraph" style:parent-style-name="Standard">
      <style:text-properties style:font-name="Verdana" fo:font-size="12pt" fo:font-style="normal" fo:font-weight="normal" officeooo:rsid="004b225c" officeooo:paragraph-rsid="004b225c" style:font-size-asian="10.5pt" style:font-style-asian="normal" style:font-weight-asian="normal" style:font-size-complex="12pt" style:font-style-complex="normal" style:font-weight-complex="normal"/>
    </style:style>
    <style:style style:name="P30" style:family="paragraph" style:parent-style-name="Standard">
      <style:text-properties style:font-name="Verdana" fo:font-size="12pt" fo:font-style="normal" fo:font-weight="normal" officeooo:rsid="004c7834" officeooo:paragraph-rsid="004c7834" style:font-size-asian="10.5pt" style:font-style-asian="normal" style:font-weight-asian="normal" style:font-size-complex="12pt" style:font-style-complex="normal" style:font-weight-complex="normal"/>
    </style:style>
    <style:style style:name="P31" style:family="paragraph" style:parent-style-name="Standard">
      <style:text-properties style:font-name="Verdana" fo:font-size="12pt" fo:font-style="normal" fo:font-weight="normal" officeooo:rsid="004e13d9" officeooo:paragraph-rsid="004e13d9" style:font-size-asian="10.5pt" style:font-style-asian="normal" style:font-weight-asian="normal" style:font-size-complex="12pt" style:font-style-complex="normal" style:font-weight-complex="normal"/>
    </style:style>
    <style:style style:name="P32" style:family="paragraph" style:parent-style-name="Standard">
      <style:text-properties style:font-name="Verdana" fo:font-size="12pt" fo:font-style="normal" fo:font-weight="normal" officeooo:rsid="004f518c" officeooo:paragraph-rsid="005091b1" style:font-size-asian="10.5pt" style:font-style-asian="normal" style:font-weight-asian="normal" style:font-size-complex="12pt" style:font-style-complex="normal" style:font-weight-complex="normal"/>
    </style:style>
    <style:style style:name="P33" style:family="paragraph" style:parent-style-name="Standard">
      <style:text-properties style:font-name="Verdana" fo:font-size="12pt" fo:font-style="normal" fo:font-weight="normal" officeooo:rsid="005091b1" officeooo:paragraph-rsid="005091b1" style:font-size-asian="10.5pt" style:font-style-asian="normal" style:font-weight-asian="normal" style:font-size-complex="12pt" style:font-style-complex="normal" style:font-weight-complex="normal"/>
    </style:style>
    <style:style style:name="P34" style:family="paragraph" style:parent-style-name="Standard">
      <style:text-properties style:font-name="Verdana" fo:font-size="12pt" fo:font-style="normal" fo:font-weight="normal" officeooo:rsid="00535251" officeooo:paragraph-rsid="00535251" style:font-size-asian="10.5pt" style:font-style-asian="normal" style:font-weight-asian="normal" style:font-size-complex="12pt" style:font-style-complex="normal" style:font-weight-complex="normal"/>
    </style:style>
    <style:style style:name="P35" style:family="paragraph" style:parent-style-name="Standard">
      <style:text-properties style:font-name="Verdana" fo:font-size="12pt" fo:font-style="normal" fo:font-weight="normal" officeooo:rsid="0055de17" officeooo:paragraph-rsid="0055de17" style:font-size-asian="10.5pt" style:font-style-asian="normal" style:font-weight-asian="normal" style:font-size-complex="12pt" style:font-style-complex="normal" style:font-weight-complex="normal"/>
    </style:style>
    <style:style style:name="P36" style:family="paragraph" style:parent-style-name="Standard">
      <style:text-properties style:font-name="Verdana" fo:font-size="12pt" fo:font-style="normal" fo:font-weight="normal" officeooo:rsid="0055de17" officeooo:paragraph-rsid="007a81aa" style:font-size-asian="10.5pt" style:font-style-asian="normal" style:font-weight-asian="normal" style:font-size-complex="12pt" style:font-style-complex="normal" style:font-weight-complex="normal"/>
    </style:style>
    <style:style style:name="P37" style:family="paragraph" style:parent-style-name="Standard">
      <style:text-properties style:font-name="Verdana" fo:font-size="12pt" fo:font-style="normal" fo:font-weight="normal" officeooo:rsid="0055de17" officeooo:paragraph-rsid="007c2482" style:font-size-asian="10.5pt" style:font-style-asian="normal" style:font-weight-asian="normal" style:font-size-complex="12pt" style:font-style-complex="normal" style:font-weight-complex="normal"/>
    </style:style>
    <style:style style:name="P38" style:family="paragraph" style:parent-style-name="Standard">
      <style:text-properties style:font-name="Verdana" fo:font-size="12pt" fo:font-style="normal" fo:font-weight="normal" officeooo:rsid="0068f39c" officeooo:paragraph-rsid="0068f39c" style:font-size-asian="10.5pt" style:font-style-asian="normal" style:font-weight-asian="normal" style:font-size-complex="12pt" style:font-style-complex="normal" style:font-weight-complex="normal"/>
    </style:style>
    <style:style style:name="P39" style:family="paragraph" style:parent-style-name="Standard">
      <style:text-properties style:font-name="Verdana" fo:font-size="12pt" fo:font-style="normal" fo:font-weight="normal" officeooo:rsid="0057d363" officeooo:paragraph-rsid="0057d363" style:font-size-asian="10.5pt" style:font-style-asian="normal" style:font-weight-asian="normal" style:font-size-complex="12pt" style:font-style-complex="normal" style:font-weight-complex="normal"/>
    </style:style>
    <style:style style:name="P40" style:family="paragraph" style:parent-style-name="Standard">
      <style:text-properties style:font-name="Verdana" fo:font-size="12pt" fo:font-style="normal" fo:font-weight="normal" officeooo:rsid="0057d363" officeooo:paragraph-rsid="006da212" style:font-size-asian="10.5pt" style:font-style-asian="normal" style:font-weight-asian="normal" style:font-size-complex="12pt" style:font-style-complex="normal" style:font-weight-complex="normal"/>
    </style:style>
    <style:style style:name="P41" style:family="paragraph" style:parent-style-name="Standard">
      <style:text-properties style:font-name="Verdana" fo:font-size="12pt" fo:font-style="normal" fo:font-weight="normal" officeooo:rsid="0057d363" officeooo:paragraph-rsid="00711932" style:font-size-asian="10.5pt" style:font-style-asian="normal" style:font-weight-asian="normal" style:font-size-complex="12pt" style:font-style-complex="normal" style:font-weight-complex="normal"/>
    </style:style>
    <style:style style:name="P42" style:family="paragraph" style:parent-style-name="Standard">
      <style:text-properties style:font-name="Verdana" fo:font-size="12pt" fo:font-style="normal" fo:font-weight="normal" officeooo:rsid="0057d363" officeooo:paragraph-rsid="007a81aa" style:font-size-asian="10.5pt" style:font-style-asian="normal" style:font-weight-asian="normal" style:font-size-complex="12pt" style:font-style-complex="normal" style:font-weight-complex="normal"/>
    </style:style>
    <style:style style:name="P43" style:family="paragraph" style:parent-style-name="Standard">
      <style:text-properties style:font-name="Verdana" fo:font-size="12pt" fo:font-style="normal" fo:font-weight="normal" officeooo:rsid="00595747" officeooo:paragraph-rsid="0057d363" style:font-size-asian="10.5pt" style:font-style-asian="normal" style:font-weight-asian="normal" style:font-size-complex="12pt" style:font-style-complex="normal" style:font-weight-complex="normal"/>
    </style:style>
    <style:style style:name="P44" style:family="paragraph" style:parent-style-name="Standard">
      <style:text-properties style:font-name="Verdana" fo:font-size="12pt" fo:font-style="normal" fo:font-weight="normal" officeooo:rsid="005f8274" officeooo:paragraph-rsid="005f8274" style:font-size-asian="10.5pt" style:font-style-asian="normal" style:font-weight-asian="normal" style:font-size-complex="12pt" style:font-style-complex="normal" style:font-weight-complex="normal"/>
    </style:style>
    <style:style style:name="P45" style:family="paragraph" style:parent-style-name="Standard">
      <style:text-properties style:font-name="Verdana" fo:font-size="12pt" fo:font-style="normal" fo:font-weight="normal" officeooo:rsid="006a2605" officeooo:paragraph-rsid="006a2605" style:font-size-asian="10.5pt" style:font-style-asian="normal" style:font-weight-asian="normal" style:font-size-complex="12pt" style:font-style-complex="normal" style:font-weight-complex="normal"/>
    </style:style>
    <style:style style:name="P46" style:family="paragraph" style:parent-style-name="Standard">
      <style:text-properties style:font-name="Verdana" fo:font-size="12pt" fo:font-style="normal" fo:font-weight="normal" officeooo:rsid="006a2605" officeooo:paragraph-rsid="006da212" style:font-size-asian="10.5pt" style:font-style-asian="normal" style:font-weight-asian="normal" style:font-size-complex="12pt" style:font-style-complex="normal" style:font-weight-complex="normal"/>
    </style:style>
    <style:style style:name="P47" style:family="paragraph" style:parent-style-name="Standard">
      <style:text-properties style:font-name="Verdana" fo:font-size="12pt" fo:font-style="normal" fo:font-weight="normal" officeooo:rsid="006a2605" officeooo:paragraph-rsid="006eb8a7" style:font-size-asian="10.5pt" style:font-style-asian="normal" style:font-weight-asian="normal" style:font-size-complex="12pt" style:font-style-complex="normal" style:font-weight-complex="normal"/>
    </style:style>
    <style:style style:name="P48" style:family="paragraph" style:parent-style-name="Standard">
      <style:text-properties style:font-name="Verdana" fo:font-size="12pt" fo:font-style="normal" fo:font-weight="normal" officeooo:rsid="006a2605" officeooo:paragraph-rsid="00711932" style:font-size-asian="10.5pt" style:font-style-asian="normal" style:font-weight-asian="normal" style:font-size-complex="12pt" style:font-style-complex="normal" style:font-weight-complex="normal"/>
    </style:style>
    <style:style style:name="P49" style:family="paragraph" style:parent-style-name="Standard">
      <style:text-properties style:font-name="Verdana" fo:font-size="12pt" fo:font-style="normal" fo:font-weight="normal" officeooo:rsid="006a2605" officeooo:paragraph-rsid="00837526" style:font-size-asian="10.5pt" style:font-style-asian="normal" style:font-weight-asian="normal" style:font-size-complex="12pt" style:font-style-complex="normal" style:font-weight-complex="normal"/>
    </style:style>
    <style:style style:name="P50" style:family="paragraph" style:parent-style-name="Standard">
      <style:text-properties style:font-name="Verdana" fo:font-size="12pt" fo:font-style="normal" fo:font-weight="normal" officeooo:rsid="006da212" officeooo:paragraph-rsid="006eb8a7" style:font-size-asian="10.5pt" style:font-style-asian="normal" style:font-weight-asian="normal" style:font-size-complex="12pt" style:font-style-complex="normal" style:font-weight-complex="normal"/>
    </style:style>
    <style:style style:name="P51" style:family="paragraph" style:parent-style-name="Standard">
      <style:text-properties style:font-name="Verdana" fo:font-size="12pt" fo:font-style="normal" fo:font-weight="normal" officeooo:rsid="006da212" officeooo:paragraph-rsid="0079ec34" style:font-size-asian="10.5pt" style:font-style-asian="normal" style:font-weight-asian="normal" style:font-size-complex="12pt" style:font-style-complex="normal" style:font-weight-complex="normal"/>
    </style:style>
    <style:style style:name="P52" style:family="paragraph" style:parent-style-name="Standard">
      <style:text-properties style:font-name="Verdana" fo:font-size="12pt" fo:font-style="normal" fo:font-weight="normal" officeooo:rsid="006da212" officeooo:paragraph-rsid="007c2482" style:font-size-asian="10.5pt" style:font-style-asian="normal" style:font-weight-asian="normal" style:font-size-complex="12pt" style:font-style-complex="normal" style:font-weight-complex="normal"/>
    </style:style>
    <style:style style:name="P53" style:family="paragraph" style:parent-style-name="Standard">
      <style:text-properties style:font-name="Verdana" fo:font-size="12pt" fo:font-style="normal" fo:font-weight="normal" officeooo:rsid="006da212" officeooo:paragraph-rsid="007de75c" style:font-size-asian="10.5pt" style:font-style-asian="normal" style:font-weight-asian="normal" style:font-size-complex="12pt" style:font-style-complex="normal" style:font-weight-complex="normal"/>
    </style:style>
    <style:style style:name="P54" style:family="paragraph" style:parent-style-name="Standard">
      <style:text-properties style:font-name="Verdana" fo:font-size="12pt" fo:font-style="normal" fo:font-weight="normal" officeooo:rsid="006eb8a7" officeooo:paragraph-rsid="006eb8a7" style:font-size-asian="10.5pt" style:font-style-asian="normal" style:font-weight-asian="normal" style:font-size-complex="12pt" style:font-style-complex="normal" style:font-weight-complex="normal"/>
    </style:style>
    <style:style style:name="P55" style:family="paragraph" style:parent-style-name="Standard">
      <style:text-properties style:font-name="Verdana" fo:font-size="12pt" fo:font-style="normal" fo:font-weight="normal" officeooo:rsid="006eb8a7" officeooo:paragraph-rsid="00711932" style:font-size-asian="10.5pt" style:font-style-asian="normal" style:font-weight-asian="normal" style:font-size-complex="12pt" style:font-style-complex="normal" style:font-weight-complex="normal"/>
    </style:style>
    <style:style style:name="P56" style:family="paragraph" style:parent-style-name="Standard">
      <style:text-properties style:font-name="Verdana" fo:font-size="12pt" fo:font-style="normal" fo:font-weight="normal" officeooo:rsid="005f8c44" officeooo:paragraph-rsid="005f8c44" style:font-size-asian="10.5pt" style:font-style-asian="normal" style:font-weight-asian="normal" style:font-size-complex="12pt" style:font-style-complex="normal" style:font-weight-complex="normal"/>
    </style:style>
    <style:style style:name="P57" style:family="paragraph" style:parent-style-name="Standard">
      <style:text-properties style:font-name="Verdana" fo:font-size="12pt" fo:font-style="normal" fo:font-weight="normal" officeooo:rsid="006a6ece" officeooo:paragraph-rsid="006a6ece" style:font-size-asian="10.5pt" style:font-style-asian="normal" style:font-weight-asian="normal" style:font-size-complex="12pt" style:font-style-complex="normal" style:font-weight-complex="normal"/>
    </style:style>
    <style:style style:name="P58" style:family="paragraph" style:parent-style-name="Standard">
      <style:text-properties style:font-name="Verdana" fo:font-size="12pt" fo:font-style="normal" fo:font-weight="normal" officeooo:rsid="006c29d3" officeooo:paragraph-rsid="006c29d3" style:font-size-asian="10.5pt" style:font-style-asian="normal" style:font-weight-asian="normal" style:font-size-complex="12pt" style:font-style-complex="normal" style:font-weight-complex="normal"/>
    </style:style>
    <style:style style:name="P59" style:family="paragraph" style:parent-style-name="Standard">
      <style:text-properties style:font-name="Verdana" fo:font-size="12pt" fo:font-style="normal" fo:font-weight="normal" officeooo:rsid="00711932" officeooo:paragraph-rsid="00711932" style:font-size-asian="10.5pt" style:font-style-asian="normal" style:font-weight-asian="normal" style:font-size-complex="12pt" style:font-style-complex="normal" style:font-weight-complex="normal"/>
    </style:style>
    <style:style style:name="P60" style:family="paragraph" style:parent-style-name="Standard">
      <style:text-properties style:font-name="Verdana" fo:font-size="12pt" fo:font-style="normal" fo:font-weight="normal" officeooo:rsid="006b3856" officeooo:paragraph-rsid="006b3856" style:font-size-asian="10.5pt" style:font-style-asian="normal" style:font-weight-asian="normal" style:font-size-complex="12pt" style:font-style-complex="normal" style:font-weight-complex="normal"/>
    </style:style>
    <style:style style:name="P61" style:family="paragraph" style:parent-style-name="Standard">
      <style:text-properties style:font-name="Verdana" fo:font-size="12pt" fo:font-style="normal" fo:font-weight="normal" officeooo:rsid="007c2482" officeooo:paragraph-rsid="007c2482" style:font-size-asian="10.5pt" style:font-style-asian="normal" style:font-weight-asian="normal" style:font-size-complex="12pt" style:font-style-complex="normal" style:font-weight-complex="normal"/>
    </style:style>
    <style:style style:name="P62" style:family="paragraph" style:parent-style-name="Standard">
      <style:text-properties style:font-name="Verdana" fo:font-size="12pt" fo:font-style="normal" fo:font-weight="normal" officeooo:rsid="007de75c" officeooo:paragraph-rsid="007de75c" style:font-size-asian="10.5pt" style:font-style-asian="normal" style:font-weight-asian="normal" style:font-size-complex="12pt" style:font-style-complex="normal" style:font-weight-complex="normal"/>
    </style:style>
    <style:style style:name="P63" style:family="paragraph" style:parent-style-name="Standard">
      <style:text-properties style:font-name="Verdana" fo:font-size="12pt" fo:font-style="normal" fo:font-weight="normal" officeooo:rsid="00837526" officeooo:paragraph-rsid="00837526"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Verdana" fo:font-size="12pt" fo:font-style="normal" fo:font-weight="normal" officeooo:rsid="008ab957" officeooo:paragraph-rsid="008ab957" style:font-size-asian="10.5pt" style:font-style-asian="normal" style:font-weight-asian="normal" style:font-size-complex="12pt" style:font-style-complex="normal" style:font-weight-complex="normal"/>
    </style:style>
    <style:style style:name="P65" style:family="paragraph" style:parent-style-name="Standard">
      <style:text-properties style:font-name="Verdana" fo:font-size="12pt" fo:font-style="normal" fo:font-weight="normal" officeooo:rsid="004b225c" officeooo:paragraph-rsid="004b225c" style:font-size-asian="12pt" style:font-style-asian="normal" style:font-weight-asian="normal" style:font-size-complex="12pt" style:font-style-complex="normal" style:font-weight-complex="normal"/>
    </style:style>
    <style:style style:name="P66" style:family="paragraph" style:parent-style-name="Standard">
      <style:text-properties style:font-name="Verdana" fo:font-size="12pt" fo:font-style="normal" fo:font-weight="bold" officeooo:rsid="0039f9e1" officeooo:paragraph-rsid="004b225c" style:font-size-asian="10.5pt" style:font-style-asian="normal" style:font-weight-asian="bold" style:font-size-complex="12pt" style:font-style-complex="normal" style:font-weight-complex="bold"/>
    </style:style>
    <style:style style:name="P67" style:family="paragraph" style:parent-style-name="Standard">
      <style:text-properties style:font-name="Verdana" fo:font-size="12pt" fo:font-style="normal" fo:font-weight="bold" officeooo:rsid="005091b1" officeooo:paragraph-rsid="005091b1" style:font-size-asian="10.5pt" style:font-style-asian="normal" style:font-weight-asian="bold" style:font-size-complex="12pt" style:font-style-complex="normal" style:font-weight-complex="bold"/>
    </style:style>
    <style:style style:name="P68" style:family="paragraph" style:parent-style-name="Standard">
      <style:text-properties style:font-name="Verdana" fo:font-size="12pt" fo:font-style="normal" fo:font-weight="bold" officeooo:rsid="0057d363" officeooo:paragraph-rsid="0057d363" style:font-size-asian="10.5pt" style:font-style-asian="normal" style:font-weight-asian="bold" style:font-size-complex="12pt" style:font-style-complex="normal" style:font-weight-complex="bold"/>
    </style:style>
    <style:style style:name="P69" style:family="paragraph" style:parent-style-name="Standard">
      <style:text-properties style:font-name="Verdana" fo:font-size="12pt" fo:font-style="normal" fo:font-weight="bold" officeooo:rsid="0057d363" officeooo:paragraph-rsid="006a2605" style:font-size-asian="10.5pt" style:font-style-asian="normal" style:font-weight-asian="bold" style:font-size-complex="12pt" style:font-style-complex="normal" style:font-weight-complex="bold"/>
    </style:style>
    <style:style style:name="P70" style:family="paragraph" style:parent-style-name="Standard">
      <style:text-properties style:font-name="Verdana" fo:font-size="12pt" fo:font-style="normal" fo:font-weight="bold" officeooo:rsid="0057d363" officeooo:paragraph-rsid="006da212" style:font-size-asian="10.5pt" style:font-style-asian="normal" style:font-weight-asian="bold" style:font-size-complex="12pt" style:font-style-complex="normal" style:font-weight-complex="bold"/>
    </style:style>
    <style:style style:name="P71" style:family="paragraph" style:parent-style-name="Standard">
      <style:text-properties style:font-name="Verdana" fo:font-size="12pt" fo:font-style="normal" fo:font-weight="bold" officeooo:rsid="0057d363" officeooo:paragraph-rsid="006eb8a7" style:font-size-asian="10.5pt" style:font-style-asian="normal" style:font-weight-asian="bold" style:font-size-complex="12pt" style:font-style-complex="normal" style:font-weight-complex="bold"/>
    </style:style>
    <style:style style:name="P72" style:family="paragraph" style:parent-style-name="Standard">
      <style:text-properties style:font-name="Verdana" fo:font-size="12pt" fo:font-style="normal" fo:font-weight="bold" officeooo:rsid="0057d363" officeooo:paragraph-rsid="00711932" style:font-size-asian="10.5pt" style:font-style-asian="normal" style:font-weight-asian="bold" style:font-size-complex="12pt" style:font-style-complex="normal" style:font-weight-complex="bold"/>
    </style:style>
    <style:style style:name="P73" style:family="paragraph" style:parent-style-name="Standard">
      <style:text-properties style:font-name="Verdana" fo:font-size="12pt" fo:font-style="normal" fo:font-weight="bold" officeooo:rsid="0057d363" officeooo:paragraph-rsid="007a81aa" style:font-size-asian="10.5pt" style:font-style-asian="normal" style:font-weight-asian="bold" style:font-size-complex="12pt" style:font-style-complex="normal" style:font-weight-complex="bold"/>
    </style:style>
    <style:style style:name="P74" style:family="paragraph" style:parent-style-name="Standard">
      <style:text-properties style:font-name="Verdana" fo:font-size="12pt" fo:font-style="normal" fo:font-weight="bold" officeooo:rsid="0057d363" officeooo:paragraph-rsid="00837526" style:font-size-asian="10.5pt" style:font-style-asian="normal" style:font-weight-asian="bold" style:font-size-complex="12pt" style:font-style-complex="normal" style:font-weight-complex="bold"/>
    </style:style>
    <style:style style:name="P75" style:family="paragraph" style:parent-style-name="Standard">
      <style:text-properties style:font-name="Verdana" fo:font-size="12pt" fo:font-style="normal" fo:font-weight="bold" officeooo:rsid="005f8274" officeooo:paragraph-rsid="005f8274" style:font-size-asian="10.5pt" style:font-style-asian="normal" style:font-weight-asian="bold" style:font-size-complex="12pt" style:font-style-complex="normal" style:font-weight-complex="bold"/>
    </style:style>
    <style:style style:name="P76" style:family="paragraph" style:parent-style-name="Standard">
      <style:text-properties style:font-name="Verdana" fo:font-size="12pt" fo:font-style="normal" fo:font-weight="bold" officeooo:rsid="005f8c44" officeooo:paragraph-rsid="005f8c44" style:font-size-asian="10.5pt" style:font-style-asian="normal" style:font-weight-asian="bold" style:font-size-complex="12pt" style:font-style-complex="normal" style:font-weight-complex="bold"/>
    </style:style>
    <style:style style:name="P77" style:family="paragraph" style:parent-style-name="Standard">
      <style:text-properties style:font-name="Verdana" fo:font-size="12pt" fo:font-style="normal" fo:font-weight="bold" officeooo:rsid="006b3856" officeooo:paragraph-rsid="006b3856" style:font-size-asian="10.5pt" style:font-style-asian="normal" style:font-weight-asian="bold" style:font-size-complex="12pt" style:font-style-complex="normal" style:font-weight-complex="bold"/>
    </style:style>
    <style:style style:name="P78" style:family="paragraph" style:parent-style-name="Standard">
      <style:text-properties style:font-name="Verdana" fo:font-size="12pt" fo:font-style="normal" fo:font-weight="bold" officeooo:rsid="006f11ee" officeooo:paragraph-rsid="006f11ee" style:font-size-asian="10.5pt" style:font-style-asian="normal" style:font-weight-asian="bold" style:font-size-complex="12pt" style:font-style-complex="normal" style:font-weight-complex="bold"/>
    </style:style>
    <style:style style:name="P79" style:family="paragraph" style:parent-style-name="Standard">
      <style:text-properties style:font-name="Verdana" fo:font-size="12pt" fo:font-weight="normal" officeooo:rsid="00964880" officeooo:paragraph-rsid="00964880"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Verdana" fo:font-size="12pt" fo:font-weight="normal" officeooo:rsid="00964880" officeooo:paragraph-rsid="00a4926e" style:font-size-asian="10.5pt" style:font-weight-asian="normal" style:font-size-complex="12pt" style:font-weight-complex="normal"/>
    </style:style>
    <style:style style:name="P81" style:family="paragraph" style:parent-style-name="Standard">
      <style:text-properties style:font-name="Verdana" fo:font-size="12pt" fo:font-weight="normal" officeooo:rsid="00964880" officeooo:paragraph-rsid="00a4926e" style:font-size-asian="10.5pt" style:font-weight-asian="normal" style:font-size-complex="12pt" style:font-weight-complex="normal"/>
    </style:style>
    <style:style style:name="P82" style:family="paragraph" style:parent-style-name="Standard">
      <style:text-properties style:font-name="Verdana" fo:font-size="12pt" fo:font-weight="normal" officeooo:rsid="00aa5e37" officeooo:paragraph-rsid="00aa5e37" style:font-size-asian="10.5pt" style:font-weight-asian="normal" style:font-size-complex="12pt" style:font-weight-complex="normal"/>
    </style:style>
    <style:style style:name="P83" style:family="paragraph" style:parent-style-name="Standard">
      <style:text-properties style:font-name="Verdana" fo:font-size="12pt" fo:font-weight="normal" officeooo:rsid="00aa5e37" officeooo:paragraph-rsid="00d30517" style:font-size-asian="10.5pt" style:font-weight-asian="normal" style:font-size-complex="12pt" style:font-weight-complex="normal"/>
    </style:style>
    <style:style style:name="P84" style:family="paragraph" style:parent-style-name="Standard">
      <style:text-properties style:font-name="Verdana" fo:font-size="12pt" fo:font-weight="normal" officeooo:rsid="00af964b" officeooo:paragraph-rsid="00b07e13" style:font-size-asian="10.5pt" style:font-weight-asian="normal" style:font-size-complex="12pt" style:font-weight-complex="normal"/>
    </style:style>
    <style:style style:name="P85" style:family="paragraph" style:parent-style-name="Standard">
      <style:text-properties style:font-name="Verdana" fo:font-size="12pt" fo:font-weight="normal" officeooo:rsid="00b07e13" officeooo:paragraph-rsid="00b07e13" style:font-size-asian="10.5pt" style:font-weight-asian="normal" style:font-size-complex="12pt" style:font-weight-complex="normal"/>
    </style:style>
    <style:style style:name="P86" style:family="paragraph" style:parent-style-name="Standard">
      <style:text-properties style:font-name="Verdana" fo:font-size="12pt" fo:font-weight="normal" officeooo:rsid="00b19ef9" officeooo:paragraph-rsid="00b19ef9" style:font-size-asian="10.5pt" style:font-weight-asian="normal" style:font-size-complex="12pt" style:font-weight-complex="normal"/>
    </style:style>
    <style:style style:name="P87" style:family="paragraph" style:parent-style-name="Standard">
      <style:text-properties style:font-name="Verdana" fo:font-size="12pt" fo:font-weight="normal" officeooo:rsid="00b3b1b7" officeooo:paragraph-rsid="00b3b1b7" style:font-size-asian="10.5pt" style:font-weight-asian="normal" style:font-size-complex="12pt" style:font-weight-complex="normal"/>
    </style:style>
    <style:style style:name="P88" style:family="paragraph" style:parent-style-name="Standard">
      <style:text-properties style:font-name="Verdana" fo:font-size="12pt" fo:font-weight="normal" officeooo:rsid="00b5a7bf" officeooo:paragraph-rsid="00b5a7bf" style:font-size-asian="10.5pt" style:font-weight-asian="normal" style:font-size-complex="12pt" style:font-weight-complex="normal"/>
    </style:style>
    <style:style style:name="P89" style:family="paragraph" style:parent-style-name="Standard">
      <style:text-properties style:font-name="Verdana" fo:font-size="12pt" fo:font-weight="normal" officeooo:rsid="00b61344" officeooo:paragraph-rsid="00b61344" style:font-size-asian="10.5pt" style:font-weight-asian="normal" style:font-size-complex="12pt" style:font-weight-complex="normal"/>
    </style:style>
    <style:style style:name="P90" style:family="paragraph" style:parent-style-name="Standard">
      <style:text-properties style:font-name="Verdana" fo:font-size="12pt" fo:font-weight="normal" officeooo:rsid="00b61344" officeooo:paragraph-rsid="00d24c72" style:font-size-asian="10.5pt" style:font-weight-asian="normal" style:font-size-complex="12pt" style:font-weight-complex="normal"/>
    </style:style>
    <style:style style:name="P91" style:family="paragraph" style:parent-style-name="Standard">
      <style:text-properties style:font-name="Verdana" fo:font-size="12pt" fo:font-weight="normal" officeooo:rsid="00b8e477" officeooo:paragraph-rsid="00b8e477" style:font-size-asian="10.5pt" style:font-weight-asian="normal" style:font-size-complex="12pt" style:font-weight-complex="normal"/>
    </style:style>
    <style:style style:name="P92" style:family="paragraph" style:parent-style-name="Standard">
      <style:text-properties style:font-name="Verdana" fo:font-size="12pt" fo:font-weight="normal" officeooo:rsid="00bba930" officeooo:paragraph-rsid="00bba930" style:font-size-asian="10.5pt" style:font-weight-asian="normal" style:font-size-complex="12pt" style:font-weight-complex="normal"/>
    </style:style>
    <style:style style:name="P93" style:family="paragraph" style:parent-style-name="Standard">
      <style:text-properties style:font-name="Verdana" fo:font-size="12pt" fo:font-weight="normal" officeooo:rsid="00bba930" officeooo:paragraph-rsid="00d1326d" style:font-size-asian="10.5pt" style:font-weight-asian="normal" style:font-size-complex="12pt" style:font-weight-complex="normal"/>
    </style:style>
    <style:style style:name="P94" style:family="paragraph" style:parent-style-name="Standard">
      <style:text-properties style:font-name="Verdana" fo:font-size="12pt" fo:font-weight="normal" officeooo:rsid="00be07d3" officeooo:paragraph-rsid="00be07d3" style:font-size-asian="10.5pt" style:font-weight-asian="normal" style:font-size-complex="12pt" style:font-weight-complex="normal"/>
    </style:style>
    <style:style style:name="P95" style:family="paragraph" style:parent-style-name="Standard">
      <style:text-properties style:font-name="Verdana" fo:font-size="12pt" fo:font-weight="normal" officeooo:rsid="00bf2320" officeooo:paragraph-rsid="00bf2320" style:font-size-asian="10.5pt" style:font-weight-asian="normal" style:font-size-complex="12pt" style:font-weight-complex="normal"/>
    </style:style>
    <style:style style:name="P96" style:family="paragraph" style:parent-style-name="Standard">
      <style:text-properties style:font-name="Verdana" fo:font-size="12pt" fo:font-weight="normal" officeooo:rsid="00bfbcb9" officeooo:paragraph-rsid="00bfbcb9" style:font-size-asian="10.5pt" style:font-weight-asian="normal" style:font-size-complex="12pt" style:font-weight-complex="normal"/>
    </style:style>
    <style:style style:name="P97" style:family="paragraph" style:parent-style-name="Standard">
      <style:text-properties style:font-name="Verdana" fo:font-size="12pt" fo:font-weight="normal" officeooo:rsid="00c3b787" officeooo:paragraph-rsid="00c3b787" style:font-size-asian="10.5pt" style:font-weight-asian="normal" style:font-size-complex="12pt" style:font-weight-complex="normal"/>
    </style:style>
    <style:style style:name="P98" style:family="paragraph" style:parent-style-name="Standard">
      <style:text-properties style:font-name="Verdana" fo:font-size="12pt" fo:font-weight="normal" officeooo:rsid="00c61c5e" officeooo:paragraph-rsid="00c61c5e" style:font-size-asian="10.5pt" style:font-weight-asian="normal" style:font-size-complex="12pt" style:font-weight-complex="normal"/>
    </style:style>
    <style:style style:name="P99" style:family="paragraph" style:parent-style-name="Standard">
      <style:text-properties style:font-name="Verdana" fo:font-size="12pt" fo:font-weight="normal" officeooo:rsid="00caee3d" officeooo:paragraph-rsid="00caee3d" style:font-size-asian="10.5pt" style:font-weight-asian="normal" style:font-size-complex="12pt" style:font-weight-complex="normal"/>
    </style:style>
    <style:style style:name="P100" style:family="paragraph" style:parent-style-name="Standard">
      <style:text-properties style:font-name="Verdana" fo:font-size="12pt" fo:font-weight="normal" officeooo:rsid="00cd91c3" officeooo:paragraph-rsid="00cd91c3" style:font-size-asian="10.5pt" style:font-weight-asian="normal" style:font-size-complex="12pt" style:font-weight-complex="normal"/>
    </style:style>
    <style:style style:name="P101" style:family="paragraph" style:parent-style-name="Standard">
      <style:text-properties style:font-name="Verdana" fo:font-size="12pt" fo:font-weight="normal" officeooo:rsid="00d5cf00" officeooo:paragraph-rsid="00d5cf00" style:font-size-asian="10.5pt" style:font-weight-asian="normal" style:font-size-complex="12pt" style:font-weight-complex="normal"/>
    </style:style>
    <style:style style:name="P102" style:family="paragraph" style:parent-style-name="Standard">
      <style:paragraph-properties fo:text-align="justify" style:justify-single-word="false"/>
      <style:text-properties style:font-name="Verdana" officeooo:rsid="001feccb" officeooo:paragraph-rsid="001feccb"/>
    </style:style>
    <style:style style:name="P103" style:family="paragraph" style:parent-style-name="Standard">
      <style:paragraph-properties fo:text-align="justify" style:justify-single-word="false"/>
      <style:text-properties style:font-name="Verdana" officeooo:rsid="0026267b" officeooo:paragraph-rsid="0028247d"/>
    </style:style>
    <style:style style:name="P104" style:family="paragraph" style:parent-style-name="Standard">
      <style:paragraph-properties fo:text-align="justify" style:justify-single-word="false"/>
      <style:text-properties style:font-name="Verdana" officeooo:rsid="0026267b" officeooo:paragraph-rsid="00280449"/>
    </style:style>
    <style:style style:name="P105" style:family="paragraph" style:parent-style-name="Standard">
      <style:paragraph-properties fo:text-align="justify" style:justify-single-word="false"/>
      <style:text-properties style:font-name="Verdana" fo:font-weight="normal" officeooo:rsid="0024c321" officeooo:paragraph-rsid="0024c321" style:font-weight-asian="normal" style:font-weight-complex="normal"/>
    </style:style>
    <style:style style:name="P106" style:family="paragraph" style:parent-style-name="Standard">
      <style:paragraph-properties fo:text-align="justify" style:justify-single-word="false"/>
      <style:text-properties style:font-name="Verdana" fo:font-weight="normal" officeooo:rsid="0024c321" officeooo:paragraph-rsid="0022cfe5" style:font-weight-asian="normal" style:font-weight-complex="normal"/>
    </style:style>
    <style:style style:name="P107" style:family="paragraph" style:parent-style-name="Standard">
      <style:paragraph-properties fo:text-align="justify" style:justify-single-word="false"/>
      <style:text-properties style:font-name="Verdana" fo:font-weight="normal" officeooo:rsid="00280449" officeooo:paragraph-rsid="00280449" style:font-weight-asian="normal" style:font-weight-complex="normal"/>
    </style:style>
    <style:style style:name="P108" style:family="paragraph" style:parent-style-name="Standard">
      <style:paragraph-properties fo:text-align="justify" style:justify-single-word="false"/>
      <style:text-properties style:font-name="Verdana" fo:font-weight="normal" officeooo:rsid="0028247d" officeooo:paragraph-rsid="00280449" style:font-weight-asian="normal" style:font-weight-complex="normal"/>
    </style:style>
    <style:style style:name="P109" style:family="paragraph" style:parent-style-name="Standard">
      <style:text-properties style:font-name="Verdana" fo:font-weight="normal" officeooo:rsid="0026cd97" officeooo:paragraph-rsid="0026cd97" style:font-weight-asian="normal" style:font-weight-complex="normal"/>
    </style:style>
    <style:style style:name="P110" style:family="paragraph" style:parent-style-name="Standard">
      <style:text-properties style:font-name="Verdana" fo:font-weight="normal" officeooo:rsid="0026cd97" officeooo:paragraph-rsid="00d87cc9" style:font-weight-asian="normal" style:font-weight-complex="normal"/>
    </style:style>
    <style:style style:name="P111" style:family="paragraph" style:parent-style-name="Standard">
      <style:paragraph-properties fo:text-align="justify" style:justify-single-word="false"/>
      <style:text-properties style:font-name="Verdana" fo:font-weight="normal" officeooo:rsid="002a5430" officeooo:paragraph-rsid="002a5430" style:font-weight-asian="normal" style:font-weight-complex="normal"/>
    </style:style>
    <style:style style:name="P112" style:family="paragraph" style:parent-style-name="Standard">
      <style:text-properties style:font-name="Verdana" fo:font-weight="normal" officeooo:rsid="00320b7f" officeooo:paragraph-rsid="00320b7f" style:font-weight-asian="normal" style:font-weight-complex="normal"/>
    </style:style>
    <style:style style:name="P113" style:family="paragraph" style:parent-style-name="Standard">
      <style:text-properties style:font-name="Verdana" fo:font-weight="normal" officeooo:rsid="0032410b" officeooo:paragraph-rsid="0032410b" style:font-weight-asian="normal" style:font-weight-complex="normal"/>
    </style:style>
    <style:style style:name="P114" style:family="paragraph" style:parent-style-name="Standard">
      <style:text-properties style:font-name="Verdana" fo:font-weight="normal" officeooo:rsid="0033a32d" officeooo:paragraph-rsid="0033a32d" style:font-weight-asian="normal" style:font-weight-complex="normal"/>
    </style:style>
    <style:style style:name="P115" style:family="paragraph" style:parent-style-name="Standard">
      <style:text-properties style:font-name="Verdana" fo:font-weight="normal" officeooo:rsid="0032fb9e" officeooo:paragraph-rsid="0032fb9e" style:font-weight-asian="normal" style:font-weight-complex="normal"/>
    </style:style>
    <style:style style:name="P116" style:family="paragraph" style:parent-style-name="Standard">
      <style:text-properties style:font-name="Verdana" fo:font-weight="normal" officeooo:rsid="003713a1" officeooo:paragraph-rsid="003713a1" style:font-weight-asian="normal" style:font-weight-complex="normal"/>
    </style:style>
    <style:style style:name="P117" style:family="paragraph" style:parent-style-name="Standard">
      <style:text-properties style:font-name="Verdana" fo:font-weight="normal" officeooo:rsid="003819a2" officeooo:paragraph-rsid="003819a2" style:font-weight-asian="normal" style:font-weight-complex="normal"/>
    </style:style>
    <style:style style:name="P118" style:family="paragraph" style:parent-style-name="Standard">
      <style:text-properties style:font-name="Verdana" fo:font-weight="normal" officeooo:rsid="0039f9e1" officeooo:paragraph-rsid="0039f9e1" style:font-weight-asian="normal" style:font-weight-complex="normal"/>
    </style:style>
    <style:style style:name="P119" style:family="paragraph" style:parent-style-name="Standard">
      <style:paragraph-properties fo:text-align="start" style:justify-single-word="false"/>
      <style:text-properties style:font-name="Verdana" fo:font-weight="normal" officeooo:rsid="006216b7" officeooo:paragraph-rsid="00657e7b" style:font-weight-asian="normal" style:font-weight-complex="normal"/>
    </style:style>
    <style:style style:name="P120" style:family="paragraph" style:parent-style-name="Standard">
      <style:text-properties style:font-name="Verdana" fo:font-weight="normal" officeooo:rsid="0068f39c" officeooo:paragraph-rsid="0068f39c" style:font-weight-asian="normal" style:font-weight-complex="normal"/>
    </style:style>
    <style:style style:name="P121" style:family="paragraph" style:parent-style-name="Standard">
      <style:text-properties style:font-name="Verdana" fo:font-weight="normal" officeooo:rsid="00732377" officeooo:paragraph-rsid="00732377" style:font-weight-asian="normal" style:font-weight-complex="normal"/>
    </style:style>
    <style:style style:name="P122" style:family="paragraph" style:parent-style-name="Standard">
      <style:text-properties style:font-name="Verdana" fo:font-weight="normal" officeooo:rsid="008832c3" officeooo:paragraph-rsid="008832c3" style:font-weight-asian="normal" style:font-weight-complex="normal"/>
    </style:style>
    <style:style style:name="P123" style:family="paragraph" style:parent-style-name="Standard">
      <style:paragraph-properties fo:text-align="justify" style:justify-single-word="false"/>
      <style:text-properties style:font-name="Verdana" fo:font-weight="normal" officeooo:rsid="0043cd83" officeooo:paragraph-rsid="001feccb" style:font-weight-asian="normal" style:font-weight-complex="normal"/>
    </style:style>
    <style:style style:name="P124" style:family="paragraph" style:parent-style-name="Standard">
      <style:text-properties style:font-name="Verdana" fo:font-weight="normal" officeooo:rsid="0091cda0" officeooo:paragraph-rsid="0091cda0" style:font-weight-asian="normal" style:font-weight-complex="normal"/>
    </style:style>
    <style:style style:name="P125" style:family="paragraph" style:parent-style-name="Standard">
      <style:paragraph-properties fo:text-align="justify" style:justify-single-word="false"/>
      <style:text-properties style:font-name="Verdana" fo:font-weight="normal" officeooo:rsid="00235cd1" officeooo:paragraph-rsid="00aa5e37" style:font-weight-asian="normal" style:font-weight-complex="normal"/>
    </style:style>
    <style:style style:name="P126" style:family="paragraph" style:parent-style-name="Standard">
      <style:paragraph-properties fo:text-align="justify" style:justify-single-word="false"/>
      <style:text-properties style:font-name="Verdana" fo:font-weight="normal" officeooo:rsid="00808902" officeooo:paragraph-rsid="0028247d" style:font-weight-asian="normal" style:font-weight-complex="normal"/>
    </style:style>
    <style:style style:name="P127" style:family="paragraph" style:parent-style-name="Standard">
      <style:text-properties style:font-name="Verdana" fo:font-weight="normal" officeooo:rsid="00d68789" officeooo:paragraph-rsid="00d68789" style:font-weight-asian="normal" style:font-weight-complex="normal"/>
    </style:style>
    <style:style style:name="P128" style:family="paragraph" style:parent-style-name="Standard">
      <style:paragraph-properties fo:text-align="justify" style:justify-single-word="false"/>
      <style:text-properties style:font-name="Verdana" officeooo:rsid="002a5430" officeooo:paragraph-rsid="002a5430"/>
    </style:style>
    <style:style style:name="P129" style:family="paragraph" style:parent-style-name="Standard">
      <style:paragraph-properties fo:text-align="justify" style:justify-single-word="false"/>
      <style:text-properties style:font-name="Verdana" officeooo:rsid="0022cfe5" officeooo:paragraph-rsid="0022cfe5"/>
    </style:style>
    <style:style style:name="P130" style:family="paragraph" style:parent-style-name="Standard">
      <style:paragraph-properties fo:text-align="justify" style:justify-single-word="false"/>
      <style:text-properties style:font-name="Verdana" officeooo:rsid="001ed5d8" officeooo:paragraph-rsid="001ed5d8"/>
    </style:style>
    <style:style style:name="P131" style:family="paragraph" style:parent-style-name="Standard">
      <style:paragraph-properties fo:text-align="justify" style:justify-single-word="false"/>
      <style:text-properties style:font-name="Verdana" officeooo:rsid="001f1854" officeooo:paragraph-rsid="001f1854"/>
    </style:style>
    <style:style style:name="P132" style:family="paragraph" style:parent-style-name="Standard">
      <style:text-properties style:font-name="Verdana" fo:font-size="11pt" fo:font-weight="bold" officeooo:rsid="0035d1aa" officeooo:paragraph-rsid="0035d1aa" style:font-size-asian="11pt" style:font-weight-asian="bold" style:font-size-complex="11pt" style:font-weight-complex="bold"/>
    </style:style>
    <style:style style:name="P133" style:family="paragraph" style:parent-style-name="Standard">
      <style:text-properties style:font-name="Verdana" fo:font-size="11pt" fo:font-weight="bold" officeooo:rsid="003c37d1" officeooo:paragraph-rsid="003c37d1" style:font-size-asian="11pt" style:font-weight-asian="bold" style:font-size-complex="11pt" style:font-weight-complex="bold"/>
    </style:style>
    <style:style style:name="P134" style:family="paragraph" style:parent-style-name="Standard">
      <style:text-properties style:font-name="Verdana" fo:font-size="11pt" fo:font-style="normal" fo:font-weight="normal" officeooo:rsid="003c37d1" officeooo:paragraph-rsid="003c37d1" style:font-size-asian="11pt" style:font-style-asian="normal" style:font-weight-asian="normal" style:font-size-complex="11pt" style:font-style-complex="normal" style:font-weight-complex="normal"/>
    </style:style>
    <style:style style:name="P135" style:family="paragraph" style:parent-style-name="Standard">
      <style:text-properties style:font-name="Verdana" fo:font-size="11pt" fo:font-style="normal" fo:font-weight="normal" officeooo:rsid="0068f39c" officeooo:paragraph-rsid="0068f39c" style:font-size-asian="11pt" style:font-style-asian="normal" style:font-weight-asian="normal" style:font-size-complex="11pt" style:font-style-complex="normal" style:font-weight-complex="normal"/>
    </style:style>
    <style:style style:name="P136" style:family="paragraph" style:parent-style-name="Standard">
      <style:text-properties style:font-name="Verdana" fo:font-size="11pt" fo:font-style="normal" fo:font-weight="bold" officeooo:rsid="003c37d1" officeooo:paragraph-rsid="004b225c" style:font-size-asian="11pt" style:font-style-asian="normal" style:font-weight-asian="bold" style:font-size-complex="11pt" style:font-style-complex="normal" style:font-weight-complex="bold"/>
    </style:style>
    <style:style style:name="P137" style:family="paragraph" style:parent-style-name="Standard">
      <style:text-properties style:font-name="Verdana" fo:font-size="11pt" fo:font-style="normal" fo:font-weight="bold" officeooo:rsid="003c37d1" officeooo:paragraph-rsid="004d9fc5" style:font-size-asian="11pt" style:font-style-asian="normal" style:font-weight-asian="bold" style:font-size-complex="11pt" style:font-style-complex="normal" style:font-weight-complex="bold"/>
    </style:style>
    <style:style style:name="P138" style:family="paragraph" style:parent-style-name="Standard">
      <style:text-properties style:font-name="Verdana" fo:font-size="11pt" fo:font-style="normal" fo:font-weight="bold" officeooo:rsid="003c37d1" officeooo:paragraph-rsid="004e13d9" style:font-size-asian="11pt" style:font-style-asian="normal" style:font-weight-asian="bold" style:font-size-complex="11pt" style:font-style-complex="normal" style:font-weight-complex="bold"/>
    </style:style>
    <style:style style:name="P139" style:family="paragraph" style:parent-style-name="Standard">
      <style:paragraph-properties fo:text-align="justify" style:justify-single-word="false"/>
      <style:text-properties style:font-name="Verdana" officeooo:rsid="0039f9e1" officeooo:paragraph-rsid="0039f9e1"/>
    </style:style>
    <style:style style:name="P140" style:family="paragraph" style:parent-style-name="Standard">
      <style:paragraph-properties fo:text-align="justify" style:justify-single-word="false"/>
      <style:text-properties style:font-name="Verdana" officeooo:rsid="0079ec34" officeooo:paragraph-rsid="0079ec34"/>
    </style:style>
    <style:style style:name="P141" style:family="paragraph" style:parent-style-name="Standard">
      <style:paragraph-properties fo:text-align="justify" style:justify-single-word="false"/>
      <style:text-properties style:font-name="Verdana" officeooo:rsid="008832c3" officeooo:paragraph-rsid="008832c3"/>
    </style:style>
    <style:style style:name="P142" style:family="paragraph" style:parent-style-name="Standard">
      <style:paragraph-properties fo:text-align="justify" style:justify-single-word="false"/>
      <style:text-properties style:font-name="Verdana" officeooo:rsid="00aa53a9" officeooo:paragraph-rsid="00aa53a9"/>
    </style:style>
    <style:style style:name="P143" style:family="paragraph" style:parent-style-name="Standard">
      <style:paragraph-properties fo:text-align="center" style:justify-single-word="false"/>
      <style:text-properties style:font-name="Verdana" fo:font-size="15pt" style:text-underline-style="solid" style:text-underline-width="auto" style:text-underline-color="font-color" fo:font-weight="bold" officeooo:rsid="00964880" officeooo:paragraph-rsid="00a4926e" style:font-size-asian="13.1000003814697pt" style:font-weight-asian="bold" style:font-size-complex="15pt" style:font-weight-complex="bold"/>
    </style:style>
    <style:style style:name="P144" style:family="paragraph" style:parent-style-name="Standard">
      <style:paragraph-properties fo:text-align="center" style:justify-single-word="false"/>
      <style:text-properties style:font-name="Verdana" fo:font-size="15pt" style:text-underline-style="solid" style:text-underline-width="auto" style:text-underline-color="font-color" fo:font-weight="bold" officeooo:rsid="00d68789" officeooo:paragraph-rsid="00d68789" style:font-size-asian="15pt" style:font-weight-asian="bold" style:font-size-complex="15pt" style:font-weight-complex="bold"/>
    </style:style>
    <style:style style:name="P145" style:family="paragraph" style:parent-style-name="Standard">
      <style:paragraph-properties fo:text-align="center" style:justify-single-word="false"/>
      <style:text-properties style:font-name="Verdana" fo:font-size="15pt" style:text-underline-style="solid" style:text-underline-width="auto" style:text-underline-color="font-color" fo:font-weight="bold" officeooo:rsid="0030cdcb" officeooo:paragraph-rsid="0030cdcb" style:font-size-asian="15pt" style:font-weight-asian="bold" style:font-size-complex="15pt" style:font-weight-complex="bold"/>
    </style:style>
    <style:style style:name="P146" style:family="paragraph" style:parent-style-name="Standard">
      <style:paragraph-properties fo:text-align="justify" style:justify-single-word="false"/>
      <style:text-properties style:font-name="Verdana" officeooo:rsid="00235cd1" officeooo:paragraph-rsid="009c2dce"/>
    </style:style>
    <style:style style:name="P147" style:family="paragraph" style:parent-style-name="Standard">
      <style:paragraph-properties fo:text-align="justify" style:justify-single-word="false"/>
      <style:text-properties style:font-name="Verdana" officeooo:rsid="002abd79" officeooo:paragraph-rsid="002abd79"/>
    </style:style>
    <style:style style:name="P148" style:family="paragraph" style:parent-style-name="Standard">
      <style:paragraph-properties fo:text-align="justify" style:justify-single-word="false"/>
      <style:text-properties style:font-name="Verdana" officeooo:rsid="00cc2090" officeooo:paragraph-rsid="00cc2090"/>
    </style:style>
    <style:style style:name="P149" style:family="paragraph" style:parent-style-name="Standard">
      <style:paragraph-properties fo:text-align="justify" style:justify-single-word="false"/>
      <style:text-properties style:font-name="Verdana" officeooo:rsid="00a4926e" officeooo:paragraph-rsid="00d4caa8"/>
    </style:style>
    <style:style style:name="P150" style:family="paragraph" style:parent-style-name="Standard">
      <style:text-properties style:font-name="Verdana" officeooo:rsid="004f054d" officeooo:paragraph-rsid="004f054d"/>
    </style:style>
    <style:style style:name="P151" style:family="paragraph" style:parent-style-name="Standard">
      <style:text-properties style:font-name="Verdana" officeooo:rsid="002edc81" officeooo:paragraph-rsid="001f7249"/>
    </style:style>
    <style:style style:name="P152" style:family="paragraph" style:parent-style-name="Standard">
      <style:text-properties fo:color="#ce181e" style:font-name="Verdana" fo:font-weight="bold" officeooo:rsid="0055de17" officeooo:paragraph-rsid="0055de17" style:font-weight-asian="bold" style:font-weight-complex="bold"/>
    </style:style>
    <style:style style:name="P153" style:family="paragraph" style:parent-style-name="Standard">
      <style:paragraph-properties fo:text-align="justify" style:justify-single-word="false"/>
      <style:text-properties officeooo:paragraph-rsid="00aa5e37"/>
    </style:style>
    <style:style style:name="P154" style:family="paragraph" style:parent-style-name="Standard">
      <style:text-properties fo:font-size="14pt" officeooo:rsid="00d68789" officeooo:paragraph-rsid="00d68789" style:font-size-asian="14pt" style:font-size-complex="14pt"/>
    </style:style>
    <style:style style:name="P155" style:family="paragraph" style:parent-style-name="Standard">
      <style:text-properties fo:color="#ba131a" style:font-name="Verdana" fo:font-weight="bold" officeooo:rsid="007e8f8b" officeooo:paragraph-rsid="001feccb" style:font-weight-asian="bold" style:font-weight-complex="bold"/>
    </style:style>
    <style:style style:name="P156" style:family="paragraph" style:parent-style-name="Standard">
      <style:paragraph-properties fo:break-before="page"/>
      <style:text-properties style:font-name="Verdana" fo:font-size="14pt" fo:font-weight="bold" officeooo:rsid="001dcd03" officeooo:paragraph-rsid="001dcd03" style:font-size-asian="14pt" style:font-weight-asian="bold" style:font-size-complex="14pt" style:font-weight-complex="bold"/>
    </style:style>
    <style:style style:name="P157" style:family="paragraph" style:parent-style-name="Standard" style:list-style-name="L1"/>
    <style:style style:name="P158" style:family="paragraph" style:parent-style-name="Standard" style:list-style-name="L2"/>
    <style:style style:name="P159" style:family="paragraph" style:parent-style-name="Standard" style:list-style-name="L2">
      <style:text-properties style:font-name="Verdana" fo:font-weight="bold" officeooo:rsid="001feccb" officeooo:paragraph-rsid="00d68789" style:font-weight-asian="bold" style:font-weight-complex="bold"/>
    </style:style>
    <style:style style:name="P160" style:family="paragraph" style:parent-style-name="Standard" style:list-style-name="L2">
      <style:text-properties style:font-name="Verdana" fo:font-weight="bold" officeooo:rsid="00d68789" officeooo:paragraph-rsid="00d68789" style:font-weight-asian="bold" style:font-weight-complex="bold"/>
    </style:style>
    <style:style style:name="P161" style:family="paragraph" style:parent-style-name="Standard">
      <style:text-properties style:font-name="Verdana" fo:font-weight="bold" officeooo:rsid="01150aed" officeooo:paragraph-rsid="01150aed" style:font-weight-asian="bold" style:font-weight-complex="bold"/>
    </style:style>
    <style:style style:name="P162" style:family="paragraph" style:parent-style-name="Standard">
      <style:text-properties style:font-name="Verdana" fo:font-weight="bold" officeooo:rsid="01164f7a" officeooo:paragraph-rsid="01164f7a" style:font-weight-asian="bold" style:font-weight-complex="bold"/>
    </style:style>
    <style:style style:name="P163" style:family="paragraph" style:parent-style-name="Standard">
      <style:text-properties style:font-name="Verdana" fo:font-weight="bold" officeooo:rsid="01170649" officeooo:paragraph-rsid="01170649" style:font-weight-asian="bold" style:font-weight-complex="bold"/>
    </style:style>
    <style:style style:name="P164" style:family="paragraph" style:parent-style-name="Standard">
      <style:text-properties style:font-name="Verdana" fo:font-weight="bold" officeooo:rsid="011810d2" officeooo:paragraph-rsid="011810d2" style:font-weight-asian="bold" style:font-weight-complex="bold"/>
    </style:style>
    <style:style style:name="P165" style:family="paragraph" style:parent-style-name="Standard">
      <style:text-properties style:font-name="Verdana" fo:font-weight="bold" officeooo:rsid="0119545a" officeooo:paragraph-rsid="0119545a" style:font-weight-asian="bold" style:font-weight-complex="bold"/>
    </style:style>
    <style:style style:name="P166" style:family="paragraph" style:parent-style-name="Standard" style:list-style-name="L2">
      <style:text-properties style:font-name="Verdana" officeooo:rsid="00d68789" officeooo:paragraph-rsid="00d68789"/>
    </style:style>
    <style:style style:name="P167" style:family="paragraph" style:parent-style-name="Standard" style:list-style-name="L2">
      <style:text-properties style:font-name="Verdana" fo:font-weight="normal" officeooo:rsid="0026cd97" officeooo:paragraph-rsid="00d87cc9" style:font-weight-asian="normal" style:font-weight-complex="normal"/>
    </style:style>
    <style:style style:name="P168" style:family="paragraph" style:parent-style-name="Standard">
      <style:text-properties style:font-name="Verdana" fo:font-weight="normal" officeooo:rsid="0026cd97" officeooo:paragraph-rsid="0026cd97" style:font-weight-asian="normal" style:font-weight-complex="normal"/>
    </style:style>
    <style:style style:name="P169" style:family="paragraph" style:parent-style-name="Standard" style:list-style-name="L4">
      <style:text-properties style:font-name="Verdana" fo:font-weight="normal" officeooo:rsid="00d68789" officeooo:paragraph-rsid="00d68789" style:font-weight-asian="normal" style:font-weight-complex="normal"/>
    </style:style>
    <style:style style:name="P170" style:family="paragraph" style:parent-style-name="Standard" style:list-style-name="L4">
      <style:text-properties style:font-name="Verdana" fo:font-weight="normal" officeooo:rsid="00d68789" officeooo:paragraph-rsid="00ede11a" style:font-weight-asian="normal" style:font-weight-complex="normal"/>
    </style:style>
    <style:style style:name="P171" style:family="paragraph" style:parent-style-name="Standard" style:list-style-name="L4">
      <style:text-properties style:font-name="Verdana" fo:font-weight="normal" officeooo:rsid="00d68789" officeooo:paragraph-rsid="00efc391" style:font-weight-asian="normal" style:font-weight-complex="normal"/>
    </style:style>
    <style:style style:name="P172" style:family="paragraph" style:parent-style-name="Standard">
      <style:text-properties style:font-name="Verdana" fo:font-weight="normal" officeooo:rsid="0033a32d" officeooo:paragraph-rsid="0033a32d" style:font-weight-asian="normal" style:font-weight-complex="normal"/>
    </style:style>
    <style:style style:name="P173" style:family="paragraph" style:parent-style-name="Standard">
      <style:text-properties style:font-name="Verdana" fo:font-weight="normal" officeooo:rsid="0101ff8c" officeooo:paragraph-rsid="0101ff8c" style:font-weight-asian="normal" style:font-weight-complex="normal"/>
    </style:style>
    <style:style style:name="P174" style:family="paragraph" style:parent-style-name="Standard">
      <style:text-properties style:font-name="Verdana" fo:font-weight="normal" officeooo:rsid="011475a8" officeooo:paragraph-rsid="011475a8" style:font-weight-asian="normal" style:font-weight-complex="normal"/>
    </style:style>
    <style:style style:name="P175" style:family="paragraph" style:parent-style-name="Standard">
      <style:text-properties style:font-name="Verdana" fo:font-weight="normal" officeooo:rsid="0114f630" officeooo:paragraph-rsid="0114f630" style:font-weight-asian="normal" style:font-weight-complex="normal"/>
    </style:style>
    <style:style style:name="P176" style:family="paragraph" style:parent-style-name="Standard">
      <style:text-properties style:font-name="Verdana" fo:font-weight="normal" officeooo:rsid="01150aed" officeooo:paragraph-rsid="01150aed" style:font-weight-asian="normal" style:font-weight-complex="normal"/>
    </style:style>
    <style:style style:name="P177" style:family="paragraph" style:parent-style-name="Standard" style:list-style-name="L5">
      <style:text-properties style:font-name="Verdana" fo:font-weight="normal" officeooo:rsid="01150aed" officeooo:paragraph-rsid="01150aed" style:font-weight-asian="normal" style:font-weight-complex="normal"/>
    </style:style>
    <style:style style:name="P178" style:family="paragraph" style:parent-style-name="Standard" style:list-style-name="L3">
      <style:text-properties style:font-name="Verdana" officeooo:rsid="001feccb" officeooo:paragraph-rsid="007e8f8b"/>
    </style:style>
    <style:style style:name="P179" style:family="paragraph" style:parent-style-name="Standard" style:list-style-name="L3">
      <style:text-properties style:font-name="Verdana" officeooo:rsid="001feccb" officeooo:paragraph-rsid="00e6470d"/>
    </style:style>
    <style:style style:name="P180" style:family="paragraph" style:parent-style-name="Standard" style:list-style-name="L3">
      <style:text-properties style:font-name="Verdana" officeooo:rsid="004515eb" officeooo:paragraph-rsid="007e8f8b"/>
    </style:style>
    <style:style style:name="P181" style:family="paragraph" style:parent-style-name="Standard" style:list-style-name="L3">
      <style:text-properties style:font-name="Verdana" officeooo:rsid="004f054d" officeooo:paragraph-rsid="004f054d"/>
    </style:style>
    <style:style style:name="P182" style:family="paragraph" style:parent-style-name="Standard" style:list-style-name="L3">
      <style:text-properties style:font-name="Verdana" fo:font-size="10.5pt" fo:font-style="italic" style:font-size-asian="10.5pt" style:font-style-asian="italic" style:font-size-complex="10.5pt" style:font-style-complex="italic"/>
    </style:style>
    <style:style style:name="P183" style:family="paragraph" style:parent-style-name="Standard" style:list-style-name="L3">
      <style:text-properties style:font-name="Verdana" fo:font-size="10.5pt" fo:font-style="italic" officeooo:paragraph-rsid="00d9af39" style:font-size-asian="10.5pt" style:font-style-asian="italic" style:font-size-complex="10.5pt" style:font-style-complex="italic"/>
    </style:style>
    <style:style style:name="P184" style:family="paragraph" style:parent-style-name="Standard" style:list-style-name="L3">
      <style:text-properties style:font-name="Verdana" fo:font-size="12pt" fo:font-style="normal" officeooo:rsid="00d8dfb9" officeooo:paragraph-rsid="00d8dfb9" style:font-size-asian="12pt" style:font-style-asian="normal" style:font-size-complex="12pt" style:font-style-complex="normal"/>
    </style:style>
    <style:style style:name="P185" style:family="paragraph" style:parent-style-name="Standard">
      <style:text-properties style:font-name="Verdana" fo:font-size="12pt" fo:font-style="normal" fo:font-weight="normal" officeooo:rsid="00fa3f00" officeooo:paragraph-rsid="00fa3f00" style:font-size-asian="10.5pt" style:font-style-asian="normal" style:font-weight-asian="normal" style:font-size-complex="12pt" style:font-style-complex="normal" style:font-weight-complex="normal"/>
    </style:style>
    <style:style style:name="P186" style:family="paragraph" style:parent-style-name="Standard">
      <style:text-properties style:font-name="Verdana" fo:font-size="12pt" fo:font-style="normal" fo:font-weight="normal" officeooo:rsid="00fa3f00" officeooo:paragraph-rsid="00fa8c37" style:font-size-asian="10.5pt" style:font-style-asian="normal" style:font-weight-asian="normal" style:font-size-complex="12pt" style:font-style-complex="normal" style:font-weight-complex="normal"/>
    </style:style>
    <style:style style:name="P187" style:family="paragraph" style:parent-style-name="Standard">
      <style:text-properties style:font-name="Verdana" fo:font-size="12pt" fo:font-style="normal" fo:font-weight="normal" officeooo:rsid="00fa3f00" officeooo:paragraph-rsid="00fe7266" style:font-size-asian="10.5pt" style:font-style-asian="normal" style:font-weight-asian="normal" style:font-size-complex="12pt" style:font-style-complex="normal" style:font-weight-complex="normal"/>
    </style:style>
    <style:style style:name="P188" style:family="paragraph" style:parent-style-name="Standard">
      <style:text-properties style:font-name="Verdana" fo:font-size="12pt" fo:font-style="normal" fo:font-weight="normal" officeooo:rsid="006a2605" officeooo:paragraph-rsid="00fa8c37" style:font-size-asian="10.5pt" style:font-style-asian="normal" style:font-weight-asian="normal" style:font-size-complex="12pt" style:font-style-complex="normal" style:font-weight-complex="normal"/>
    </style:style>
    <style:style style:name="P189" style:family="paragraph" style:parent-style-name="Standard">
      <style:text-properties style:font-name="Verdana" fo:font-size="12pt" fo:font-style="normal" fo:font-weight="normal" officeooo:rsid="006a2605" officeooo:paragraph-rsid="006b3856" style:font-size-asian="10.5pt" style:font-style-asian="normal" style:font-weight-asian="normal" style:font-size-complex="12pt" style:font-style-complex="normal" style:font-weight-complex="normal"/>
    </style:style>
    <style:style style:name="P190" style:family="paragraph" style:parent-style-name="Standard">
      <style:text-properties style:font-name="Verdana" fo:font-size="12pt" fo:font-style="normal" fo:font-weight="normal" officeooo:rsid="006a2605" officeooo:paragraph-rsid="00fed915"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justify" style:justify-single-word="false"/>
      <style:text-properties style:font-name="Verdana" fo:font-size="12pt" fo:font-style="normal" fo:font-weight="normal" officeooo:rsid="001feccb" officeooo:paragraph-rsid="00fa8c37" style:font-size-asian="10.5pt" style:font-style-asian="normal" style:font-weight-asian="normal" style:font-size-complex="12pt" style:font-style-complex="normal" style:font-weight-complex="normal"/>
    </style:style>
    <style:style style:name="P192" style:family="paragraph" style:parent-style-name="Standard">
      <style:paragraph-properties fo:text-align="justify" style:justify-single-word="false"/>
      <style:text-properties style:font-name="Verdana" fo:font-size="12pt" fo:font-style="normal" fo:font-weight="normal" officeooo:rsid="001feccb" officeooo:paragraph-rsid="00fe7266" style:font-size-asian="10.5pt" style:font-style-asian="normal" style:font-weight-asian="normal" style:font-size-complex="12pt" style:font-style-complex="normal" style:font-weight-complex="normal"/>
    </style:style>
    <style:style style:name="P193" style:family="paragraph" style:parent-style-name="Standard">
      <style:text-properties style:font-name="Verdana" fo:font-size="12pt" fo:font-style="normal" fo:font-weight="normal" officeooo:rsid="00fa8c37" officeooo:paragraph-rsid="00fa8c37" style:font-size-asian="10.5pt" style:font-style-asian="normal" style:font-weight-asian="normal" style:font-size-complex="12pt" style:font-style-complex="normal" style:font-weight-complex="normal"/>
    </style:style>
    <style:style style:name="P194" style:family="paragraph" style:parent-style-name="Standard">
      <style:text-properties style:font-name="Verdana" fo:font-size="12pt" fo:font-style="normal" fo:font-weight="normal" officeooo:rsid="00fc46b9" officeooo:paragraph-rsid="00fc46b9" style:font-size-asian="10.5pt" style:font-style-asian="normal" style:font-weight-asian="normal" style:font-size-complex="12pt" style:font-style-complex="normal" style:font-weight-complex="normal"/>
    </style:style>
    <style:style style:name="P195" style:family="paragraph" style:parent-style-name="Standard">
      <style:text-properties style:font-name="Verdana" fo:font-size="12pt" fo:font-style="normal" fo:font-weight="normal" officeooo:rsid="00fccb86" officeooo:paragraph-rsid="00fccb86" style:font-size-asian="10.5pt" style:font-style-asian="normal" style:font-weight-asian="normal" style:font-size-complex="12pt" style:font-style-complex="normal" style:font-weight-complex="normal"/>
    </style:style>
    <style:style style:name="P196" style:family="paragraph" style:parent-style-name="Standard">
      <style:text-properties style:font-name="Verdana" fo:font-size="12pt" fo:font-style="normal" fo:font-weight="normal" officeooo:rsid="00fe7266" officeooo:paragraph-rsid="00fe7266" style:font-size-asian="10.5pt" style:font-style-asian="normal" style:font-weight-asian="normal" style:font-size-complex="12pt" style:font-style-complex="normal" style:font-weight-complex="normal"/>
    </style:style>
    <style:style style:name="P197" style:family="paragraph" style:parent-style-name="Standard">
      <style:text-properties style:font-name="Verdana" fo:font-size="12pt" fo:font-style="normal" fo:font-weight="normal" officeooo:rsid="00fed915" officeooo:paragraph-rsid="00fed915" style:font-size-asian="10.5pt" style:font-style-asian="normal" style:font-weight-asian="normal" style:font-size-complex="12pt" style:font-style-complex="normal" style:font-weight-complex="normal"/>
    </style:style>
    <style:style style:name="P198" style:family="paragraph" style:parent-style-name="Standard">
      <style:text-properties style:font-name="Verdana" fo:font-size="12pt" fo:font-style="normal" fo:font-weight="normal" officeooo:rsid="0057d363" officeooo:paragraph-rsid="00fed915" style:font-size-asian="10.5pt" style:font-style-asian="normal" style:font-weight-asian="normal" style:font-size-complex="12pt" style:font-style-complex="normal" style:font-weight-complex="normal"/>
    </style:style>
    <style:style style:name="P199" style:family="paragraph" style:parent-style-name="Standard">
      <style:text-properties style:font-name="Verdana" fo:font-size="12pt" fo:font-style="normal" fo:font-weight="normal" officeooo:rsid="0068f39c" officeooo:paragraph-rsid="0068f39c" style:font-size-asian="10.5pt" style:font-style-asian="normal" style:font-weight-asian="normal" style:font-size-complex="12pt" style:font-style-complex="normal" style:font-weight-complex="normal"/>
    </style:style>
    <style:style style:name="P200" style:family="paragraph" style:parent-style-name="Standard">
      <style:text-properties style:font-name="Verdana" fo:font-size="12pt" fo:font-style="normal" fo:font-weight="normal" officeooo:rsid="003c37d1" officeooo:paragraph-rsid="01001d18" style:font-size-asian="10.5pt" style:font-style-asian="normal" style:font-weight-asian="normal" style:font-size-complex="12pt" style:font-style-complex="normal" style:font-weight-complex="normal"/>
    </style:style>
    <style:style style:name="P201" style:family="paragraph" style:parent-style-name="Standard">
      <style:text-properties style:font-name="Verdana" fo:font-size="12pt" fo:font-style="normal" fo:font-weight="normal" officeooo:rsid="003c37d1" officeooo:paragraph-rsid="0104aa0b" style:font-size-asian="10.5pt" style:font-style-asian="normal" style:font-weight-asian="normal" style:font-size-complex="12pt" style:font-style-complex="normal" style:font-weight-complex="normal"/>
    </style:style>
    <style:style style:name="P202" style:family="paragraph" style:parent-style-name="Standard">
      <style:text-properties style:font-name="Verdana" fo:font-size="12pt" fo:font-style="normal" fo:font-weight="normal" officeooo:rsid="003c37d1" officeooo:paragraph-rsid="01079573" style:font-size-asian="10.5pt" style:font-style-asian="normal" style:font-weight-asian="normal" style:font-size-complex="12pt" style:font-style-complex="normal" style:font-weight-complex="normal"/>
    </style:style>
    <style:style style:name="P203" style:family="paragraph" style:parent-style-name="Standard">
      <style:text-properties style:font-name="Verdana" fo:font-size="12pt" fo:font-style="normal" fo:font-weight="normal" officeooo:rsid="003c37d1" officeooo:paragraph-rsid="01091446" style:font-size-asian="10.5pt" style:font-style-asian="normal" style:font-weight-asian="normal" style:font-size-complex="12pt" style:font-style-complex="normal" style:font-weight-complex="normal"/>
    </style:style>
    <style:style style:name="P204" style:family="paragraph" style:parent-style-name="Standard">
      <style:text-properties style:font-name="Verdana" fo:font-size="12pt" fo:font-style="normal" fo:font-weight="normal" officeooo:rsid="003c37d1" officeooo:paragraph-rsid="010d20ac" style:font-size-asian="10.5pt" style:font-style-asian="normal" style:font-weight-asian="normal" style:font-size-complex="12pt" style:font-style-complex="normal" style:font-weight-complex="normal"/>
    </style:style>
    <style:style style:name="P205" style:family="paragraph" style:parent-style-name="Standard">
      <style:text-properties style:font-name="Verdana" fo:font-size="12pt" fo:font-style="normal" fo:font-weight="normal" officeooo:rsid="003c37d1" officeooo:paragraph-rsid="010da108" style:font-size-asian="10.5pt" style:font-style-asian="normal" style:font-weight-asian="normal" style:font-size-complex="12pt" style:font-style-complex="normal" style:font-weight-complex="normal"/>
    </style:style>
    <style:style style:name="P206" style:family="paragraph" style:parent-style-name="Standard">
      <style:text-properties style:font-name="Verdana" fo:font-size="12pt" fo:font-style="normal" fo:font-weight="normal" officeooo:rsid="003c37d1" officeooo:paragraph-rsid="011143b2" style:font-size-asian="10.5pt" style:font-style-asian="normal" style:font-weight-asian="normal" style:font-size-complex="12pt" style:font-style-complex="normal" style:font-weight-complex="normal"/>
    </style:style>
    <style:style style:name="P207" style:family="paragraph" style:parent-style-name="Standard">
      <style:text-properties style:font-name="Verdana" fo:font-size="12pt" fo:font-style="normal" fo:font-weight="normal" officeooo:rsid="003c37d1" officeooo:paragraph-rsid="0111ad47" style:font-size-asian="10.5pt" style:font-style-asian="normal" style:font-weight-asian="normal" style:font-size-complex="12pt" style:font-style-complex="normal" style:font-weight-complex="normal"/>
    </style:style>
    <style:style style:name="P208" style:family="paragraph" style:parent-style-name="Standard">
      <style:text-properties style:font-name="Verdana" fo:font-size="12pt" fo:font-style="normal" fo:font-weight="normal" officeooo:rsid="003c37d1" officeooo:paragraph-rsid="01125854" style:font-size-asian="10.5pt" style:font-style-asian="normal" style:font-weight-asian="normal" style:font-size-complex="12pt" style:font-style-complex="normal" style:font-weight-complex="normal"/>
    </style:style>
    <style:style style:name="P209" style:family="paragraph" style:parent-style-name="Standard">
      <style:text-properties style:font-name="Verdana" fo:font-size="12pt" fo:font-style="normal" fo:font-weight="normal" officeooo:rsid="01001d18" officeooo:paragraph-rsid="01001d18" style:font-size-asian="10.5pt" style:font-style-asian="normal" style:font-weight-asian="normal" style:font-size-complex="12pt" style:font-style-complex="normal" style:font-weight-complex="normal"/>
    </style:style>
    <style:style style:name="P210" style:family="paragraph" style:parent-style-name="Standard">
      <style:paragraph-properties fo:text-align="justify" style:justify-single-word="false"/>
      <style:text-properties style:font-name="Verdana" fo:font-size="12pt" fo:font-style="normal" fo:font-weight="normal" officeooo:rsid="01001d18" officeooo:paragraph-rsid="0104aa0b" style:font-size-asian="10.5pt" style:font-style-asian="normal" style:font-weight-asian="normal" style:font-size-complex="12pt" style:font-style-complex="normal" style:font-weight-complex="normal"/>
    </style:style>
    <style:style style:name="P211" style:family="paragraph" style:parent-style-name="Standard">
      <style:paragraph-properties fo:text-align="justify" style:justify-single-word="false"/>
      <style:text-properties style:font-name="Verdana" fo:font-size="12pt" fo:font-style="normal" fo:font-weight="normal" officeooo:rsid="01001d18" officeooo:paragraph-rsid="01079573" style:font-size-asian="10.5pt" style:font-style-asian="normal" style:font-weight-asian="normal" style:font-size-complex="12pt" style:font-style-complex="normal" style:font-weight-complex="normal"/>
    </style:style>
    <style:style style:name="P212" style:family="paragraph" style:parent-style-name="Standard">
      <style:paragraph-properties fo:text-align="justify" style:justify-single-word="false"/>
      <style:text-properties style:font-name="Verdana" fo:font-size="12pt" fo:font-style="normal" fo:font-weight="normal" officeooo:rsid="01001d18" officeooo:paragraph-rsid="01091446"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justify" style:justify-single-word="false"/>
      <style:text-properties style:font-name="Verdana" fo:font-size="12pt" fo:font-style="normal" fo:font-weight="normal" officeooo:rsid="01001d18" officeooo:paragraph-rsid="010d20ac" style:font-size-asian="10.5pt" style:font-style-asian="normal" style:font-weight-asian="normal" style:font-size-complex="12pt" style:font-style-complex="normal" style:font-weight-complex="normal"/>
    </style:style>
    <style:style style:name="P214" style:family="paragraph" style:parent-style-name="Standard">
      <style:text-properties style:font-name="Verdana" fo:font-size="12pt" fo:font-style="normal" fo:font-weight="normal" officeooo:rsid="01001d18" officeooo:paragraph-rsid="01079573"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justify" style:justify-single-word="false"/>
      <style:text-properties style:font-name="Verdana" fo:font-size="12pt" fo:font-style="normal" fo:font-weight="normal" officeooo:rsid="0102da47" officeooo:paragraph-rsid="0102da47" style:font-size-asian="10.5pt" style:font-style-asian="normal" style:font-weight-asian="normal" style:font-size-complex="12pt" style:font-style-complex="normal" style:font-weight-complex="normal"/>
    </style:style>
    <style:style style:name="P216" style:family="paragraph" style:parent-style-name="Standard">
      <style:text-properties style:font-name="Verdana" fo:font-size="12pt" fo:font-style="normal" fo:font-weight="normal" officeooo:rsid="0102da47" officeooo:paragraph-rsid="0102da47" style:font-size-asian="10.5pt" style:font-style-asian="normal" style:font-weight-asian="normal" style:font-size-complex="12pt" style:font-style-complex="normal" style:font-weight-complex="normal"/>
    </style:style>
    <style:style style:name="P217" style:family="paragraph" style:parent-style-name="Standard">
      <style:text-properties style:font-name="Verdana" fo:font-size="12pt" fo:font-style="normal" fo:font-weight="normal" officeooo:rsid="0104aa0b" officeooo:paragraph-rsid="0104aa0b" style:font-size-asian="10.5pt" style:font-style-asian="normal" style:font-weight-asian="normal" style:font-size-complex="12pt" style:font-style-complex="normal" style:font-weight-complex="normal"/>
    </style:style>
    <style:style style:name="P218" style:family="paragraph" style:parent-style-name="Standard">
      <style:text-properties style:font-name="Verdana" fo:font-size="12pt" fo:font-style="normal" fo:font-weight="normal" officeooo:rsid="01079573" officeooo:paragraph-rsid="01079573" style:font-size-asian="10.5pt" style:font-style-asian="normal" style:font-weight-asian="normal" style:font-size-complex="12pt" style:font-style-complex="normal" style:font-weight-complex="normal"/>
    </style:style>
    <style:style style:name="P219" style:family="paragraph" style:parent-style-name="Standard">
      <style:text-properties style:font-name="Verdana" fo:font-size="12pt" fo:font-style="normal" fo:font-weight="normal" officeooo:rsid="01091446" officeooo:paragraph-rsid="01091446" style:font-size-asian="10.5pt" style:font-style-asian="normal" style:font-weight-asian="normal" style:font-size-complex="12pt" style:font-style-complex="normal" style:font-weight-complex="normal"/>
    </style:style>
    <style:style style:name="P220" style:family="paragraph" style:parent-style-name="Standard">
      <style:text-properties style:font-name="Verdana" fo:font-size="12pt" fo:font-style="normal" fo:font-weight="normal" officeooo:rsid="010aad54" officeooo:paragraph-rsid="010aad54" style:font-size-asian="10.5pt" style:font-style-asian="normal" style:font-weight-asian="normal" style:font-size-complex="12pt" style:font-style-complex="normal" style:font-weight-complex="normal"/>
    </style:style>
    <style:style style:name="P221" style:family="paragraph" style:parent-style-name="Standard">
      <style:text-properties style:font-name="Verdana" fo:font-size="12pt" fo:font-style="normal" fo:font-weight="normal" officeooo:rsid="010d20ac" officeooo:paragraph-rsid="010d20ac"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justify" style:justify-single-word="false"/>
      <style:text-properties style:font-name="Verdana" fo:font-size="12pt" fo:font-style="normal" fo:font-weight="normal" officeooo:rsid="010d20ac" officeooo:paragraph-rsid="010da108" style:font-size-asian="10.5pt" style:font-style-asian="normal" style:font-weight-asian="normal" style:font-size-complex="12pt" style:font-style-complex="normal" style:font-weight-complex="normal"/>
    </style:style>
    <style:style style:name="P223" style:family="paragraph" style:parent-style-name="Standard">
      <style:paragraph-properties fo:text-align="justify" style:justify-single-word="false"/>
      <style:text-properties style:font-name="Verdana" fo:font-size="12pt" fo:font-style="normal" fo:font-weight="normal" officeooo:rsid="010d20ac" officeooo:paragraph-rsid="011143b2"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justify" style:justify-single-word="false"/>
      <style:text-properties style:font-name="Verdana" fo:font-size="12pt" fo:font-style="normal" fo:font-weight="normal" officeooo:rsid="010d20ac" officeooo:paragraph-rsid="0111ad47" style:font-size-asian="10.5pt" style:font-style-asian="normal" style:font-weight-asian="normal" style:font-size-complex="12pt" style:font-style-complex="normal" style:font-weight-complex="normal"/>
    </style:style>
    <style:style style:name="P225" style:family="paragraph" style:parent-style-name="Standard">
      <style:text-properties style:font-name="Verdana" fo:font-size="12pt" fo:font-style="normal" fo:font-weight="normal" officeooo:rsid="010d20ac" officeooo:paragraph-rsid="01125854"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justify" style:justify-single-word="false"/>
      <style:text-properties style:font-name="Verdana" fo:font-size="12pt" fo:font-style="normal" fo:font-weight="normal" officeooo:rsid="010da108" officeooo:paragraph-rsid="010da108"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justify" style:justify-single-word="false"/>
      <style:text-properties style:font-name="Verdana" fo:font-size="12pt" fo:font-style="normal" fo:font-weight="normal" officeooo:rsid="011143b2" officeooo:paragraph-rsid="011143b2"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justify" style:justify-single-word="false"/>
      <style:text-properties style:font-name="Verdana" fo:font-size="12pt" fo:font-style="normal" fo:font-weight="normal" officeooo:rsid="0111ad47" officeooo:paragraph-rsid="0111ad47"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justify" style:justify-single-word="false"/>
      <style:text-properties style:font-name="Verdana" fo:font-size="12pt" fo:font-style="normal" fo:font-weight="normal" officeooo:rsid="01125854" officeooo:paragraph-rsid="01125854" style:font-size-asian="10.5pt" style:font-style-asian="normal" style:font-weight-asian="normal" style:font-size-complex="12pt" style:font-style-complex="normal" style:font-weight-complex="normal"/>
    </style:style>
    <style:style style:name="P230" style:family="paragraph" style:parent-style-name="Standard">
      <style:text-properties style:font-name="Verdana" fo:font-size="12pt" fo:font-style="normal" fo:font-weight="normal" officeooo:rsid="01125854" officeooo:paragraph-rsid="01125854" style:font-size-asian="10.5pt" style:font-style-asian="normal" style:font-weight-asian="normal" style:font-size-complex="12pt" style:font-style-complex="normal" style:font-weight-complex="normal"/>
    </style:style>
    <style:style style:name="P231" style:family="paragraph" style:parent-style-name="Standard">
      <style:text-properties style:font-name="Verdana" fo:font-size="12pt" fo:font-style="normal" fo:font-weight="normal" officeooo:rsid="011298cd" officeooo:paragraph-rsid="011298cd" style:font-size-asian="10.5pt" style:font-style-asian="normal" style:font-weight-asian="normal" style:font-size-complex="12pt" style:font-style-complex="normal" style:font-weight-complex="normal"/>
    </style:style>
    <style:style style:name="P232" style:family="paragraph" style:parent-style-name="Standard">
      <style:text-properties style:font-name="Verdana" fo:font-size="12pt" fo:font-style="normal" fo:font-weight="normal" officeooo:rsid="0112ceda" officeooo:paragraph-rsid="011298cd" style:font-size-asian="10.5pt" style:font-style-asian="normal" style:font-weight-asian="normal" style:font-size-complex="12pt" style:font-style-complex="normal" style:font-weight-complex="normal"/>
    </style:style>
    <style:style style:name="P233" style:family="paragraph" style:parent-style-name="Standard">
      <style:text-properties style:font-name="Verdana" fo:font-size="12pt" fo:font-style="normal" fo:font-weight="normal" officeooo:rsid="0112ceda" officeooo:paragraph-rsid="0112ceda" style:font-size-asian="10.5pt" style:font-style-asian="normal" style:font-weight-asian="normal" style:font-size-complex="12pt" style:font-style-complex="normal" style:font-weight-complex="normal"/>
    </style:style>
    <style:style style:name="P234" style:family="paragraph" style:parent-style-name="Standard">
      <style:text-properties style:font-name="Verdana" fo:font-size="12pt" fo:font-style="normal" fo:font-weight="bold" officeooo:rsid="0057d363" officeooo:paragraph-rsid="00fa8c37" style:font-size-asian="10.5pt" style:font-style-asian="normal" style:font-weight-asian="bold" style:font-size-complex="12pt" style:font-style-complex="normal" style:font-weight-complex="bold"/>
    </style:style>
    <style:style style:name="P235" style:family="paragraph" style:parent-style-name="Standard">
      <style:text-properties style:font-name="Verdana" fo:font-size="12pt" fo:font-style="normal" fo:font-weight="bold" officeooo:rsid="0057d363" officeooo:paragraph-rsid="00fccb86" style:font-size-asian="10.5pt" style:font-style-asian="normal" style:font-weight-asian="bold" style:font-size-complex="12pt" style:font-style-complex="normal" style:font-weight-complex="bold"/>
    </style:style>
    <style:style style:name="P236" style:family="paragraph" style:parent-style-name="Standard">
      <style:text-properties style:font-name="Verdana" fo:font-size="12pt" fo:font-style="normal" fo:font-weight="bold" officeooo:rsid="0057d363" officeooo:paragraph-rsid="00fe7266" style:font-size-asian="10.5pt" style:font-style-asian="normal" style:font-weight-asian="bold" style:font-size-complex="12pt" style:font-style-complex="normal" style:font-weight-complex="bold"/>
    </style:style>
    <style:style style:name="P237" style:family="paragraph" style:parent-style-name="Standard">
      <style:text-properties style:font-name="Verdana" fo:font-size="12pt" fo:font-style="normal" fo:font-weight="bold" officeooo:rsid="0057d363" officeooo:paragraph-rsid="00fed915" style:font-size-asian="10.5pt" style:font-style-asian="normal" style:font-weight-asian="bold" style:font-size-complex="12pt" style:font-style-complex="normal" style:font-weight-complex="bold"/>
    </style:style>
    <style:style style:name="P238" style:family="paragraph" style:parent-style-name="Standard">
      <style:text-properties style:font-name="Verdana" fo:font-size="12pt" fo:font-style="normal" fo:font-weight="bold" officeooo:rsid="00fed915" officeooo:paragraph-rsid="00fed915" style:font-size-asian="10.5pt" style:font-style-asian="normal" style:font-weight-asian="bold" style:font-size-complex="12pt" style:font-style-complex="normal" style:font-weight-complex="bold"/>
    </style:style>
    <style:style style:name="P239" style:family="paragraph" style:parent-style-name="Standard">
      <style:paragraph-properties fo:text-align="justify" style:justify-single-word="false"/>
      <style:text-properties style:font-name="Verdana" fo:font-size="12pt" fo:font-style="normal" fo:font-weight="bold" officeooo:rsid="00fed915" officeooo:paragraph-rsid="00fed915" style:font-size-asian="10.5pt" style:font-style-asian="normal" style:font-weight-asian="bold" style:font-size-complex="12pt" style:font-style-complex="normal" style:font-weight-complex="bold"/>
    </style:style>
    <style:style style:name="P240" style:family="paragraph" style:parent-style-name="Standard">
      <style:paragraph-properties fo:text-align="justify" style:justify-single-word="false"/>
      <style:text-properties style:font-name="Verdana" fo:font-size="12pt" fo:font-style="italic" fo:font-weight="bold" officeooo:rsid="01001d18" officeooo:paragraph-rsid="01001d18" style:font-size-asian="10.5pt" style:font-style-asian="italic" style:font-weight-asian="bold" style:font-size-complex="12pt" style:font-style-complex="italic" style:font-weight-complex="bold"/>
    </style:style>
    <style:style style:name="P241" style:family="paragraph" style:parent-style-name="Standard">
      <style:paragraph-properties fo:text-align="justify" style:justify-single-word="false"/>
      <style:text-properties style:font-name="Verdana" fo:font-size="12pt" fo:font-style="italic" fo:font-weight="bold" officeooo:rsid="0102da47" officeooo:paragraph-rsid="0102da47" style:font-size-asian="10.5pt" style:font-style-asian="italic" style:font-weight-asian="bold" style:font-size-complex="12pt" style:font-style-complex="italic" style:font-weight-complex="bold"/>
    </style:style>
    <style:style style:name="P242" style:family="paragraph" style:parent-style-name="Standard">
      <style:text-properties style:font-name="Verdana" fo:font-size="12pt" fo:font-weight="bold" officeooo:rsid="003c37d1" officeooo:paragraph-rsid="01001d18" style:font-size-asian="10.5pt" style:font-weight-asian="bold" style:font-size-complex="12pt" style:font-weight-complex="bold"/>
    </style:style>
    <style:style style:name="P243" style:family="paragraph" style:parent-style-name="Standard">
      <style:text-properties style:font-name="Verdana" fo:font-size="12pt" fo:font-weight="bold" officeooo:rsid="003c37d1" officeooo:paragraph-rsid="0104aa0b" style:font-size-asian="10.5pt" style:font-weight-asian="bold" style:font-size-complex="12pt" style:font-weight-complex="bold"/>
    </style:style>
    <style:style style:name="P244" style:family="paragraph" style:parent-style-name="Standard">
      <style:text-properties style:font-name="Verdana" fo:font-size="12pt" fo:font-weight="bold" officeooo:rsid="003c37d1" officeooo:paragraph-rsid="01079573" style:font-size-asian="10.5pt" style:font-weight-asian="bold" style:font-size-complex="12pt" style:font-weight-complex="bold"/>
    </style:style>
    <style:style style:name="P245" style:family="paragraph" style:parent-style-name="Standard">
      <style:text-properties style:font-name="Verdana" fo:font-size="12pt" fo:font-weight="bold" officeooo:rsid="003c37d1" officeooo:paragraph-rsid="01091446" style:font-size-asian="10.5pt" style:font-weight-asian="bold" style:font-size-complex="12pt" style:font-weight-complex="bold"/>
    </style:style>
    <style:style style:name="P246" style:family="paragraph" style:parent-style-name="Standard">
      <style:text-properties style:font-name="Verdana" fo:font-size="12pt" fo:font-weight="bold" officeooo:rsid="003c37d1" officeooo:paragraph-rsid="010d20ac" style:font-size-asian="10.5pt" style:font-weight-asian="bold" style:font-size-complex="12pt" style:font-weight-complex="bold"/>
    </style:style>
    <style:style style:name="P247" style:family="paragraph" style:parent-style-name="Standard">
      <style:text-properties style:font-name="Verdana" fo:font-size="12pt" fo:font-weight="bold" officeooo:rsid="003c37d1" officeooo:paragraph-rsid="010da108" style:font-size-asian="10.5pt" style:font-weight-asian="bold" style:font-size-complex="12pt" style:font-weight-complex="bold"/>
    </style:style>
    <style:style style:name="P248" style:family="paragraph" style:parent-style-name="Standard">
      <style:text-properties style:font-name="Verdana" fo:font-size="12pt" fo:font-weight="bold" officeooo:rsid="003c37d1" officeooo:paragraph-rsid="011143b2" style:font-size-asian="10.5pt" style:font-weight-asian="bold" style:font-size-complex="12pt" style:font-weight-complex="bold"/>
    </style:style>
    <style:style style:name="P249" style:family="paragraph" style:parent-style-name="Standard">
      <style:text-properties style:font-name="Verdana" fo:font-size="12pt" fo:font-weight="bold" officeooo:rsid="003c37d1" officeooo:paragraph-rsid="0111ad47" style:font-size-asian="10.5pt" style:font-weight-asian="bold" style:font-size-complex="12pt" style:font-weight-complex="bold"/>
    </style:style>
    <style:style style:name="P250" style:family="paragraph" style:parent-style-name="Standard">
      <style:text-properties style:font-name="Verdana" fo:font-size="12pt" fo:font-weight="bold" officeooo:rsid="003c37d1" officeooo:paragraph-rsid="01125854" style:font-size-asian="10.5pt" style:font-weight-asian="bold" style:font-size-complex="12pt" style:font-weight-complex="bold"/>
    </style:style>
    <style:style style:name="P251" style:family="paragraph" style:parent-style-name="Standard">
      <style:text-properties style:font-name="Verdana" fo:font-size="12pt" fo:font-weight="bold" officeooo:rsid="003c37d1" officeooo:paragraph-rsid="011298cd" style:font-size-asian="10.5pt" style:font-weight-asian="bold" style:font-size-complex="12pt" style:font-weight-complex="bold"/>
    </style:style>
    <style:style style:name="P252" style:family="paragraph" style:parent-style-name="Standard">
      <style:text-properties style:font-name="Verdana" fo:font-size="12pt" fo:font-weight="bold" officeooo:rsid="003c37d1" officeooo:paragraph-rsid="0112ceda" style:font-size-asian="10.5pt" style:font-weight-asian="bold" style:font-size-complex="12pt" style:font-weight-complex="bold"/>
    </style:style>
    <style:style style:name="P253" style:family="paragraph" style:parent-style-name="Standard">
      <style:text-properties style:font-name="Verdana" fo:font-size="12pt" fo:font-weight="normal" officeooo:rsid="00964880" officeooo:paragraph-rsid="00964880" style:font-size-asian="10.5pt" style:font-weight-asian="normal" style:font-size-complex="12pt" style:font-weight-complex="normal"/>
    </style:style>
    <style:style style:name="P254" style:family="paragraph" style:parent-style-name="Standard">
      <style:paragraph-properties fo:text-align="center" style:justify-single-word="false"/>
      <style:text-properties style:font-name="Verdana" fo:font-size="15pt" style:text-underline-style="solid" style:text-underline-width="auto" style:text-underline-color="font-color" fo:font-weight="bold" officeooo:rsid="0113bb2d" officeooo:paragraph-rsid="0113bb2d" style:font-size-asian="15pt" style:font-weight-asian="bold" style:font-size-complex="15pt" style:font-weight-complex="bold"/>
    </style:style>
    <style:style style:name="P255" style:family="paragraph" style:parent-style-name="Standard" style:list-style-name="L3"/>
    <style:style style:name="P256" style:family="paragraph" style:parent-style-name="Standard" style:list-style-name="L3">
      <style:text-properties officeooo:paragraph-rsid="00d8dfb9"/>
    </style:style>
    <style:style style:name="P257" style:family="paragraph" style:parent-style-name="Standard" style:list-style-name="L3">
      <style:text-properties fo:font-size="11pt" officeooo:paragraph-rsid="00d8dfb9" style:font-size-asian="11pt" style:font-size-complex="11pt"/>
    </style:style>
    <style:style style:name="P258" style:family="paragraph" style:parent-style-name="Standard" style:list-style-name="L3">
      <style:text-properties fo:font-size="10.5pt" style:font-size-asian="10.5pt" style:font-size-complex="10.5pt"/>
    </style:style>
    <style:style style:name="P259" style:family="paragraph" style:parent-style-name="Standard" style:list-style-name="L4"/>
    <style:style style:name="P260" style:family="paragraph" style:parent-style-name="Standard" style:list-style-name="L4">
      <style:text-properties officeooo:paragraph-rsid="00ede11a"/>
    </style:style>
    <style:style style:name="P261" style:family="paragraph" style:parent-style-name="Standard" style:list-style-name="L4">
      <style:text-properties fo:color="#610506" style:font-name="Verdana" fo:font-weight="bold" officeooo:rsid="00e9c220" style:font-weight-asian="bold" style:font-weight-complex="bold"/>
    </style:style>
    <style:style style:name="P262" style:family="paragraph" style:parent-style-name="Standard" style:list-style-name="L4">
      <style:text-properties fo:color="#ba131a" style:font-name="Verdana" fo:font-weight="bold" officeooo:rsid="007e8f8b" officeooo:paragraph-rsid="00d68789" style:font-weight-asian="bold" style:font-weight-complex="bold"/>
    </style:style>
    <style:style style:name="P263" style:family="paragraph" style:parent-style-name="Standard" style:list-style-name="L4">
      <style:text-properties style:use-window-font-color="true" style:font-name="Verdana" fo:font-weight="normal" officeooo:rsid="00d68789" officeooo:paragraph-rsid="00ede11a" style:font-weight-asian="normal" style:font-weight-complex="normal"/>
    </style:style>
    <style:style style:name="T1" style:family="text">
      <style:text-properties officeooo:rsid="001f1854"/>
    </style:style>
    <style:style style:name="T2" style:family="text">
      <style:text-properties fo:font-weight="bold" style:font-weight-asian="bold" style:font-weight-complex="bold"/>
    </style:style>
    <style:style style:name="T3" style:family="text">
      <style:text-properties fo:font-weight="bold" officeooo:rsid="0022d4b3" style:font-weight-asian="bold" style:font-weight-complex="bold"/>
    </style:style>
    <style:style style:name="T4" style:family="text">
      <style:text-properties fo:font-weight="bold" officeooo:rsid="0024c321" style:font-weight-asian="bold" style:font-weight-complex="bold"/>
    </style:style>
    <style:style style:name="T5" style:family="text">
      <style:text-properties fo:font-weight="bold" officeooo:rsid="0026267b" style:font-weight-asian="bold" style:font-weight-complex="bold"/>
    </style:style>
    <style:style style:name="T6" style:family="text">
      <style:text-properties fo:font-weight="bold" officeooo:rsid="0026cd97" style:font-weight-asian="bold" style:font-weight-complex="bold"/>
    </style:style>
    <style:style style:name="T7" style:family="text">
      <style:text-properties fo:font-weight="bold" officeooo:rsid="00296082" style:font-weight-asian="bold" style:font-weight-complex="bold"/>
    </style:style>
    <style:style style:name="T8" style:family="text">
      <style:text-properties fo:font-weight="bold" officeooo:rsid="00406ec2" style:font-weight-asian="bold" style:font-weight-complex="bold"/>
    </style:style>
    <style:style style:name="T9" style:family="text">
      <style:text-properties fo:font-weight="bold" officeooo:rsid="0043cd83" style:font-weight-asian="bold" style:font-weight-complex="bold"/>
    </style:style>
    <style:style style:name="T10" style:family="text">
      <style:text-properties fo:font-weight="bold" officeooo:rsid="004f518c" style:font-weight-asian="bold" style:font-weight-complex="bold"/>
    </style:style>
    <style:style style:name="T11" style:family="text">
      <style:text-properties fo:font-weight="bold" officeooo:rsid="007a81aa" style:font-weight-asian="bold" style:font-weight-complex="bold"/>
    </style:style>
    <style:style style:name="T12" style:family="text">
      <style:text-properties fo:font-weight="bold" officeooo:rsid="0094c258" style:font-weight-asian="bold" style:font-weight-complex="bold"/>
    </style:style>
    <style:style style:name="T13" style:family="text">
      <style:text-properties fo:font-weight="bold" officeooo:rsid="00ce513c" style:font-weight-asian="bold" style:font-weight-complex="bold"/>
    </style:style>
    <style:style style:name="T14" style:family="text">
      <style:text-properties fo:font-weight="bold" officeooo:rsid="00cfbd77" style:font-weight-asian="bold" style:font-weight-complex="bold"/>
    </style:style>
    <style:style style:name="T15" style:family="text">
      <style:text-properties fo:font-weight="bold" officeooo:rsid="00d1326d" style:font-weight-asian="bold" style:font-weight-complex="bold"/>
    </style:style>
    <style:style style:name="T16" style:family="text">
      <style:text-properties fo:font-weight="bold" officeooo:rsid="00d24c72" style:font-weight-asian="bold" style:font-weight-complex="bold"/>
    </style:style>
    <style:style style:name="T17" style:family="text">
      <style:text-properties fo:font-weight="bold" officeooo:rsid="00d30517" style:font-weight-asian="bold" style:font-weight-complex="bold"/>
    </style:style>
    <style:style style:name="T18" style:family="text">
      <style:text-properties fo:font-weight="bold" officeooo:rsid="00d4caa8" style:font-weight-asian="bold" style:font-weight-complex="bold"/>
    </style:style>
    <style:style style:name="T19" style:family="text">
      <style:text-properties fo:font-weight="bold" officeooo:rsid="00dfaba3" style:font-weight-asian="bold" style:font-weight-complex="bold"/>
    </style:style>
    <style:style style:name="T20" style:family="text">
      <style:text-properties fo:font-weight="bold" officeooo:rsid="00e6470d" style:font-weight-asian="bold" style:font-weight-complex="bold"/>
    </style:style>
    <style:style style:name="T21" style:family="text">
      <style:text-properties fo:font-weight="bold" officeooo:rsid="00f559e5" style:font-weight-asian="bold" style:font-weight-complex="bold"/>
    </style:style>
    <style:style style:name="T22" style:family="text">
      <style:text-properties fo:font-weight="bold" officeooo:rsid="00fed915"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1f7249" style:font-weight-asian="normal" style:font-weight-complex="normal"/>
    </style:style>
    <style:style style:name="T25" style:family="text">
      <style:text-properties fo:font-weight="normal" officeooo:rsid="0022d4b3" style:font-weight-asian="normal" style:font-weight-complex="normal"/>
    </style:style>
    <style:style style:name="T26" style:family="text">
      <style:text-properties fo:font-weight="normal" officeooo:rsid="0024c321" style:font-weight-asian="normal" style:font-weight-complex="normal"/>
    </style:style>
    <style:style style:name="T27" style:family="text">
      <style:text-properties fo:font-weight="normal" officeooo:rsid="00280449" style:font-weight-asian="normal" style:font-weight-complex="normal"/>
    </style:style>
    <style:style style:name="T28" style:family="text">
      <style:text-properties fo:font-weight="normal" officeooo:rsid="0028247d" style:font-weight-asian="normal" style:font-weight-complex="normal"/>
    </style:style>
    <style:style style:name="T29" style:family="text">
      <style:text-properties fo:font-weight="normal" officeooo:rsid="00296082" style:font-weight-asian="normal" style:font-weight-complex="normal"/>
    </style:style>
    <style:style style:name="T30" style:family="text">
      <style:text-properties fo:font-weight="normal" officeooo:rsid="002a5430" style:font-weight-asian="normal" style:font-weight-complex="normal"/>
    </style:style>
    <style:style style:name="T31" style:family="text">
      <style:text-properties fo:font-weight="normal" officeooo:rsid="0032410b" style:font-weight-asian="normal" style:font-weight-complex="normal"/>
    </style:style>
    <style:style style:name="T32" style:family="text">
      <style:text-properties fo:font-weight="normal" officeooo:rsid="00348320" style:font-weight-asian="normal" style:font-weight-complex="normal"/>
    </style:style>
    <style:style style:name="T33" style:family="text">
      <style:text-properties fo:font-weight="normal" officeooo:rsid="00358857" style:font-weight-asian="normal" style:font-weight-complex="normal"/>
    </style:style>
    <style:style style:name="T34" style:family="text">
      <style:text-properties fo:font-weight="normal" officeooo:rsid="003fea5b" style:font-weight-asian="normal" style:font-weight-complex="normal"/>
    </style:style>
    <style:style style:name="T35" style:family="text">
      <style:text-properties fo:font-weight="normal" officeooo:rsid="0043cd83" style:font-weight-asian="normal" style:font-weight-complex="normal"/>
    </style:style>
    <style:style style:name="T36" style:family="text">
      <style:text-properties fo:font-weight="normal" officeooo:rsid="00595747" style:font-weight-asian="normal" style:font-weight-complex="normal"/>
    </style:style>
    <style:style style:name="T37" style:family="text">
      <style:text-properties fo:font-weight="normal" officeooo:rsid="006f357d" style:font-weight-asian="normal" style:font-weight-complex="normal"/>
    </style:style>
    <style:style style:name="T38" style:family="text">
      <style:text-properties fo:font-weight="normal" officeooo:rsid="0079bdf7" style:font-weight-asian="normal" style:font-weight-complex="normal"/>
    </style:style>
    <style:style style:name="T39" style:family="text">
      <style:text-properties fo:font-weight="normal" officeooo:rsid="004b225c" style:font-weight-asian="normal" style:font-weight-complex="normal"/>
    </style:style>
    <style:style style:name="T40" style:family="text">
      <style:text-properties fo:font-weight="normal" officeooo:rsid="00808902" style:font-weight-asian="normal" style:font-weight-complex="normal"/>
    </style:style>
    <style:style style:name="T41" style:family="text">
      <style:text-properties fo:font-weight="normal" officeooo:rsid="0080ff79" style:font-weight-asian="normal" style:font-weight-complex="normal"/>
    </style:style>
    <style:style style:name="T42" style:family="text">
      <style:text-properties fo:font-weight="normal" officeooo:rsid="00886cb5" style:font-weight-asian="normal" style:font-weight-complex="normal"/>
    </style:style>
    <style:style style:name="T43" style:family="text">
      <style:text-properties fo:font-weight="normal" officeooo:rsid="008d41db" style:font-weight-asian="normal" style:font-weight-complex="normal"/>
    </style:style>
    <style:style style:name="T44" style:family="text">
      <style:text-properties fo:font-weight="normal" officeooo:rsid="008ec0d7" style:font-weight-asian="normal" style:font-weight-complex="normal"/>
    </style:style>
    <style:style style:name="T45" style:family="text">
      <style:text-properties fo:font-weight="normal" officeooo:rsid="00c01826" style:font-weight-asian="normal" style:font-weight-complex="normal"/>
    </style:style>
    <style:style style:name="T46" style:family="text">
      <style:text-properties fo:font-weight="normal" officeooo:rsid="00c1c208" style:font-weight-asian="normal" style:font-weight-complex="normal"/>
    </style:style>
    <style:style style:name="T47" style:family="text">
      <style:text-properties fo:font-weight="normal" officeooo:rsid="00cb4422" style:font-weight-asian="normal" style:font-weight-complex="normal"/>
    </style:style>
    <style:style style:name="T48" style:family="text">
      <style:text-properties fo:font-weight="normal" officeooo:rsid="01170649" style:font-weight-asian="normal" style:font-weight-complex="normal"/>
    </style:style>
    <style:style style:name="T49" style:family="text">
      <style:text-properties fo:font-weight="normal" officeooo:rsid="011810d2" style:font-weight-asian="normal" style:font-weight-complex="normal"/>
    </style:style>
    <style:style style:name="T50" style:family="text">
      <style:text-properties fo:font-weight="normal" officeooo:rsid="01184915" style:font-weight-asian="normal" style:font-weight-complex="normal"/>
    </style:style>
    <style:style style:name="T51" style:family="text">
      <style:text-properties fo:font-weight="normal" officeooo:rsid="0119fac5" style:font-weight-asian="normal" style:font-weight-complex="normal"/>
    </style:style>
    <style:style style:name="T52" style:family="text">
      <style:text-properties officeooo:rsid="0021881b"/>
    </style:style>
    <style:style style:name="T53" style:family="text">
      <style:text-properties officeooo:rsid="0023a69a"/>
    </style:style>
    <style:style style:name="T54" style:family="text">
      <style:text-properties officeooo:rsid="0023de7d"/>
    </style:style>
    <style:style style:name="T55" style:family="text">
      <style:text-properties officeooo:rsid="0024c321"/>
    </style:style>
    <style:style style:name="T56" style:family="text">
      <style:text-properties officeooo:rsid="0026cd97"/>
    </style:style>
    <style:style style:name="T57" style:family="text">
      <style:text-properties officeooo:rsid="002c9da8"/>
    </style:style>
    <style:style style:name="T58" style:family="text">
      <style:text-properties officeooo:rsid="00320b7f"/>
    </style:style>
    <style:style style:name="T59" style:family="text">
      <style:text-properties officeooo:rsid="0032fb9e"/>
    </style:style>
    <style:style style:name="T60" style:family="text">
      <style:text-properties officeooo:rsid="0035d1aa"/>
    </style:style>
    <style:style style:name="T61" style:family="text">
      <style:text-properties fo:font-style="normal" style:font-style-asian="normal" style:font-style-complex="normal"/>
    </style:style>
    <style:style style:name="T62" style:family="text">
      <style:text-properties fo:font-style="normal" officeooo:rsid="0039f9e1" style:font-style-asian="normal" style:font-style-complex="normal"/>
    </style:style>
    <style:style style:name="T63" style:family="text">
      <style:text-properties fo:font-style="normal" officeooo:rsid="004b225c" style:font-style-asian="normal" style:font-style-complex="normal"/>
    </style:style>
    <style:style style:name="T64" style:family="text">
      <style:text-properties fo:font-style="normal" officeooo:rsid="004d9fc5" style:font-style-asian="normal" style:font-style-complex="normal"/>
    </style:style>
    <style:style style:name="T65" style:family="text">
      <style:text-properties fo:font-style="normal" officeooo:rsid="004e13d9" style:font-style-asian="normal" style:font-style-complex="normal"/>
    </style:style>
    <style:style style:name="T66" style:family="text">
      <style:text-properties fo:font-style="normal" officeooo:rsid="00557caa" style:font-style-asian="normal" style:font-style-complex="normal"/>
    </style:style>
    <style:style style:name="T67" style:family="text">
      <style:text-properties fo:font-style="normal" officeooo:rsid="007a81aa" style:font-style-asian="normal" style:font-style-complex="normal"/>
    </style:style>
    <style:style style:name="T68" style:family="text">
      <style:text-properties fo:font-style="normal" officeooo:rsid="01001d18" style:font-style-asian="normal" style:font-style-complex="normal"/>
    </style:style>
    <style:style style:name="T69" style:family="text">
      <style:text-properties fo:font-style="normal" officeooo:rsid="0104aa0b" style:font-style-asian="normal" style:font-style-complex="normal"/>
    </style:style>
    <style:style style:name="T70" style:family="text">
      <style:text-properties fo:font-style="normal" officeooo:rsid="01079573" style:font-style-asian="normal" style:font-style-complex="normal"/>
    </style:style>
    <style:style style:name="T71" style:family="text">
      <style:text-properties fo:font-style="normal" officeooo:rsid="01091446" style:font-style-asian="normal" style:font-style-complex="normal"/>
    </style:style>
    <style:style style:name="T72" style:family="text">
      <style:text-properties fo:font-style="normal" officeooo:rsid="010d20ac" style:font-style-asian="normal" style:font-style-complex="normal"/>
    </style:style>
    <style:style style:name="T73" style:family="text">
      <style:text-properties fo:font-style="normal" officeooo:rsid="010da108" style:font-style-asian="normal" style:font-style-complex="normal"/>
    </style:style>
    <style:style style:name="T74" style:family="text">
      <style:text-properties fo:font-style="normal" officeooo:rsid="011143b2" style:font-style-asian="normal" style:font-style-complex="normal"/>
    </style:style>
    <style:style style:name="T75" style:family="text">
      <style:text-properties fo:font-style="normal" officeooo:rsid="0111ad47" style:font-style-asian="normal" style:font-style-complex="normal"/>
    </style:style>
    <style:style style:name="T76" style:family="text">
      <style:text-properties fo:font-style="normal" officeooo:rsid="01125854" style:font-style-asian="normal" style:font-style-complex="normal"/>
    </style:style>
    <style:style style:name="T77" style:family="text">
      <style:text-properties fo:font-style="normal" officeooo:rsid="011298cd" style:font-style-asian="normal" style:font-style-complex="normal"/>
    </style:style>
    <style:style style:name="T78" style:family="text">
      <style:text-properties fo:font-style="normal" officeooo:rsid="0112ceda" style:font-style-asian="normal" style:font-style-complex="normal"/>
    </style:style>
    <style:style style:name="T79" style:family="text">
      <style:text-properties fo:font-style="normal" fo:font-weight="normal" style:font-style-asian="normal" style:font-weight-asian="normal" style:font-style-complex="normal" style:font-weight-complex="normal"/>
    </style:style>
    <style:style style:name="T80" style:family="text">
      <style:text-properties fo:font-style="normal" fo:font-weight="normal" officeooo:rsid="003819a2" style:font-style-asian="normal" style:font-weight-asian="normal" style:font-style-complex="normal" style:font-weight-complex="normal"/>
    </style:style>
    <style:style style:name="T81" style:family="text">
      <style:text-properties fo:font-style="normal" fo:font-weight="normal" officeooo:rsid="0039f9e1" style:font-style-asian="normal" style:font-weight-asian="normal" style:font-style-complex="normal" style:font-weight-complex="normal"/>
    </style:style>
    <style:style style:name="T82" style:family="text">
      <style:text-properties fo:font-style="normal" fo:font-weight="normal" officeooo:rsid="00463672" style:font-style-asian="normal" style:font-weight-asian="normal" style:font-style-complex="normal" style:font-weight-complex="normal"/>
    </style:style>
    <style:style style:name="T83" style:family="text">
      <style:text-properties fo:font-style="normal" fo:font-weight="normal" officeooo:rsid="0047ad84" style:font-style-asian="normal" style:font-weight-asian="normal" style:font-style-complex="normal" style:font-weight-complex="normal"/>
    </style:style>
    <style:style style:name="T84" style:family="text">
      <style:text-properties fo:font-style="normal" style:text-underline-style="none" fo:font-weight="normal" style:font-style-asian="normal" style:font-weight-asian="normal" style:font-style-complex="normal" style:font-weight-complex="normal"/>
    </style:style>
    <style:style style:name="T85" style:family="text">
      <style:text-properties officeooo:rsid="003e8a6f"/>
    </style:style>
    <style:style style:name="T86" style:family="text">
      <style:text-properties officeooo:rsid="0041e442"/>
    </style:style>
    <style:style style:name="T87" style:family="text">
      <style:text-properties officeooo:rsid="004c7834"/>
    </style:style>
    <style:style style:name="T88" style:family="text">
      <style:text-properties officeooo:rsid="004f518c"/>
    </style:style>
    <style:style style:name="T89" style:family="text">
      <style:text-properties style:text-underline-style="none"/>
    </style:style>
    <style:style style:name="T90" style:family="text">
      <style:text-properties style:text-underline-style="none" fo:font-weight="bold" style:font-weight-asian="bold" style:font-weight-complex="bold"/>
    </style:style>
    <style:style style:name="T91" style:family="text">
      <style:text-properties style:text-underline-style="none" officeooo:rsid="00896d43"/>
    </style:style>
    <style:style style:name="T92" style:family="text">
      <style:text-properties style:text-underline-style="none" officeooo:rsid="00fc46b9"/>
    </style:style>
    <style:style style:name="T93" style:family="text">
      <style:text-properties style:text-underline-style="none" fo:font-weight="normal" style:font-weight-asian="normal" style:font-weight-complex="normal"/>
    </style:style>
    <style:style style:name="T94" style:family="text">
      <style:text-properties style:text-underline-style="none" officeooo:rsid="0102da47"/>
    </style:style>
    <style:style style:name="T95" style:family="text">
      <style:text-properties style:text-underline-style="none" officeooo:rsid="010da108"/>
    </style:style>
    <style:style style:name="T96" style:family="text">
      <style:text-properties style:text-underline-style="none" officeooo:rsid="010f4933"/>
    </style:style>
    <style:style style:name="T97" style:family="text">
      <style:text-properties style:text-underline-style="none" officeooo:rsid="0111ad47"/>
    </style:style>
    <style:style style:name="T98" style:family="text">
      <style:text-properties fo:color="#ce181e" fo:font-weight="bold" style:font-weight-asian="bold" style:font-weight-complex="bold"/>
    </style:style>
    <style:style style:name="T99" style:family="text">
      <style:text-properties fo:color="#ce181e" fo:font-weight="bold" officeooo:rsid="004b225c" style:font-weight-asian="bold" style:font-weight-complex="bold"/>
    </style:style>
    <style:style style:name="T100" style:family="text">
      <style:text-properties fo:color="#ce181e" fo:font-weight="bold" officeooo:rsid="007c2482" style:font-weight-asian="bold" style:font-weight-complex="bold"/>
    </style:style>
    <style:style style:name="T101" style:family="text">
      <style:text-properties fo:color="#ce181e" fo:font-weight="bold" officeooo:rsid="00d24c72" style:font-weight-asian="bold" style:font-weight-complex="bold"/>
    </style:style>
    <style:style style:name="T102" style:family="text">
      <style:text-properties fo:color="#ce181e" fo:font-size="12pt" fo:font-weight="bold" officeooo:rsid="00d24c72" style:font-size-asian="10.5pt" style:font-weight-asian="bold" style:font-size-complex="12pt" style:font-weight-complex="bold"/>
    </style:style>
    <style:style style:name="T103" style:family="text">
      <style:text-properties fo:color="#ce181e" style:font-name="Verdana" fo:font-size="12pt" fo:font-style="normal" fo:font-weight="bold" officeooo:rsid="0055de17" style:font-size-asian="10.5pt" style:font-style-asian="normal" style:font-weight-asian="bold" style:font-size-complex="12pt" style:font-style-complex="normal" style:font-weight-complex="bold"/>
    </style:style>
    <style:style style:name="T104" style:family="text">
      <style:text-properties officeooo:rsid="0056a97d"/>
    </style:style>
    <style:style style:name="T105" style:family="text">
      <style:text-properties officeooo:rsid="0062ac93"/>
    </style:style>
    <style:style style:name="T106" style:family="text">
      <style:text-properties officeooo:rsid="006a2605"/>
    </style:style>
    <style:style style:name="T107" style:family="text">
      <style:text-properties officeooo:rsid="006b3856"/>
    </style:style>
    <style:style style:name="T108" style:family="text">
      <style:text-properties officeooo:rsid="006da212"/>
    </style:style>
    <style:style style:name="T109" style:family="text">
      <style:text-properties officeooo:rsid="006eb8a7"/>
    </style:style>
    <style:style style:name="T110" style:family="text">
      <style:text-properties officeooo:rsid="00711932"/>
    </style:style>
    <style:style style:name="T111" style:family="text">
      <style:text-properties officeooo:rsid="007a81aa"/>
    </style:style>
    <style:style style:name="T112" style:family="text">
      <style:text-properties officeooo:rsid="007c2482"/>
    </style:style>
    <style:style style:name="T113" style:family="text">
      <style:text-properties fo:color="#ba131a" fo:font-weight="bold" officeooo:rsid="007e8f8b" style:font-weight-asian="bold" style:font-weight-complex="bold"/>
    </style:style>
    <style:style style:name="T114" style:family="text">
      <style:text-properties fo:color="#ba131a" fo:font-weight="bold" officeooo:rsid="00e6470d" style:font-weight-asian="bold" style:font-weight-complex="bold"/>
    </style:style>
    <style:style style:name="T115" style:family="text">
      <style:text-properties fo:color="#ba131a" fo:font-weight="bold" officeooo:rsid="00ede11a" style:font-weight-asian="bold" style:font-weight-complex="bold"/>
    </style:style>
    <style:style style:name="T116" style:family="text">
      <style:text-properties fo:color="#ba131a" style:font-name="Verdana" fo:font-weight="bold" officeooo:rsid="007e8f8b" style:font-weight-asian="bold" style:font-weight-complex="bold"/>
    </style:style>
    <style:style style:name="T117" style:family="text">
      <style:text-properties fo:color="#ba131a" style:font-name="Verdana" fo:font-weight="bold" officeooo:rsid="00e28fa4" style:font-weight-asian="bold" style:font-weight-complex="bold"/>
    </style:style>
    <style:style style:name="T118" style:family="text">
      <style:text-properties fo:color="#ba131a" style:font-name="Verdana" fo:font-weight="bold" officeooo:rsid="00e6470d" style:font-weight-asian="bold" style:font-weight-complex="bold"/>
    </style:style>
    <style:style style:name="T119" style:family="text">
      <style:text-properties fo:color="#ba131a" style:font-name="Verdana" fo:font-weight="bold" officeooo:rsid="00e68c68" style:font-weight-asian="bold" style:font-weight-complex="bold"/>
    </style:style>
    <style:style style:name="T120" style:family="text">
      <style:text-properties fo:color="#ba131a" style:font-name="Verdana" fo:font-weight="bold" officeooo:rsid="00ede11a" style:font-weight-asian="bold" style:font-weight-complex="bold"/>
    </style:style>
    <style:style style:name="T121" style:family="text">
      <style:text-properties fo:color="#ba131a" style:font-name="Verdana" fo:font-style="normal" style:text-underline-style="none" fo:font-weight="normal" officeooo:rsid="00e28fa4" style:font-style-asian="normal" style:font-weight-asian="normal" style:font-style-complex="normal" style:font-weight-complex="normal"/>
    </style:style>
    <style:style style:name="T122" style:family="text">
      <style:text-properties fo:color="#ba131a" officeooo:rsid="007e8f8b"/>
    </style:style>
    <style:style style:name="T123" style:family="text">
      <style:text-properties officeooo:rsid="00837526"/>
    </style:style>
    <style:style style:name="T124" style:family="text">
      <style:text-properties fo:color="#407927" fo:font-weight="bold" officeooo:rsid="002c9da8" style:font-weight-asian="bold" style:font-weight-complex="bold"/>
    </style:style>
    <style:style style:name="T125" style:family="text">
      <style:text-properties fo:color="#407927" style:font-name="Verdana" fo:font-weight="bold" officeooo:rsid="002c9da8" style:font-weight-asian="bold" style:font-weight-complex="bold"/>
    </style:style>
    <style:style style:name="T126" style:family="text">
      <style:text-properties officeooo:rsid="008bc4d5"/>
    </style:style>
    <style:style style:name="T127" style:family="text">
      <style:text-properties officeooo:rsid="0093575a"/>
    </style:style>
    <style:style style:name="T128" style:family="text">
      <style:text-properties officeooo:rsid="00aa5e37"/>
    </style:style>
    <style:style style:name="T129" style:family="text">
      <style:text-properties fo:font-size="12pt" fo:font-weight="normal" style:font-size-asian="10.5pt" style:font-weight-asian="normal" style:font-size-complex="12pt" style:font-weight-complex="normal"/>
    </style:style>
    <style:style style:name="T130" style:family="text">
      <style:text-properties fo:font-size="12pt" fo:font-weight="normal" officeooo:rsid="00a54a06" style:font-size-asian="10.5pt" style:font-weight-asian="normal" style:font-size-complex="12pt" style:font-weight-complex="normal"/>
    </style:style>
    <style:style style:name="T131" style:family="text">
      <style:text-properties fo:font-size="12pt" fo:font-weight="normal" officeooo:rsid="00a86220" style:font-size-asian="10.5pt" style:font-weight-asian="normal" style:font-size-complex="12pt" style:font-weight-complex="normal"/>
    </style:style>
    <style:style style:name="T132" style:family="text">
      <style:text-properties fo:font-size="12pt" fo:font-weight="normal" officeooo:rsid="00a526df" style:font-size-asian="10.5pt" style:font-weight-asian="normal" style:font-size-complex="12pt" style:font-weight-complex="normal"/>
    </style:style>
    <style:style style:name="T133" style:family="text">
      <style:text-properties fo:font-size="12pt" fo:font-weight="normal" officeooo:rsid="00d4caa8" style:font-size-asian="10.5pt" style:font-weight-asian="normal" style:font-size-complex="12pt" style:font-weight-complex="normal"/>
    </style:style>
    <style:style style:name="T134" style:family="text">
      <style:text-properties fo:font-size="12pt" fo:font-weight="bold" officeooo:rsid="00a54a06" style:font-size-asian="10.5pt" style:font-weight-asian="bold" style:font-size-complex="12pt" style:font-weight-complex="bold"/>
    </style:style>
    <style:style style:name="T135" style:family="text">
      <style:text-properties officeooo:rsid="00b07e13"/>
    </style:style>
    <style:style style:name="T136" style:family="text">
      <style:text-properties officeooo:rsid="00b268d9"/>
    </style:style>
    <style:style style:name="T137" style:family="text">
      <style:text-properties officeooo:rsid="00b79a48"/>
    </style:style>
    <style:style style:name="T138" style:family="text">
      <style:text-properties officeooo:rsid="00bcb87f"/>
    </style:style>
    <style:style style:name="T139" style:family="text">
      <style:text-properties officeooo:rsid="00bf977c"/>
    </style:style>
    <style:style style:name="T140" style:family="text">
      <style:text-properties officeooo:rsid="00c1c208"/>
    </style:style>
    <style:style style:name="T141" style:family="text">
      <style:text-properties officeooo:rsid="00c7d758"/>
    </style:style>
    <style:style style:name="T142" style:family="text">
      <style:text-properties officeooo:rsid="00c83523"/>
    </style:style>
    <style:style style:name="T143" style:family="text">
      <style:text-properties officeooo:rsid="00cb2696"/>
    </style:style>
    <style:style style:name="T144" style:family="text">
      <style:text-properties officeooo:rsid="00cfbd77"/>
    </style:style>
    <style:style style:name="T145" style:family="text">
      <style:text-properties officeooo:rsid="00d1326d"/>
    </style:style>
    <style:style style:name="T146" style:family="text">
      <style:text-properties style:font-name="Verdana" fo:font-weight="bold" style:font-weight-asian="bold" style:font-weight-complex="bold"/>
    </style:style>
    <style:style style:name="T147" style:family="text">
      <style:text-properties style:font-name="Verdana" officeooo:rsid="00d68789"/>
    </style:style>
    <style:style style:name="T148" style:family="text">
      <style:text-properties style:font-name="Verdana" fo:font-weight="normal" style:font-weight-asian="normal" style:font-weight-complex="normal"/>
    </style:style>
    <style:style style:name="T149" style:family="text">
      <style:text-properties style:font-name="Verdana" fo:font-weight="normal" officeooo:rsid="0026cd97" style:font-weight-asian="normal" style:font-weight-complex="normal"/>
    </style:style>
    <style:style style:name="T150" style:family="text">
      <style:text-properties style:font-name="Verdana" fo:font-weight="normal" officeooo:rsid="00d8dfb9" style:font-weight-asian="normal" style:font-weight-complex="normal"/>
    </style:style>
    <style:style style:name="T151" style:family="text">
      <style:text-properties style:font-name="Verdana" fo:font-weight="normal" officeooo:rsid="001feccb" style:font-weight-asian="normal" style:font-weight-complex="normal"/>
    </style:style>
    <style:style style:name="T152" style:family="text">
      <style:text-properties style:font-name="Verdana" fo:font-weight="normal" officeooo:rsid="00d68789" style:font-weight-asian="normal" style:font-weight-complex="normal"/>
    </style:style>
    <style:style style:name="T153" style:family="text">
      <style:text-properties style:font-name="Verdana" officeooo:rsid="0047e725"/>
    </style:style>
    <style:style style:name="T154" style:family="text">
      <style:text-properties style:font-name="Verdana" officeooo:rsid="002fcfd1"/>
    </style:style>
    <style:style style:name="T155" style:family="text">
      <style:text-properties style:font-name="Verdana" officeooo:rsid="001feccb"/>
    </style:style>
    <style:style style:name="T156" style:family="text">
      <style:text-properties style:font-name="Verdana" officeooo:rsid="0026267b"/>
    </style:style>
    <style:style style:name="T157" style:family="text">
      <style:text-properties style:font-name="Verdana" officeooo:rsid="0022d4b3"/>
    </style:style>
    <style:style style:name="T158" style:family="text">
      <style:text-properties style:font-name="Verdana" officeooo:rsid="00cc2090"/>
    </style:style>
    <style:style style:name="T159" style:family="text">
      <style:text-properties style:font-name="Verdana" officeooo:rsid="001f7249"/>
    </style:style>
    <style:style style:name="T160" style:family="text">
      <style:text-properties style:font-name="Verdana" officeooo:rsid="0079ec34"/>
    </style:style>
    <style:style style:name="T161" style:family="text">
      <style:text-properties style:font-name="Verdana" fo:font-size="10.5pt" fo:font-weight="normal" officeooo:rsid="00d8dfb9" style:font-size-asian="10.5pt" style:font-weight-asian="normal" style:font-size-complex="10.5pt" style:font-weight-complex="normal"/>
    </style:style>
    <style:style style:name="T162" style:family="text">
      <style:text-properties style:font-name="Verdana" fo:font-size="10.5pt" fo:font-style="italic" officeooo:rsid="002c9da8" style:font-size-asian="10.5pt" style:font-style-asian="italic" style:font-size-complex="10.5pt" style:font-style-complex="italic"/>
    </style:style>
    <style:style style:name="T163" style:family="text">
      <style:text-properties style:font-name="Verdana" fo:font-size="10.5pt" fo:font-style="italic" officeooo:rsid="00d9c240" style:font-size-asian="10.5pt" style:font-style-asian="italic" style:font-size-complex="10.5pt" style:font-style-complex="italic"/>
    </style:style>
    <style:style style:name="T164" style:family="text">
      <style:text-properties style:font-name="Verdana" fo:font-size="10.5pt" fo:font-style="italic" officeooo:rsid="00f43122" style:font-size-asian="10.5pt" style:font-style-asian="italic" style:font-size-complex="10.5pt" style:font-style-complex="italic"/>
    </style:style>
    <style:style style:name="T165" style:family="text">
      <style:text-properties style:font-name="Verdana" officeooo:rsid="00e6470d"/>
    </style:style>
    <style:style style:name="T166" style:family="text">
      <style:text-properties style:font-name="Verdana" fo:font-style="italic" style:font-style-asian="italic" style:font-style-complex="italic"/>
    </style:style>
    <style:style style:name="T167" style:family="text">
      <style:text-properties officeooo:rsid="00d24c72"/>
    </style:style>
    <style:style style:name="T168" style:family="text">
      <style:text-properties officeooo:rsid="00d4caa8"/>
    </style:style>
    <style:style style:name="T169" style:family="text">
      <style:text-properties officeooo:rsid="00d8dfb9"/>
    </style:style>
    <style:style style:name="T170" style:family="text">
      <style:text-properties officeooo:rsid="00dcd892"/>
    </style:style>
    <style:style style:name="T171" style:family="text">
      <style:text-properties officeooo:rsid="00de5c93"/>
    </style:style>
    <style:style style:name="T172" style:family="text">
      <style:text-properties officeooo:rsid="00e58af2"/>
    </style:style>
    <style:style style:name="T173" style:family="text">
      <style:text-properties officeooo:rsid="00e6470d"/>
    </style:style>
    <style:style style:name="T174" style:family="text">
      <style:text-properties fo:color="#2b511a" style:font-name="Verdana" fo:font-weight="bold" officeooo:rsid="00e6470d" style:font-weight-asian="bold" style:font-weight-complex="bold"/>
    </style:style>
    <style:style style:name="T175" style:family="text">
      <style:text-properties fo:color="#2b511a" fo:font-weight="bold" officeooo:rsid="00e6470d" style:font-weight-asian="bold" style:font-weight-complex="bold"/>
    </style:style>
    <style:style style:name="T176" style:family="text">
      <style:text-properties style:use-window-font-color="true"/>
    </style:style>
    <style:style style:name="T177" style:family="text">
      <style:text-properties style:use-window-font-color="true" style:font-name="Verdana" fo:font-weight="normal" officeooo:rsid="00e6470d" style:font-weight-asian="normal" style:font-weight-complex="normal"/>
    </style:style>
    <style:style style:name="T178" style:family="text">
      <style:text-properties style:use-window-font-color="true" style:font-name="Verdana" fo:font-weight="normal" officeooo:rsid="00e68c68" style:font-weight-asian="normal" style:font-weight-complex="normal"/>
    </style:style>
    <style:style style:name="T179" style:family="text">
      <style:text-properties style:use-window-font-color="true" style:font-name="Verdana" fo:font-weight="normal" officeooo:rsid="00d68789" style:font-weight-asian="normal" style:font-weight-complex="normal"/>
    </style:style>
    <style:style style:name="T180" style:family="text">
      <style:text-properties style:use-window-font-color="true" style:font-name="Verdana" officeooo:rsid="00ede11a"/>
    </style:style>
    <style:style style:name="T181" style:family="text">
      <style:text-properties officeooo:rsid="00e68c68"/>
    </style:style>
    <style:style style:name="T182" style:family="text">
      <style:text-properties officeooo:rsid="00e8565a"/>
    </style:style>
    <style:style style:name="T183" style:family="text">
      <style:text-properties fo:color="#610506" style:font-name="Verdana" fo:font-weight="bold" officeooo:rsid="00e8565a" style:font-weight-asian="bold" style:font-weight-complex="bold"/>
    </style:style>
    <style:style style:name="T184" style:family="text">
      <style:text-properties fo:color="#610506" style:font-name="Verdana" fo:font-weight="bold" officeooo:rsid="00e9c220" style:font-weight-asian="bold" style:font-weight-complex="bold"/>
    </style:style>
    <style:style style:name="T185" style:family="text">
      <style:text-properties fo:color="#610506" style:font-name="Verdana" fo:font-weight="bold" officeooo:rsid="00ea0baa" style:font-weight-asian="bold" style:font-weight-complex="bold"/>
    </style:style>
    <style:style style:name="T186" style:family="text">
      <style:text-properties officeooo:rsid="00eb284b"/>
    </style:style>
    <style:style style:name="T187" style:family="text">
      <style:text-properties officeooo:rsid="00ecd1b4"/>
    </style:style>
    <style:style style:name="T188" style:family="text">
      <style:text-properties officeooo:rsid="00ede11a"/>
    </style:style>
    <style:style style:name="T189" style:family="text">
      <style:text-properties officeooo:rsid="00f559e5"/>
    </style:style>
    <style:style style:name="T190" style:family="text">
      <style:text-properties officeooo:rsid="00fa8c37"/>
    </style:style>
    <style:style style:name="T191" style:family="text">
      <style:text-properties officeooo:rsid="00fc46b9"/>
    </style:style>
    <style:style style:name="T192" style:family="text">
      <style:text-properties officeooo:rsid="00fc7e94"/>
    </style:style>
    <style:style style:name="T193" style:family="text">
      <style:text-properties officeooo:rsid="00fccb86"/>
    </style:style>
    <style:style style:name="T194" style:family="text">
      <style:text-properties officeooo:rsid="00fed915"/>
    </style:style>
    <style:style style:name="T195" style:family="text">
      <style:text-properties officeooo:rsid="0106400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5">Práctica de Programación Orientada a Objetos - Curso 2017 - 2018</text:p>
      <text:p text:style-name="P6"/>
      <text:p text:style-name="P8"/>
      <text:p text:style-name="P8"/>
      <text:p text:style-name="P8"/>
      <text:p text:style-name="P8"/>
      <text:p text:style-name="P8">Marcos Jesús Barrios Lorenzo</text:p>
      <text:p text:style-name="P8"/>
      <text:p text:style-name="P16">marcosloscardones@gmail.com</text:p>
      <text:p text:style-name="P6"/>
      <text:p text:style-name="P8">674<text:span text:style-name="T53"> </text:span>70<text:span text:style-name="T54"> </text:span>0<text:span text:style-name="T54">1 </text:span>85</text:p>
      <text:p text:style-name="P7"/>
      <text:p text:style-name="P1"/>
      <text:p text:style-name="P156">Tienda de electrodomésticos</text:p>
      <text:p text:style-name="P4"/>
      <text:p text:style-name="P130">En primer lugar va a ser necesario tener una serie de clases que definan los diferentes productos que se estén vendiendo. En la descripción de la práctica se sugieren las categorías <text:span text:style-name="T24">Sonido</text:span>, <text:span text:style-name="T23">Informática</text:span>, <text:span text:style-name="T23">Imagen</text:span>, <text:span text:style-name="T23">Hogar</text:span> y <text:span text:style-name="T23">Telefonía</text:span> como clases base para los productos, <text:span text:style-name="T1">por lo que serán incluidas como clases abstractas para evitar que se puedan crear objetos directamente con ellas.</text:span></text:p>
      <text:p text:style-name="P130"/>
      <text:p text:style-name="P102">Será necesario tener una clase que contenga todos y cada uno de los productos de la tienda además de métodos para su obtención. Dicha clase se podría llamar <text:span text:style-name="T2">Productos</text:span>.<text:span text:style-name="T59"> Para poder distinguir entre los diferentes productos será necesario un sistema de numeración por el cual cada producto tenga un número único asignado de manera que luego se puedan buscar productos específicos, etc. Para lograrlo se podría usar una variable estática en la clase productos del tipo int tal que cada producto que se añada a la tienda sume un uno a la variable int y dicho número sea asignado al producto en sí.</text:span></text:p>
      <text:p text:style-name="P102"/>
      <text:p text:style-name="P141">La clase <text:span text:style-name="T2">Producto</text:span><text:span text:style-name="T23"> tendrá que tener </text:span><text:span text:style-name="T43">tres</text:span><text:span text:style-name="T23"> variable</text:span><text:span text:style-name="T43">s</text:span><text:span text:style-name="T23"> de tipo </text:span><text:span text:style-name="T43">entero</text:span><text:span text:style-name="T23"> (String) para indicar el tiempo </text:span><text:span text:style-name="T43">hasta que pierda la</text:span><text:span text:style-name="T23"> garantía </text:span><text:span text:style-name="T43">(día, mes, año) </text:span><text:span text:style-name="T23">el producto y </text:span><text:span text:style-name="T43">otras 3 que indiquen la fecha de compra</text:span><text:span text:style-name="T23">. </text:span><text:span text:style-name="T42">Esto permitirá la comprobación de garantía posteriormente en caso de que se exija la reparación de un objeto.</text:span></text:p>
      <text:p text:style-name="P102"/>
      <text:p text:style-name="P139">La jerarquía de los productos aprovechará la herencia como método de obtención de características que puedan compartir varios productos en una misma categoría. Cada categoría de producto tendrá sus propias variables, pero adicionalmente el programa debería de permitir que se añadan características a los productos sin necesidad de tener que estar creando nuevas variables (<text:span text:style-name="T85">sin necesitar tener que programarlas</text:span>). Para evitar lo anterior, es necesario crear una clase encargada de especificar una característica de un producto (<text:span text:style-name="T2">Caracteristica</text:span>), para ello dispondría de un título de característica y una descripción de la característica (dos variables de tipo cadena de carácteres). Esto permitiría que los productos mantengan una colección con características y se puedan gestionar fácilmente eliminando, añadiendo nuevas e incluso editando características ya añadidas.</text:p>
      <text:p text:style-name="P102"/>
      <text:p text:style-name="P102">Además, una clase <text:span text:style-name="T12">Util</text:span> puede ser útil para buscar listas concretas de productos según características, etc. Busqueda solo contendrá métodos <text:span text:style-name="T58">e</text:span>státicos.</text:p>
      <text:p text:style-name="P130"/>
      <text:p text:style-name="P131">Se añadirá un prefijo a las clases para saber que son un producto.</text:p>
      <text:p text:style-name="P130"/>
      <text:p text:style-name="P102">También vamos a necesitar una clase <text:span text:style-name="T2">Usuario</text:span><text:span text:style-name="T23"> como base para cualquier actor dentro de la tienda, a partir de dicha clase se crearán las clases para cada tipo de usuario dentro de la tienda. </text:span><text:span text:style-name="T2">Cliente</text:span><text:span text:style-name="T23">, </text:span><text:span text:style-name="T2">Empleado</text:span><text:span text:style-name="T23"> (clase base para los empleados de la tienda), </text:span><text:span text:style-name="T2">EpdoTecnico</text:span><text:span text:style-name="T23">,</text:span><text:span text:style-name="T2"> EpdoCajero</text:span><text:span text:style-name="T23">, </text:span><text:span text:style-name="T2">EpdoFinanciacion</text:span><text:span text:style-name="T23">, </text:span><text:span text:style-name="T2">EpdoPostventa</text:span><text:span text:style-name="T5">, EpdoComercial</text:span><text:span text:style-name="T23">.</text:span><text:span text:style-name="T35"> Además, una clase </text:span><text:span text:style-name="T9">Usuarios</text:span><text:span text:style-name="T35"> que contenga todos los usuarios registrados de la tienda.</text:span></text:p>
      <text:p text:style-name="P123"/>
      <text:p text:style-name="P140"><text:span text:style-name="T35">A</text:span><text:span text:style-name="T23">dem</text:span><text:span text:style-name="T41">á</text:span><text:span text:style-name="T23">s de las clases mencionadas anteriormente será necesario tener 2 clases </text:span><text:soft-page-break/><text:span text:style-name="T23">extras que permitan diferenciar los empleados de los clientes. </text:span><text:span text:style-name="T2">Empleado.class</text:span><text:span text:style-name="T23"> definirá métodos que tendrán en común todos los empleados. La clase Cliente.class extenderá directamente a la clase Usuario.class mientras que los empleados extenderán a la clase Empleado.class que a la vez es extiende de Usuario.class.</text:span></text:p>
      <text:p text:style-name="P131"/>
      <text:p text:style-name="P102">Los clientes de la tienda van a disponer de un perfil que servirá para mantener un historial de compras, generar facturas, descargar manuales<text:span text:style-name="T126"> y</text:span> promociones. <text:span text:style-name="T52">La clase podría llamarse</text:span> <text:span text:style-name="T3">FichaCliente</text:span><text:span text:style-name="T25">.</text:span></text:p>
      <text:p text:style-name="P102"/>
      <text:p text:style-name="P129">Para la parte de financiación los productos podrían tener una variable que indique si ha sido financiado y en el caso de que haya sido financiado se <text:s/>cree una factura indicando los plazos, etc. La clase <text:span text:style-name="T2">Factura</text:span> podría ser suficiente para el trabajo.<text:span text:style-name="T55"> Será necesaria una variable </text:span><text:span text:style-name="T4">nomina en la clase Cliente</text:span><text:span text:style-name="T55"> </text:span><text:span text:style-name="T26">que contenga información del cliente (</text:span><text:span text:style-name="T45">c</text:span><text:span text:style-name="T26">antidad que cobra el cliente)</text:span><text:span text:style-name="T46">.</text:span><text:span text:style-name="T26"> La financiación de productos requiere que se haya pasado por caja previamente con el producto por lo que será necesario aprovechar la variable de financiación de cada producto.</text:span></text:p>
      <text:p text:style-name="P106"/>
      <text:p text:style-name="P105">El EpdoFinanciacion tendrá un método que compruebe que el cliente es elegible para financiar el producto deseado (cargo mensual no mayor a 15% de nómina, máximo de 60 meses). Cuando se financia un producto se deja constancia en el historial de compras del cliente (y el producto, pues se añadirá a una colección de productos en la clase del cliente).</text:p>
      <text:p text:style-name="P11"/>
      <text:p text:style-name="P129">El programa estaría basado en un <text:span text:style-name="T2">sistema de cuentas o logins </text:span>tal que cuando un EpdoCajero comienza turno en una caja éste tenga que activar su cuenta de alguna manera, usando una contraseña o un patrón<text:span text:style-name="T104">, además de indicar en qué caja se encuentra</text:span>. Ésto permitiría además a los dueños iniciar sesion para modificar fichas de empleados, etc. La parte de financiación y postventa también podrían completar su función logeando en su cuenta.</text:p>
      <text:p text:style-name="P129"/>
      <text:p text:style-name="P129">Gracias a este sistema se pueden activar unas funciones u otras según la cuenta que esté activa al momento.</text:p>
      <text:p text:style-name="P129"/>
      <text:p text:style-name="P103">Para el sistema de reparaciones los productos tendrán que tener un estado que podrá ser modificado. Cada producto tendrá los estados <text:span text:style-name="T2">"</text:span><text:span text:style-name="T8">INTACTO</text:span><text:span text:style-name="T2">"</text:span><text:span text:style-name="T29">,</text:span><text:span text:style-name="T2"> "</text:span><text:span text:style-name="T8">ROTO</text:span><text:span text:style-name="T2">"</text:span><text:span text:style-name="T29">, </text:span><text:span text:style-name="T7">"</text:span><text:span text:style-name="T8">DEVUELTO</text:span><text:span text:style-name="T7">"</text:span><text:span text:style-name="T30"> </text:span>que será modificado según se vayan añadiendo Reportes a una colección que cada producto tendrá<text:span text:style-name="T56">, para esto será necesario un Enum que podría llamarse </text:span><text:span text:style-name="T6">EnumEstadoProducto</text:span>.</text:p>
      <text:p text:style-name="P103"/>
      <text:p text:style-name="P103">También será necesaria una fecha para conocer cuando ha sido enviado el último reporte. La clase <text:span text:style-name="T2">Reporte</text:span><text:span text:style-name="T23"> será necesaria para este trabajo, estará compuesta por un estado (que será el nuevo estado del producto cuando el reporte se añada a la colección del producto), una fecha (Formada por </text:span><text:span text:style-name="T44">tres</text:span><text:span text:style-name="T23"> </text:span><text:span text:style-name="T44">variables enteras día, mes, año</text:span><text:span text:style-name="T23">)</text:span><text:span text:style-name="T47">, un coste (en caso de que sea una reparación a pagar) </text:span><text:span text:style-name="T23">y una descripción (cadena de carácteres).</text:span><text:span text:style-name="T28"> </text:span><text:span text:style-name="T23">Los </text:span><text:span text:style-name="T2">EpdoTecnico</text:span><text:span text:style-name="T23">'s serán los encargados de <text:s/>enviar reportes cuando se haya reparado un producto, quienes tendrán que especificar en la descripción qué es lo que se ha reparado. </text:span><text:soft-page-break/><text:span text:style-name="T40">Cuando el cliente lleva el producto a que se lo reparen un técnico asignado cambia el estado del producto a "ROTO" y escribe una descripción según lo que le cuente el cliente que está mal en el producto.</text:span></text:p>
      <text:p text:style-name="P126"/>
      <text:p text:style-name="P148"><text:span text:style-name="T40">A</text:span><text:span text:style-name="T23">dicionalmente será necesaria una clase Ficha de reparación que contenga un producto y el cliente al que pertenece dicho producto. La clase se llamaría </text:span><text:span text:style-name="T2">FichaReparacion</text:span></text:p>
      <text:p text:style-name="P107"/>
      <text:p text:style-name="P104"><text:span text:style-name="T27">Cada vez que un cliente solicita una reparación del producto se comparan las fechas de compra y de solicitud de entrega tal que si han pasado más de 2 años el cliente tiene que pagar. Para </text:span><text:span text:style-name="T28">que el sistema funcione el producto tiene que tener una variable booleana que indique si se ha pagado o no el producto tal que si la reparación cuesta dinero la variable se vuelva a poner en false incluso si se ha comprado el producto previamente.</text:span></text:p>
      <text:p text:style-name="P108"/>
      <text:p text:style-name="P128"><text:span text:style-name="T28">E</text:span><text:span text:style-name="T23">l cliente además tendrá la posibilidad de devolver un producto siempre que su estado no sea "</text:span><text:span text:style-name="T34">ROTO</text:span><text:span text:style-name="T23">". Para ésto se emplea el sistema de reportes del programa. Solo se aceptarán devoluciones siempre que el producto no haya sido comprado hace más de 3 meses.</text:span></text:p>
      <text:p text:style-name="P111"/>
      <text:p text:style-name="P147"><text:span text:style-name="T23">La parte de gestión comercial del programa consistirá en el envio de emails con ofertas a los clientes, el EpdoComercial se encargaría de esto y será necesaria una clase </text:span><text:span text:style-name="T2">Mensaje</text:span><text:span text:style-name="T23"> que sirva como base para el email, conteniendo variables del tipo cadena de carácteres con el asunto, el destino y el mensaje. Para ello cada cliente tendrá una colección con mensajes.</text:span></text:p>
      <text:p text:style-name="P153"/>
      <text:p text:style-name="P125">**Cada usuario empleado podría tener guardada una contraseña en una variable de tipo cadena de carácteres (String) en su clase correspondiente.</text:p>
      <text:p text:style-name="P129"/>
      <text:p text:style-name="Horizontal_20_Line"/>
      <text:p text:style-name="P129"/>
      <text:p text:style-name="P143">P<text:span text:style-name="T128">endiente</text:span></text:p>
      <text:p text:style-name="P101">H = hecho | R = rechazado</text:p>
      <text:p text:style-name="P99"/>
      <text:p text:style-name="P100"><text:span text:style-name="T2">11/05/2018:</text:span> Terminar de implementar el sistema de historial de operaciones<text:span text:style-name="T172"> <text:s text:c="2"/></text:span><text:span text:style-name="T13">H</text:span></text:p>
      <text:p text:style-name="P99"/>
      <text:p text:style-name="P99"><text:span text:style-name="T2">09/05/2018</text:span><text:span text:style-name="T19">:</text:span><text:span text:style-name="T2"> </text:span>Implementar correctamente el sistema de cajas de la tienda </text:p>
      <text:p text:style-name="P97"/>
      <text:p text:style-name="P98"><text:span text:style-name="T2">08/05/2018:</text:span> Incorportar el DNI en el sistema de manera correcta.<text:span text:style-name="T189"> </text:span><text:span text:style-name="T21">H</text:span></text:p>
      <text:p text:style-name="P97"/>
      <text:p text:style-name="P97"><text:span text:style-name="T2">05/05/2018:</text:span> Ampliar el cálculo del tiempo de devolución para que tenga en cuenta en día en el método de devolución de producto en UIEpdoPostVenta.</text:p>
      <text:p text:style-name="P94"/>
      <text:p text:style-name="P96"><text:span text:style-name="T2">05/05/2018:</text:span> Técnicos: Los clientes podrán llevar sus productos</text:p>
      <text:p text:style-name="P96">comprados en la tienda a reparar. Las condiciones de reparación serán las siguientes:</text:p>
      <text:p text:style-name="P96">reparación gratuita en los dos primeros años. A partir de esa fecha, se cargará un importe al<text:span text:style-name="T144"> </text:span>cliente dependiendo de la reparación efectuada.<text:span text:style-name="T144"> </text:span><text:span text:style-name="T14">H</text:span></text:p>
      <text:p text:style-name="P95"><text:soft-page-break/></text:p>
      <text:p text:style-name="P95"><text:span text:style-name="T2">05/05/2018:</text:span> El postventa permitirá a los clientes de volver un producto siempre que la fecha de compra no haya sido más de hace 3 meses. Para ello, se pregunta por el dni del cliente, se pregunta por el producto, se pregunta por la fecha actual (para compararla con la fecha de compra) y, en caso de que la diferencia de fecha sea menor de 3 meses eliminar el producto de la colección de productos de cliente, dejar constancia mediante una Operacion y devolver el producto a la base de datos de la tienda.<text:span text:style-name="T139"> Adicionalmente cambiar el estado del producto a "DEVUELTO". </text:span><text:span text:style-name="T14">H</text:span></text:p>
      <text:p text:style-name="P95"/>
      <text:p text:style-name="P95"><text:span text:style-name="T2">05/05/2018: </text:span>El comercial será capaz de enviar emails al usuario con probabilidades de compra de productos.</text:p>
      <text:p text:style-name="P94"/>
      <text:p text:style-name="P94"><text:span text:style-name="T2">05/05/2018:</text:span> Guardar el documento de memoria en google drive.<text:span text:style-name="T144"> </text:span><text:span text:style-name="T14">H</text:span></text:p>
      <text:p text:style-name="P94"/>
      <text:p text:style-name="P94"><text:span text:style-name="T2">05/05/2018:</text:span> Implementar la gestión de clientes: Cada empleado tiene que dejar constancia de la operación realizada con el cliente. Para ello hay que crear clases Operacion que contenga un titulo, una descripción de lo realizado, el cliente atendido, el empleado que le ha atendido, producto involucrado y fecha. <text:span text:style-name="T140">Implementado en Reporte. </text:span><text:span text:style-name="T15">H</text:span></text:p>
      <text:p text:style-name="P92"/>
      <text:p text:style-name="P92"><text:span text:style-name="T2">05/05/2018:</text:span> Cuando acude un cliente a la tienda <text:s/>y compra un producto hay que comprobar si está registrado. En caso <text:span text:style-name="T138">de que no esté registrado entonces </text:span><text:s/>registrar el cliente.<text:span text:style-name="T145"> </text:span><text:span text:style-name="T15">H</text:span></text:p>
      <text:p text:style-name="P92"/>
      <text:p text:style-name="P93"><text:span text:style-name="T2">05/05/2018:</text:span> Añadir dar de alta un usuario en la gestión de usuarios.<text:span text:style-name="T145"> </text:span><text:span text:style-name="T15">H</text:span></text:p>
      <text:p text:style-name="P89"/>
      <text:p text:style-name="P91"><text:span text:style-name="T2">05/05/2018:</text:span> Implementar el DNI como manera de identificar a los clientes de la aplicación.<text:span text:style-name="T167"> </text:span><text:span text:style-name="T16">H</text:span></text:p>
      <text:p text:style-name="P89"/>
      <text:p text:style-name="P90"><text:span text:style-name="T2">04/05/2018:</text:span> Añadir condición de que no exista ningún cliente con el mismo nombre a la hora de dar alta a un nuevo cliente en la clase UIEpdo<text:span text:style-name="T137">Financiacion</text:span>.<text:span text:style-name="T167"> </text:span><text:span text:style-name="T16">H</text:span></text:p>
      <text:p text:style-name="P88"/>
      <text:p text:style-name="P88"><text:span text:style-name="T2">03/05/2018:</text:span> Testear de nuevo el metodo añadir producto del menu de cajero. Comprobar si la parte de elegir categoria del producto funciona correctamente.</text:p>
      <text:p text:style-name="P81"/>
      <text:p text:style-name="P87"><text:span text:style-name="T2">02/05/2018:</text:span> Implementar modificación de características ya existentes en la opción de actualizar un producto en el menú de cajero.</text:p>
      <text:p text:style-name="P81"/>
      <text:p text:style-name="P86"><text:span text:style-name="T2">30/04/2018:</text:span> Aprovechar mejor la jerarquía de UIMenuAccionable a la hora de implementar nuevos menus para los diferentes usuarios. <text:span text:style-name="T101">R</text:span></text:p>
      <text:p text:style-name="P81"/>
      <text:p text:style-name="P84"><text:span text:style-name="T2">29/04/2018:</text:span> La nueva versión del <text:span text:style-name="T136">E</text:span>numEstadoProducto permite facilitar el añadir nuevos posibles estados a los productos con la desventaja de tener que traducir los enums además de la clase que contiene todas las cadenas de caracteres del programa<text:span text:style-name="T135">. </text:span><text:span text:style-name="T17">H</text:span></text:p>
      <text:p text:style-name="P84"/>
      <text:p text:style-name="P85"><text:soft-page-break/>Investigar si es rentable implementar el mismo sistema en las categorias de productos.</text:p>
      <text:p text:style-name="P82"/>
      <text:p text:style-name="P83"><text:span text:style-name="T2">23/04/2018:</text:span> Arreglar el bug por el cual si se mete una entrada cadena de caracteres cuando se está esperando un número se produce una excepción MismatchExcepcion. Cuando se trata la excepción el programa por alguna razón entra en la primera opción del menú, en este caso en iniciar sesión.</text:p>
      <text:p text:style-name="P80"/>
      <text:p text:style-name="P149"><text:span text:style-name="T134">21/04/2018:</text:span><text:span text:style-name="T130"> </text:span><text:span text:style-name="T131">(PENSAR ANTES DE IMPLEMENTARLO, NO 100% SEGURO DE QUE SEA NECESARIO) </text:span><text:span text:style-name="T129">Rediseñar el sistema de UI; </text:span><text:span text:style-name="T132">En vez de tener una clase UIEpdoCajero y otra UIMenuEpdoCajero juntar las clases para obtener una clase que integre el menu con las opciones de ese tipo de usuario y los métodos que implementan las opciones.</text:span><text:span text:style-name="T133"> </text:span><text:span text:style-name="T102">R</text:span></text:p>
      <text:p text:style-name="P142"/>
      <text:p text:style-name="P142"><text:span text:style-name="T2">21/04/2018:</text:span> Añadir una variable que indi<text:span text:style-name="T171">que</text:span> la cantidad de ese producto que hay. Será necesario comprobar si ya existe en la base de datos un producto con la descripcion dada cada vez que se quiere añadir un nuevo producto a la misma. En caso de que ya exista ese producto a añadir, simplemente se incrementa la cantidad en la clase del producto existente.<text:span text:style-name="T168"> </text:span><text:span text:style-name="T18">H</text:span></text:p>
      <text:p text:style-name="P146"/>
      <text:p text:style-name="Horizontal_20_Line"/>
      <text:p text:style-name="P151"/>
      <text:p text:style-name="P151"/>
      <text:p text:style-name="P51"/>
      <text:p text:style-name="P144">Actores</text:p>
      <text:p text:style-name="P10"/>
      <text:p text:style-name="P10"/>
      <text:list xml:id="list3517137477" text:style-name="L1">
        <text:list-item>
          <text:p text:style-name="P157"><text:span text:style-name="T153">T</text:span><text:span text:style-name="T154">ienda</text:span><text:span text:style-name="T116">.class</text:span><text:span text:style-name="T117"> </text:span><text:span text:style-name="T121">(Clase principal)</text:span></text:p>
        </text:list-item>
      </text:list>
      <text:p text:style-name="P10"/>
      <text:p text:style-name="P10"/>
      <text:p text:style-name="P9"><text:span text:style-name="T23">paquete</text:span> productos:</text:p>
      <text:p text:style-name="P127"/>
      <text:list xml:id="list467447131" text:style-name="L2">
        <text:list-item>
          <text:p text:style-name="P158"><text:span text:style-name="T159">ProductoSonido</text:span><text:span text:style-name="T116">.class</text:span><text:span text:style-name="T181"> </text:span><text:span text:style-name="T174">extends</text:span><text:span text:style-name="T173"> </text:span><text:span text:style-name="T178">Producto</text:span></text:p>
        </text:list-item>
        <text:list-item>
          <text:p text:style-name="P158"><text:span text:style-name="T159">ProductoInformatica</text:span><text:span text:style-name="T116">.class</text:span><text:span text:style-name="T181"> </text:span><text:span text:style-name="T174">extends</text:span><text:span text:style-name="T173"> </text:span><text:span text:style-name="T178">Producto</text:span></text:p>
        </text:list-item>
        <text:list-item>
          <text:p text:style-name="P158"><text:span text:style-name="T159">ProductoImagen</text:span><text:span text:style-name="T116">.class</text:span><text:span text:style-name="T181"> </text:span><text:span text:style-name="T174">extends</text:span><text:span text:style-name="T173"> </text:span><text:span text:style-name="T178">Producto</text:span></text:p>
        </text:list-item>
        <text:list-item>
          <text:p text:style-name="P158"><text:span text:style-name="T159">ProductoHogar</text:span><text:span text:style-name="T116">.class</text:span><text:span text:style-name="T119"> </text:span><text:span text:style-name="T174">extends</text:span><text:span text:style-name="T20"> </text:span><text:span text:style-name="T178">Producto</text:span></text:p>
        </text:list-item>
        <text:list-item>
          <text:p text:style-name="P158"><text:span text:style-name="T159">ProductoTelefonia</text:span><text:span text:style-name="T116">.class</text:span><text:span text:style-name="T181"> </text:span><text:span text:style-name="T174">extends</text:span><text:span text:style-name="T173"> </text:span><text:span text:style-name="T178">Producto</text:span></text:p>
        </text:list-item>
        <text:list-item>
          <text:p text:style-name="P158"><text:span text:style-name="T151">Producto</text:span><text:span text:style-name="T116">.class</text:span><text:span text:style-name="T182"> </text:span><text:span text:style-name="T185">(a</text:span><text:span text:style-name="T183">bstract</text:span><text:span text:style-name="T185">)</text:span></text:p>
        </text:list-item>
        <text:list-item>
          <text:p text:style-name="P159"><text:span text:style-name="T23">Productos</text:span><text:span text:style-name="T122">.class</text:span></text:p>
        </text:list-item>
        <text:list-item>
          <text:p text:style-name="P166">Reporte<text:span text:style-name="T113">.class</text:span></text:p>
        </text:list-item>
        <text:list-item>
          <text:p text:style-name="P160"><text:span text:style-name="T23">Característica</text:span><text:span text:style-name="T122">.class</text:span></text:p>
        </text:list-item>
      </text:list>
      <text:p text:style-name="P110"/>
      <text:list xml:id="list122930995453617" text:continue-numbering="true" text:style-name="L2">
        <text:list-item>
          <text:p text:style-name="P167">EnumEstadoProducto<text:span text:style-name="T57">{ </text:span><text:span text:style-name="T162">"INTACTO", "ROTO", "DEVUELTO"</text:span><text:span text:style-name="T163">;</text:span><text:span text:style-name="T164"> </text:span><text:span text:style-name="T57">}</text:span><text:span text:style-name="T124">.enum</text:span></text:p>
        </text:list-item>
      </text:list>
      <text:p text:style-name="P127"/>
      <text:p text:style-name="P127"/>
      <text:p text:style-name="P154"><text:span text:style-name="T148">paquete </text:span><text:span text:style-name="T146">backend:</text:span></text:p>
      <text:p text:style-name="Standard"/>
      <text:list xml:id="list2647938662" text:style-name="L3">
        <text:list-item>
          <text:p text:style-name="P178"><text:span text:style-name="T127">Util</text:span><text:span text:style-name="T113">.class</text:span></text:p>
        </text:list-item>
        <text:list-item>
          <text:p text:style-name="P255"><text:soft-page-break/><text:span text:style-name="T155">Usuario</text:span><text:span text:style-name="T116">.class</text:span><text:span text:style-name="T186"> </text:span><text:span text:style-name="T184">(a</text:span><text:span text:style-name="T183">bstract</text:span><text:span text:style-name="T184">)</text:span></text:p>
        </text:list-item>
        <text:list-item>
          <text:p text:style-name="P180">Usuarios<text:span text:style-name="T113">.class</text:span></text:p>
        </text:list-item>
        <text:list-item>
          <text:p text:style-name="P255"><text:span text:style-name="T155">Cliente</text:span><text:span text:style-name="T116">.class</text:span><text:span text:style-name="T118"> </text:span><text:span text:style-name="T174">extends</text:span><text:span text:style-name="T173"> </text:span><text:span text:style-name="T165">Usuario</text:span></text:p>
        </text:list-item>
        <text:list-item>
          <text:p text:style-name="P255"><text:span text:style-name="T160">Empleado</text:span><text:span text:style-name="T116">.class</text:span><text:span text:style-name="T118"> </text:span><text:span text:style-name="T184">(a</text:span><text:span text:style-name="T183">bstract</text:span><text:span text:style-name="T184">) </text:span><text:span text:style-name="T174">extends</text:span><text:span text:style-name="T118"> </text:span><text:span text:style-name="T177">Usuario</text:span></text:p>
        </text:list-item>
        <text:list-item>
          <text:p text:style-name="P179">EpdoTecnico<text:span text:style-name="T113">.class</text:span><text:span text:style-name="T114"> </text:span><text:span text:style-name="T175">extends</text:span><text:span text:style-name="T114"> </text:span><text:span text:style-name="T177">Empleado</text:span></text:p>
        </text:list-item>
        <text:list-item>
          <text:p text:style-name="P179">EpdoCajero<text:span text:style-name="T113">.class</text:span><text:span text:style-name="T114"> </text:span><text:span text:style-name="T175">extends</text:span><text:span text:style-name="T114"> </text:span><text:span text:style-name="T177">Empleado</text:span></text:p>
        </text:list-item>
        <text:list-item>
          <text:p text:style-name="P255"><text:span text:style-name="T155">EpdoFinanciacion</text:span><text:span text:style-name="T116">.class</text:span><text:span text:style-name="T173"> </text:span><text:span text:style-name="T174">extends</text:span><text:span text:style-name="T173"> </text:span><text:span text:style-name="T177">Empleado</text:span></text:p>
        </text:list-item>
        <text:list-item>
          <text:p text:style-name="P255"><text:span text:style-name="T155">EpdoPostventa</text:span><text:span text:style-name="T116">.class</text:span><text:span text:style-name="T173"> </text:span><text:span text:style-name="T174">extends</text:span><text:span text:style-name="T173"> </text:span><text:span text:style-name="T177">Empleado</text:span></text:p>
        </text:list-item>
        <text:list-item>
          <text:p text:style-name="P255"><text:span text:style-name="T156">EpdoComercial</text:span><text:span text:style-name="T116">.class</text:span><text:span text:style-name="T118"> </text:span><text:span text:style-name="T174">extends</text:span><text:span text:style-name="T173"> </text:span><text:span text:style-name="T177">Empleado</text:span></text:p>
        </text:list-item>
        <text:list-item>
          <text:p text:style-name="P255"><text:span text:style-name="T157">FichaCliente</text:span><text:span text:style-name="T116">.class</text:span><text:span text:style-name="T173"> </text:span></text:p>
        </text:list-item>
        <text:list-item>
          <text:p text:style-name="P255"><text:span text:style-name="T158">FichaReparacion</text:span><text:span text:style-name="T116">.class</text:span><text:span text:style-name="T173"> </text:span></text:p>
        </text:list-item>
        <text:list-item>
          <text:p text:style-name="P255"><text:span text:style-name="T147">Solicitud</text:span><text:span text:style-name="T116">.class</text:span></text:p>
        </text:list-item>
        <text:list-item>
          <text:p text:style-name="P255"><text:span text:style-name="T147">Factura</text:span><text:span text:style-name="T116">.class</text:span></text:p>
        </text:list-item>
        <text:list-item>
          <text:p text:style-name="P255"><text:span text:style-name="T147">Operacion</text:span><text:span text:style-name="T116">.class</text:span><text:span text:style-name="T187"> </text:span><text:span text:style-name="T184">(a</text:span><text:span text:style-name="T183">bstract</text:span><text:span text:style-name="T184">)</text:span></text:p>
        </text:list-item>
        <text:list-item>
          <text:p text:style-name="P255"><text:span text:style-name="T147">OperacionProducto</text:span><text:span text:style-name="T116">.class</text:span><text:span text:style-name="T173"> </text:span><text:span text:style-name="T174">extends</text:span><text:span text:style-name="T173"> </text:span><text:span text:style-name="T177">Operacion</text:span></text:p>
        </text:list-item>
        <text:list-item>
          <text:p text:style-name="P255"><text:span text:style-name="T147">OperacionUsuario</text:span><text:span text:style-name="T116">.class</text:span><text:span text:style-name="T173"> </text:span><text:span text:style-name="T174">extends</text:span><text:span text:style-name="T173"> </text:span><text:span text:style-name="T177">Operacion</text:span></text:p>
          <text:p text:style-name="P181"/>
        </text:list-item>
        <text:list-item>
          <text:p text:style-name="P256"><text:span text:style-name="T149">Enum</text:span><text:span text:style-name="T150">Operaciones{</text:span></text:p>
          <text:p text:style-name="P257"><text:span text:style-name="T150"><text:tab/></text:span><text:span text:style-name="T161">mF_ACTUALIZARCLIENTE</text:span></text:p>
          <text:p text:style-name="P258"><text:s text:c="2"/><text:span text:style-name="T169"><text:tab/></text:span><text:span text:style-name="T166">mF_DARALTACLIENTE,</text:span></text:p>
          <text:p text:style-name="P183"><text:s text:c="3"/><text:span text:style-name="T169"><text:tab/></text:span>mF_IMPRIMIRCLIENTE,</text:p>
          <text:p text:style-name="P183"><text:s text:c="4"/><text:span text:style-name="T169"><text:tab/></text:span>mGU_AÑADIRSOLICITUD,</text:p>
          <text:p text:style-name="P183"><text:s/><text:span text:style-name="T169"><text:tab/></text:span>mGU_ACEPTARSOLICITUD,</text:p>
          <text:p text:style-name="P183"><text:s text:c="3"/><text:span text:style-name="T169"><text:tab/></text:span>mGU_VERLISTASOLICITUDES,</text:p>
          <text:p text:style-name="P182"><text:s text:c="4"/><text:span text:style-name="T169"><text:tab/></text:span>mGU_VERLISTAFICHASREPARACION,</text:p>
          <text:p text:style-name="P182"><text:s text:c="4"/><text:span text:style-name="T169"><text:tab/></text:span>mGU_AÑADIREMPLEADO,</text:p>
          <text:p text:style-name="P182"><text:s text:c="3"/><text:span text:style-name="T169"><text:tab/></text:span>mGU_ACTUALIZARDATOSEMPLEADO,</text:p>
          <text:p text:style-name="P182"><text:s text:c="3"/><text:span text:style-name="T169"><text:tab/></text:span>mGU_IMPRIMIRLISTAEMPLEADOS,</text:p>
          <text:p text:style-name="P182"><text:s text:c="4"/><text:span text:style-name="T169"><text:tab/></text:span>mPV_REPARARPRODUCTO,</text:p>
          <text:p text:style-name="P182"><text:s text:c="4"/><text:span text:style-name="T169"><text:tab/></text:span>mPV_COMPROBARESTADOPRODUCTO,</text:p>
          <text:p text:style-name="P182"><text:s text:c="4"/><text:span text:style-name="T169"><text:tab/></text:span>mPV_DEVOLVERPRODUCTO,</text:p>
          <text:p text:style-name="P182"><text:s text:c="4"/><text:span text:style-name="T169"><text:tab/></text:span>mT_AÑADIRPIEZA,</text:p>
          <text:p text:style-name="P182"><text:s text:c="4"/><text:span text:style-name="T169"><text:tab/></text:span>mT_ELIMINARPIEZA,</text:p>
          <text:p text:style-name="P182"><text:s text:c="4"/><text:span text:style-name="T169"><text:tab/></text:span>mT_VERPIEZAS,</text:p>
          <text:p text:style-name="P182"><text:s text:c="4"/><text:span text:style-name="T169"><text:tab/></text:span>mT_AÑADIRREPORTE,</text:p>
          <text:p text:style-name="P182"><text:s text:c="4"/><text:span text:style-name="T169"><text:tab/></text:span>mT_VERESTADOPRODUCTO,</text:p>
          <text:p text:style-name="P182"><text:s text:c="4"/><text:span text:style-name="T169"><text:tab/></text:span>mT_VERLISTAFICHASREPARACION,</text:p>
          <text:p text:style-name="P182"><text:s text:c="4"/><text:span text:style-name="T169"><text:tab/></text:span>mC_VENDERPRODUCTO,</text:p>
          <text:p text:style-name="P182"><text:s text:c="4"/><text:span text:style-name="T169"><text:tab/></text:span>mC_AÑADIRPRODUCTO,</text:p>
          <text:p text:style-name="P182"><text:s text:c="4"/><text:span text:style-name="T169"><text:tab/></text:span>mC_ACTUALIZARPRODUCTO,</text:p>
          <text:p text:style-name="P182"><text:s text:c="4"/><text:span text:style-name="T169"><text:tab/></text:span>mC_IMPRIMIRDATOSPRODUCTO,</text:p>
          <text:p text:style-name="P182"><text:s text:c="4"/><text:span text:style-name="T169"><text:tab/></text:span>mC_IMPRIMIRLISTAPRODUCTOS;</text:p>
          <text:p text:style-name="P184">}<text:span text:style-name="T125">.enum</text:span></text:p>
        </text:list-item>
      </text:list>
      <text:p text:style-name="P150"/>
      <text:p text:style-name="P150"/>
      <text:p text:style-name="P9"><text:span text:style-name="T23">paquete </text:span>uitextual:</text:p>
      <text:p text:style-name="P155"/>
      <text:list xml:id="list3476848392" text:style-name="L4">
        <text:list-item>
          <text:p text:style-name="P169">UIMensajes<text:span text:style-name="T113">.class</text:span></text:p>
        </text:list-item>
        <text:list-item>
          <text:p text:style-name="P169">UIEntradas<text:span text:style-name="T113">.class</text:span></text:p>
        </text:list-item>
        <text:list-item>
          <text:p text:style-name="P169">UIMain<text:span text:style-name="T113">.class</text:span></text:p>
          <text:p text:style-name="P261"/>
          <text:p text:style-name="P262"/>
        </text:list-item>
        <text:list-item>
          <text:p text:style-name="P259"><text:soft-page-break/><text:span text:style-name="T152">UIUsuario</text:span><text:span text:style-name="T116">.class</text:span><text:span text:style-name="T188"> </text:span><text:span text:style-name="T184">(a</text:span><text:span text:style-name="T183">bstract</text:span><text:span text:style-name="T184">)</text:span></text:p>
        </text:list-item>
        <text:list-item>
          <text:p text:style-name="P260"><text:span text:style-name="T152">UIEpdoCajero</text:span><text:span text:style-name="T116">.class</text:span><text:span text:style-name="T188"> </text:span><text:span text:style-name="T174">extends</text:span><text:span text:style-name="T118"> </text:span><text:span text:style-name="T179">UIUsuario</text:span></text:p>
        </text:list-item>
        <text:list-item>
          <text:p text:style-name="P260"><text:span text:style-name="T152">UIEpdoFinanciacion</text:span><text:span text:style-name="T116">.class</text:span><text:span text:style-name="T188"> </text:span><text:span text:style-name="T174">extends</text:span><text:span text:style-name="T118"> </text:span><text:span text:style-name="T179">UIUsuario</text:span></text:p>
        </text:list-item>
        <text:list-item>
          <text:p text:style-name="P170">UIGestionUsuarios<text:span text:style-name="T113">.class</text:span><text:span text:style-name="T115"> </text:span><text:span text:style-name="T175">extends</text:span><text:span text:style-name="T114"> </text:span><text:span text:style-name="T176">UIUsuario</text:span></text:p>
        </text:list-item>
        <text:list-item>
          <text:p text:style-name="P170">UIEpdoPostVenta<text:span text:style-name="T113">.class</text:span><text:span text:style-name="T115"> </text:span><text:span text:style-name="T175">extends</text:span><text:span text:style-name="T114"> </text:span><text:span text:style-name="T176">UIUsuario</text:span></text:p>
        </text:list-item>
        <text:list-item>
          <text:p text:style-name="P170">UIEpdoTecnico<text:span text:style-name="T113">.class</text:span><text:span text:style-name="T115"> </text:span><text:span text:style-name="T175">extends</text:span><text:span text:style-name="T114"> </text:span><text:span text:style-name="T176">UIUsuario</text:span></text:p>
          <text:p text:style-name="P263"/>
        </text:list-item>
        <text:list-item>
          <text:p text:style-name="P171">UIMenu<text:span text:style-name="T113">.class</text:span></text:p>
        </text:list-item>
        <text:list-item>
          <text:p text:style-name="P260"><text:span text:style-name="T152">UIMenuAccionable</text:span><text:span text:style-name="T116">.class</text:span><text:span text:style-name="T188"> </text:span><text:span text:style-name="T184">(a</text:span><text:span text:style-name="T183">bstract</text:span><text:span text:style-name="T184">)</text:span></text:p>
        </text:list-item>
        <text:list-item>
          <text:p text:style-name="P170">UIMenuPrincipal<text:span text:style-name="T113">.class</text:span><text:span text:style-name="T115"> </text:span><text:span text:style-name="T175">extends</text:span><text:span text:style-name="T114"> </text:span><text:span text:style-name="T176">UIMenuAccionable</text:span></text:p>
        </text:list-item>
        <text:list-item>
          <text:p text:style-name="P260"><text:span text:style-name="T152">UIMenuEpdoCajero</text:span><text:span text:style-name="T116">.class</text:span><text:span text:style-name="T120"> </text:span><text:span text:style-name="T174">extends</text:span><text:span text:style-name="T118"> </text:span><text:span text:style-name="T179">UIMenuAccionable</text:span></text:p>
        </text:list-item>
        <text:list-item>
          <text:p text:style-name="P170">UIMenuEpdoFinanciacion<text:span text:style-name="T113">.class</text:span><text:span text:style-name="T115"> </text:span><text:span text:style-name="T175">extends</text:span><text:span text:style-name="T114"> </text:span><text:span text:style-name="T176">UIMenuAccionable</text:span></text:p>
        </text:list-item>
        <text:list-item>
          <text:p text:style-name="P170">UIMenuGestionUsuarios<text:span text:style-name="T113">.class</text:span><text:span text:style-name="T115"> </text:span><text:span text:style-name="T175">extends</text:span><text:span text:style-name="T114"> </text:span><text:span text:style-name="T176">UIMenuAccionable</text:span><text:span text:style-name="T180"> </text:span></text:p>
        </text:list-item>
        <text:list-item>
          <text:p text:style-name="P170">UIMenuEpdoPostVenta<text:span text:style-name="T113">.class</text:span><text:span text:style-name="T115"> </text:span><text:span text:style-name="T175">extends</text:span><text:span text:style-name="T114"> </text:span><text:span text:style-name="T176">UIMenuAccionable</text:span></text:p>
        </text:list-item>
        <text:list-item>
          <text:p text:style-name="P170">UIMenuEpdoTecnico<text:span text:style-name="T113">.class</text:span><text:span text:style-name="T115"> </text:span><text:span text:style-name="T175">extends</text:span><text:span text:style-name="T114"> </text:span><text:span text:style-name="T176">UIMenuAccionable</text:span></text:p>
        </text:list-item>
      </text:list>
      <text:p text:style-name="P79"/>
      <text:p text:style-name="P79"/>
      <text:p text:style-name="P254">Conclusión del programa</text:p>
      <text:p text:style-name="P109"/>
      <text:p text:style-name="P109"/>
      <text:p text:style-name="P174">El programa está compuesto por 3 paquetes de clases; productos, backend y uitextual.</text:p>
      <text:p text:style-name="P174"/>
      <text:p text:style-name="P174">Las clases en el paquete de productos definen<text:span text:style-name="T2"> todas las categorias de productos que el programa maneja</text:span> además de los datos que cada producto individual necesite. La base de datos de productos también está incluida en este paquete.</text:p>
      <text:p text:style-name="P174"/>
      <text:p text:style-name="P175">En el paquete de <text:span text:style-name="T2">backend se encuentran todas las funciones básicas que las interfaces usuario-programa puedan necesitar</text:span> además de la estructura de usuarios.</text:p>
      <text:p text:style-name="P175"/>
      <text:p text:style-name="P175">Por último uitextual contiene <text:span text:style-name="T2">todas las clases que se encargan de implementar la interfaz textual</text:span> del programa que permite la interactuación programa-usuario.</text:p>
      <text:p text:style-name="P175"/>
      <text:p text:style-name="P176">Se han desarrollado varios sistemas en el programa: </text:p>
      <text:p text:style-name="P176"/>
      <text:list xml:id="list3024893918" text:style-name="L5">
        <text:list-item>
          <text:p text:style-name="P177">Sistema de login de empleados</text:p>
        </text:list-item>
        <text:list-item>
          <text:p text:style-name="P177">Sistema de compra-venta</text:p>
        </text:list-item>
        <text:list-item>
          <text:p text:style-name="P177">Sistema de financiación</text:p>
        </text:list-item>
        <text:list-item>
          <text:p text:style-name="P177">Sistema de reparación de productos</text:p>
        </text:list-item>
        <text:list-item>
          <text:p text:style-name="P177">Sistema de devolución de electrodomésticos</text:p>
        </text:list-item>
        <text:list-item>
          <text:p text:style-name="P177">Sistema de gestión de usuarios y clientes</text:p>
        </text:list-item>
      </text:list>
      <text:p text:style-name="P174"/>
      <text:p text:style-name="P161">Sistema de login de empleados:<text:span text:style-name="T23"> Un empleado va a tener que iniciar sesión con su cuenta asignada antes de poder utilizar las funciones que necesita para llevar a cabo su trabajo. El registro de empleados se llevaría a cabo mediante la gestión de usuarios. Para registrar un empleado se pide un usuario y una </text:span><text:soft-page-break/><text:span text:style-name="T23">contraseña con el que el empleado iniciaría sesión.</text:span></text:p>
      <text:p text:style-name="P161"><text:span text:style-name="T23"/></text:p>
      <text:p text:style-name="P162">Sistema de compra-venta:<text:span text:style-name="T23"> Los cajeros son los principales actores de este sistema además de los clientes. Un cajero tiene que haber añadido previamente el producto al inventario de la tienda antes de poder ser vendido a un cliente que,</text:span><text:span text:style-name="T48"> en caso de no haber sido registrado, el cajero podrá registrar al momento mediante la gestión de usuarios.</text:span></text:p>
      <text:p text:style-name="P162"><text:span text:style-name="T48"/></text:p>
      <text:p text:style-name="P163">Sistema de financiación:<text:span text:style-name="T23"> Al vender un producto se pregunta si se quiere financiar el producto y, en caso de que se quiera financiar, se genera una factura que es almacenada en el historial de facturas del cliente y se activa una variable booleana en el producto que indica que está financiado. De esta manera queda guardada la información necesaria de lo que el cliente tiene que pagar.</text:span></text:p>
      <text:p text:style-name="P163"><text:span text:style-name="T23"/></text:p>
      <text:p text:style-name="P163">Sistema de reparación de productos:<text:span text:style-name="T23"> Un cliente lleva su producto a reparar a la tienda, se genera una ficha de reparación que es asignada a un técnico elegible y, en caso de que hayan pasado más de </text:span><text:span text:style-name="T49"><text:s/>2 años </text:span><text:span text:style-name="T23">desde la compra del producto, se deja constancia de que hay que pagar la reparación del producto mediante una variable que estará almacenada en un Reporte que se generará con la información del coste, de la fecha, un estado de producto y una descripción.</text:span></text:p>
      <text:p text:style-name="P163"><text:span text:style-name="T23"/></text:p>
      <text:p text:style-name="P163"><text:span text:style-name="T23">Cada vez que se añade un reporte a un producto se cambia su estado tal que luego cuando un técnico haya terminado una reparación se deje constancia de que el estado del producto vuelve a ser intacto.</text:span></text:p>
      <text:p text:style-name="P163"><text:span text:style-name="T23"/></text:p>
      <text:p text:style-name="P163"><text:span text:style-name="T23">El cliente tendrá que preguntar en post venta si el producto está arreglado, en cuyo caso post venta comprobará el estado del producto tal que si el estado es intacto de nuevo se comprueba si se tiene que pagar el producto mediante la variable "pagado" almacenada en el último reporte del producto y, en caso afirmativo, se generará una factura con el coste además de devolver el producto al inventarió de productos comprados del cliente.</text:span></text:p>
      <text:p text:style-name="P163"><text:span text:style-name="T23"/></text:p>
      <text:p text:style-name="P164">Sistema de devolución de productos:<text:span text:style-name="T23"> Para la devolución de productos un cliente habla con un empleado de post venta, se obtienen los datos del producto y del cliente que quiere devolver el producto y se comprueba que no han pasado más de 3 meses desde la compra del producto.</text:span><text:span text:style-name="T50"> Si han pasado más de 3 meses la devolución se rechaza, en caso contrario se acepta y se vuelve a almacenar el producto en la base de datos de productos de la tienda.</text:span></text:p>
      <text:p text:style-name="P174"/>
      <text:p text:style-name="P165">Sistema de gestión de usuarios y clientes:<text:span text:style-name="T23"> Para el registro de empleados se preguntan por los datos como nombre, email y se pregunta por un usuario y una contraseña que luego los empleados utilizarán para iniciar sesión en su cuenta. Adicionalmente se pueden actualizar los datos de los empleados.</text:span></text:p>
      <text:p text:style-name="P165"><text:span text:style-name="T23"/></text:p>
      <text:p text:style-name="P165"><text:span text:style-name="T23">Para la gestión y modificación de clientes se emplean los financiadores</text:span><text:span text:style-name="T51">.</text:span></text:p>
      <text:p text:style-name="P174"/>
      <text:p text:style-name="P109"/>
      <text:p text:style-name="P145"><text:soft-page-break/><text:span text:style-name="T170">Descripción</text:span> individual de actores</text:p>
      <text:p text:style-name="P4"/>
      <text:p text:style-name="P13"/>
      <text:p text:style-name="P13">Producto.class</text:p>
      <text:p text:style-name="P152">abstract</text:p>
      <text:p text:style-name="P112"/>
      <text:p text:style-name="P116">Variable con el <text:span text:style-name="T2">precio</text:span> del producto (float).</text:p>
      <text:p text:style-name="P116"/>
      <text:p text:style-name="P116">Variable con el <text:span text:style-name="T90">peso</text:span> del producto<text:span text:style-name="T86"> (float)</text:span>.</text:p>
      <text:p text:style-name="P112"/>
      <text:p text:style-name="P124">Variable de tipo <text:span text:style-name="T2">boolean</text:span>a que indique si se ha comprado el producto o no</text:p>
      <text:p text:style-name="P112"/>
      <text:p text:style-name="P13"><text:span text:style-name="T23">Todos los productos se podrán financiar así que es necesaria una vari</text:span><text:span text:style-name="T31">a</text:span><text:span text:style-name="T23">ble "</text:span>financiado<text:span text:style-name="T23">" de tipo booleana. </text:span></text:p>
      <text:p text:style-name="P112"/>
      <text:p text:style-name="P113">Variable de estado <text:span text:style-name="T2">EnumEstadoProducto</text:span> que indique el estado del producto.</text:p>
      <text:p text:style-name="P114"/>
      <text:p text:style-name="P14"><text:span text:style-name="T23">Variable entera de </text:span>número de producto<text:span text:style-name="T23">, obtenida tras registrar el producto en la tienda. </text:span><text:span text:style-name="T33">E</text:span><text:span text:style-name="T23">sto permitirá distinguir entre productos iguales</text:span><text:span text:style-name="T32">.</text:span></text:p>
      <text:p text:style-name="P115"/>
      <text:p text:style-name="P117">Adicionalmente todos los productos tendrán una <text:span text:style-name="T2">descripción</text:span>.</text:p>
      <text:p text:style-name="P117"/>
      <text:p text:style-name="P118">Todos los productos dispondrán de una colección de tipo <text:span text:style-name="T2">Caracteristica</text:span>. </text:p>
      <text:p text:style-name="P118"/>
      <text:p text:style-name="P121">Además, será necesario que cada producto tenga una colección de <text:span text:style-name="T2">Reporte</text:span>s para permitir el almacenamiento de un historial del estado del mismo.</text:p>
      <text:p text:style-name="P121"/>
      <text:p text:style-name="P122">Será necesaria una variable que indique el <text:span text:style-name="T2">tiempo que tiene el producto hasta que se le acabe la garantía</text:span></text:p>
      <text:p text:style-name="P15"/>
      <text:p text:style-name="P119">Relacionado con: Productos.class, ProductoSonido.class, ProductoHogar.class, ProductoInformatica.class, ProductoImagen.class, ProductoHogar.class, ProductoTelefonia.class, <text:span text:style-name="T105">Caracteristica.class, <text:s/>EpdoCajero.class, FichaCliente.class, EnumEstadoProducto.enum</text:span></text:p>
      <text:p text:style-name="P120">---</text:p>
      <text:p text:style-name="P115"/>
      <text:p text:style-name="P14">Productos.class</text:p>
      <text:p text:style-name="P114"/>
      <text:p text:style-name="P114">Variable estática entera de <text:span text:style-name="T2">contador de producto</text:span>, se sumará 1 a ésta cada vez que la tienda tenga un nuevo producto.</text:p>
      <text:p text:style-name="P114"/>
      <text:p text:style-name="P173">Base de datos de productos del programa</text:p>
      <text:p text:style-name="P114"/>
      <text:p text:style-name="P120">---</text:p>
      <text:p text:style-name="P120"/>
      <text:p text:style-name="P12">ProductoSonido<text:span text:style-name="T60">.class</text:span></text:p>
      <text:p text:style-name="P132"><text:span text:style-name="T23">extends </text:span><text:span text:style-name="T61">Producto.class</text:span></text:p>
      <text:p text:style-name="P24"/>
      <text:p text:style-name="P17"><text:span text:style-name="T79">Los dispositivos de sonido van a diferenciarse entre otras cosas por el tipo de </text:span><text:soft-page-break/><text:span text:style-name="T79">conexión que tienen (inalámbrico o no)</text:span><text:span text:style-name="T80">, la frecuencia de respuesta (variable float [ej: 20-20000 H</text:span><text:span text:style-name="T82">z</text:span><text:span text:style-name="T83">]</text:span><text:span text:style-name="T80"> ), </text:span><text:span text:style-name="T81">si es resistente al agua o no (booleana), si tiene bluetooth</text:span></text:p>
      <text:p text:style-name="P38">---</text:p>
      <text:p text:style-name="P25"/>
      <text:p text:style-name="P18"><text:span text:style-name="T62">P</text:span><text:span text:style-name="T61">roductoInformatica.class</text:span></text:p>
      <text:p text:style-name="P133"><text:span text:style-name="T79">extends </text:span><text:span text:style-name="T61">Producto.class</text:span></text:p>
      <text:p text:style-name="P134"/>
      <text:p text:style-name="P65">Como características base tendrá a frecuencia de la CPU, el nº nucleos, la capacidad de almacenamiento en GB.</text:p>
      <text:p text:style-name="P135">---</text:p>
      <text:p text:style-name="P66"/>
      <text:p text:style-name="P19"><text:span text:style-name="T62">P</text:span><text:span text:style-name="T61">roductoImag</text:span><text:span text:style-name="T63">en.class</text:span></text:p>
      <text:p text:style-name="P136"><text:span text:style-name="T23">extends </text:span>Producto.class</text:p>
      <text:p text:style-name="P26"/>
      <text:p text:style-name="P29">En imagen <text:span text:style-name="T141">se</text:span> incluirían los productos como los televisores, las cá<text:span text:style-name="T142">maras</text:span> de foto<text:span text:style-name="T87">...</text:span></text:p>
      <text:p text:style-name="P29"/>
      <text:p text:style-name="P30">Tendría una variable para indicar las pulgadas del televisor, otras para la resolución (ancho y alto, tipo entero).</text:p>
      <text:p text:style-name="P38">---</text:p>
      <text:p text:style-name="P30"/>
      <text:p text:style-name="P20"><text:span text:style-name="T62">P</text:span><text:span text:style-name="T61">roducto</text:span><text:span text:style-name="T64">Hogar</text:span><text:span text:style-name="T63">.class</text:span></text:p>
      <text:p text:style-name="P137"><text:span text:style-name="T23">extends </text:span>Producto.class</text:p>
      <text:p text:style-name="P27"/>
      <text:p text:style-name="P33">3 <text:span text:style-name="T88">variables base para distintos </text:span><text:span text:style-name="T10">diametro</text:span>s<text:span text:style-name="T88"> (entero).</text:span></text:p>
      <text:p text:style-name="P32"/>
      <text:p text:style-name="P33">Será necesaria otra variable que indique el <text:span text:style-name="T2">consumo</text:span> (anual en algunos casos) en W.</text:p>
      <text:p text:style-name="P33"/>
      <text:p text:style-name="P67">Capacidad<text:span text:style-name="T23"> en litros (entero)</text:span></text:p>
      <text:p text:style-name="P38">---</text:p>
      <text:p text:style-name="P31"/>
      <text:p text:style-name="P21"><text:span text:style-name="T62">P</text:span><text:span text:style-name="T61">roducto</text:span><text:span text:style-name="T65">Telefonia</text:span><text:span text:style-name="T63">.class</text:span></text:p>
      <text:p text:style-name="P138"><text:span text:style-name="T23">extends </text:span>Producto.class</text:p>
      <text:p text:style-name="P28"/>
      <text:p text:style-name="P34">Dos variables, una para indicar si tiene <text:span text:style-name="T2">batería</text:span>, otra para indicar la <text:span text:style-name="T2">duración</text:span> en horas (entero).</text:p>
      <text:p text:style-name="P34"/>
      <text:p text:style-name="P34">Otra variable que indique si el teléfono es <text:span text:style-name="T2">inalámbrico</text:span> o no.</text:p>
      <text:p text:style-name="P38">---</text:p>
      <text:p text:style-name="P38"/>
      <text:p text:style-name="P242"><text:span text:style-name="T68">Caracteristica</text:span><text:span text:style-name="T63">.class</text:span></text:p>
      <text:p text:style-name="P200"/>
      <text:p text:style-name="P209">Clase elemental para que los Cajeros puedan añadir nuevas características que no estan ya predefinidas en la clase a la hora de añadir productos al inventario de productos de la tienda.</text:p>
      <text:p text:style-name="P209"/>
      <text:p text:style-name="P209">Contiene un título y una descripción.</text:p>
      <text:p text:style-name="P209">---</text:p>
      <text:p text:style-name="P209"><text:soft-page-break/></text:p>
      <text:p text:style-name="P242"><text:span text:style-name="T68">Reporte</text:span><text:span text:style-name="T63">.class</text:span></text:p>
      <text:p text:style-name="P200"/>
      <text:p text:style-name="P209">Contiene un estado, una fecha, un coste y una descripción además de una variable que indique si el producto asociado al reporte ha sido pagado o no.</text:p>
      <text:p text:style-name="P209"/>
      <text:p text:style-name="P209">Utilizado por los técnicos para cambiar el estado de un producto y mantener un registro de los costes.</text:p>
      <text:p text:style-name="P209"/>
      <text:p text:style-name="P209">---</text:p>
      <text:p text:style-name="P34"/>
      <text:p text:style-name="P22"><text:span text:style-name="T66">Usuario</text:span><text:span text:style-name="T63">.class</text:span></text:p>
      <text:p text:style-name="P35"><text:span text:style-name="T98">abstract</text:span> </text:p>
      <text:p text:style-name="P35"/>
      <text:p text:style-name="P35">Variable de tipo cadena de carácteres con el nombre completo del usuario.</text:p>
      <text:p text:style-name="P35"/>
      <text:p text:style-name="P35">Variable de tipo cadena de carácteres con el email del usuario.</text:p>
      <text:p text:style-name="P45"/>
      <text:p text:style-name="P38">---</text:p>
      <text:p text:style-name="P38"/>
      <text:p text:style-name="P23"><text:span text:style-name="T67">Empleado</text:span><text:span text:style-name="T63">.class</text:span></text:p>
      <text:p text:style-name="P37"><text:span text:style-name="T100">a</text:span><text:span text:style-name="T99">bstract</text:span><text:span text:style-name="T63"> </text:span></text:p>
      <text:p text:style-name="P73"><text:span text:style-name="T39">extends </text:span><text:span text:style-name="T63">Usuario.class</text:span></text:p>
      <text:p text:style-name="P36"/>
      <text:p text:style-name="P61">Está pensada para separar a los que son empleados de los que no lo son.</text:p>
      <text:p text:style-name="P36"/>
      <text:p text:style-name="P52">Todos los <text:span text:style-name="T112">empleados</text:span> tendrán acceso a los clientes que han comprado algo (datos de cliente, etc). Por lo que será necesario un método que enseñe una lista de estos en todo momento (con la ayuda de un método estático de búsqueda de la clase Busqueda).</text:p>
      <text:p text:style-name="P52"/>
      <text:p text:style-name="P53">Relacionado con: Busqueda.class</text:p>
      <text:p text:style-name="P62">---</text:p>
      <text:p text:style-name="P35"/>
      <text:p text:style-name="P68">EpdoCajero.class</text:p>
      <text:p text:style-name="P68"><text:span text:style-name="T23">extends </text:span><text:span text:style-name="T111">Empleado</text:span>.class</text:p>
      <text:p text:style-name="P39"/>
      <text:p text:style-name="P68"><text:span text:style-name="T23">Contiene una variable </text:span><text:span text:style-name="T36">entera </text:span><text:span text:style-name="T23">que indica en qué caja se encuentra</text:span><text:span text:style-name="T38">, además de otra variable booleana para saber si el cajero se encuentra en una caja o no.</text:span></text:p>
      <text:p text:style-name="P43"/>
      <text:p text:style-name="P75"><text:span text:style-name="T36">S</text:span><text:span text:style-name="T23">e va a encargar de añadir objetos a las colecciones de los clientes que los han comprado, por lo que dispondrá de un método para ello.</text:span></text:p>
      <text:p text:style-name="P44"/>
      <text:p text:style-name="P76"><text:span text:style-name="T23">Adicionalmente los cajeros se van a encargar de asegurarse de que los productos no se acaben por lo que tendrá un </text:span>método para crear y añadir productos a la tienda<text:span text:style-name="T23">.</text:span></text:p>
      <text:p text:style-name="P56"/>
      <text:p text:style-name="P57">Podrá realizar inventarios de electrodomésticos con el número de estos que existe en la tienda.</text:p>
      <text:p text:style-name="P56"><text:soft-page-break/></text:p>
      <text:p text:style-name="P57">---</text:p>
      <text:p text:style-name="P57"/>
      <text:p text:style-name="P69">Epdo<text:span text:style-name="T106">Financiacion</text:span>.class</text:p>
      <text:p text:style-name="P42">extends <text:span text:style-name="T11">Empleado</text:span><text:span text:style-name="T2">.class</text:span></text:p>
      <text:p text:style-name="P45"/>
      <text:p text:style-name="P45">En primer lugar, tendrá métodos para dar de alta a clientes en el sistema con sus datos personales y actualizar los datos de clientes del sistema.</text:p>
      <text:p text:style-name="P58">---</text:p>
      <text:p text:style-name="P40"/>
      <text:p text:style-name="P70">Epdo<text:span text:style-name="T108">Comercial</text:span>.class</text:p>
      <text:p text:style-name="P42">extends <text:span text:style-name="T11">Empleado</text:span><text:span text:style-name="T2">.class</text:span></text:p>
      <text:p text:style-name="P46"/>
      <text:p text:style-name="P78"><text:span text:style-name="T23">Se encargará de modificar los estados de los productos de un cliente mediante la creación de </text:span><text:span text:style-name="T37">reportes</text:span><text:span text:style-name="T23">.</text:span></text:p>
      <text:p text:style-name="P54">---</text:p>
      <text:p text:style-name="P54"/>
      <text:p text:style-name="P71">Epdo<text:span text:style-name="T109">PostVenta</text:span>.class</text:p>
      <text:p text:style-name="P42">extends <text:span text:style-name="T11">Empleado</text:span><text:span text:style-name="T2">.class</text:span></text:p>
      <text:p text:style-name="P47"/>
      <text:p text:style-name="P50">Podrá gestionar los usuarios del programa de manera que pueda editar cosas como el nombre, datos personales...</text:p>
      <text:p text:style-name="P55">---</text:p>
      <text:p text:style-name="P55"/>
      <text:p text:style-name="P72"><text:span text:style-name="T110">Cliente</text:span>.class</text:p>
      <text:p text:style-name="P41">extends <text:span text:style-name="T2">Usuario.class</text:span></text:p>
      <text:p text:style-name="P48"/>
      <text:p text:style-name="P64">Tendrá una variable FichaCliente que hará de perfil de cliente.</text:p>
      <text:p text:style-name="P64"/>
      <text:p text:style-name="P63">---</text:p>
      <text:p text:style-name="P63"/>
      <text:p text:style-name="P74"><text:span text:style-name="T123">FichaCliente</text:span>.class</text:p>
      <text:p text:style-name="P49"/>
      <text:p text:style-name="P185"><text:span text:style-name="T91">A</text:span><text:span text:style-name="T89">lmacenará historiales de todo tipo (Productos comprados, Facturas, Solicitudes, Operaciones).</text:span></text:p>
      <text:p text:style-name="P216"><text:span text:style-name="T89">---</text:span></text:p>
      <text:p text:style-name="P185"><text:span text:style-name="T89"/></text:p>
      <text:p text:style-name="P234"><text:span text:style-name="T190">Solicitud</text:span>.class</text:p>
      <text:p text:style-name="P188"/>
      <text:p text:style-name="P193"><text:span text:style-name="T92">Contendría</text:span><text:span text:style-name="T89"> la información necesaria que una solicitud debería tener: una descripción, un número de solicitud, la ficha del cliente a la que está asociada....</text:span></text:p>
      <text:p text:style-name="P216"><text:span text:style-name="T89">---</text:span></text:p>
      <text:p text:style-name="P186"><text:span text:style-name="T89"/></text:p>
      <text:p text:style-name="P234"><text:span text:style-name="T191">Factura</text:span>.class</text:p>
      <text:p text:style-name="P188"/>
      <text:p text:style-name="P194"><text:span text:style-name="T89">Una factura está formada por un coste, una descripción y una fecha. Es utilizada en el sistema de financiación de productos.</text:span></text:p>
      <text:p text:style-name="P216"><text:span text:style-name="T89">---</text:span></text:p>
      <text:p text:style-name="P191"><text:soft-page-break/></text:p>
      <text:p text:style-name="P59"/>
      <text:p text:style-name="P77"><text:span text:style-name="T143">Util</text:span>.class</text:p>
      <text:p text:style-name="P60"/>
      <text:p text:style-name="P189">Implementará métodos <text:span text:style-name="T107">estáticos </text:span>para <text:span text:style-name="T192">realizar</text:span> búsquedas<text:span text:style-name="T143">, generr listas, etc...</text:span> sobre los electrodomésticos y los propios clientes.</text:p>
      <text:p text:style-name="P216">---</text:p>
      <text:p text:style-name="P189"><text:span text:style-name="T23"/></text:p>
      <text:p text:style-name="P235"><text:span text:style-name="T193">Pieza</text:span>.class</text:p>
      <text:p text:style-name="P195">Contendrá la información necesaria que tendría una pieza; nombre, descripción y precio. </text:p>
      <text:p text:style-name="P195"/>
      <text:p text:style-name="P195">Es utilizada para que los técnicos puedan generar listas de piezas necesarias.</text:p>
      <text:p text:style-name="P216">---</text:p>
      <text:p text:style-name="P195"/>
      <text:p text:style-name="P236"><text:span text:style-name="T123">FichaReparacion</text:span>.class</text:p>
      <text:p text:style-name="P187"><text:span text:style-name="T89"/></text:p>
      <text:p text:style-name="P196"><text:span text:style-name="T89">Contiene la información necesaria para que un técnico pueda trabajar en la reparación de un producto; El producto en sí y el propietario del producto.</text:span></text:p>
      <text:p text:style-name="P216"><text:span text:style-name="T94">-</text:span><text:span text:style-name="T89">--</text:span></text:p>
      <text:p text:style-name="P192"/>
      <text:p text:style-name="P237"><text:span text:style-name="T194">Operacion</text:span>.class</text:p>
      <text:p text:style-name="Standard"><text:span text:style-name="T103">abstract</text:span></text:p>
      <text:p text:style-name="Standard"/>
      <text:p text:style-name="P197"><text:span text:style-name="T89">Define las operaciones realizadas por los empleados sobre productos, otros empleados o clientes y sirve de base para el sistema de historial de operaciones del programa.</text:span></text:p>
      <text:p text:style-name="P197"><text:span text:style-name="T89"/></text:p>
      <text:p text:style-name="P197"><text:span text:style-name="T89">Contendría una descripción, una fecha en la que se hizo la operación y un empleado responsable de la misma.</text:span></text:p>
      <text:p text:style-name="P216"><text:span text:style-name="T89">---</text:span></text:p>
      <text:p text:style-name="P197"><text:span text:style-name="T89"/></text:p>
      <text:p text:style-name="P237"><text:span text:style-name="T194">OperacionProducto</text:span>.class</text:p>
      <text:p text:style-name="P198">extends <text:span text:style-name="T22">Operacion</text:span><text:span text:style-name="T2">.class</text:span></text:p>
      <text:p text:style-name="P190"/>
      <text:p text:style-name="P238"><text:span text:style-name="T93">Contiene el producto sobre el cual se ha hecho una operación. </text:span></text:p>
      <text:p text:style-name="P238"><text:span text:style-name="T93"/></text:p>
      <text:p text:style-name="P240"><text:span text:style-name="T93">Sistema de historial de operaciones</text:span></text:p>
      <text:p text:style-name="P215">---</text:p>
      <text:p text:style-name="P237"><text:span text:style-name="T194">OperacionUsuario</text:span>.class</text:p>
      <text:p text:style-name="P198">extends <text:span text:style-name="T22">Operacion</text:span><text:span text:style-name="T2">.class</text:span></text:p>
      <text:p text:style-name="P190"/>
      <text:p text:style-name="P239"><text:span text:style-name="T93">Contiene el usuario sobre el cual se ha hecho una operación.</text:span></text:p>
      <text:p text:style-name="P239"><text:span text:style-name="T93"/></text:p>
      <text:p text:style-name="P240"><text:span text:style-name="T93">Sistema de historial de operaciones</text:span></text:p>
      <text:p text:style-name="P241"><text:span text:style-name="T84">---</text:span></text:p>
      <text:p text:style-name="P240"><text:span text:style-name="T84"/></text:p>
      <text:p text:style-name="P243"><text:span text:style-name="T69">UIMain</text:span><text:span text:style-name="T63">.class</text:span></text:p>
      <text:p text:style-name="P201"/>
      <text:p text:style-name="P217"><text:soft-page-break/>Clase principal de la interfaz textual del programa, contiene la base de datos de usuarios, de productos, un usuario por defecto que luego cambiará según el empleado que quiera usar el programa (Mediante el sistema de login).</text:p>
      <text:p text:style-name="P217"/>
      <text:p text:style-name="P217"><text:span text:style-name="T195">Pregunta por la fecha actual y a</text:span>ctiva un menu principal al ser creado.</text:p>
      <text:p text:style-name="P210"><text:span text:style-name="T89">---</text:span></text:p>
      <text:p text:style-name="P210"><text:span text:style-name="T84"/></text:p>
      <text:p text:style-name="P244"><text:span text:style-name="T70">UIEntradas</text:span><text:span text:style-name="T63">.class</text:span></text:p>
      <text:p text:style-name="P202"/>
      <text:p text:style-name="P218">Se encarga de las entradas de usuario del programa definiendo métodos estáticos para obtener cadenas de caracteres, números enteros y decimales y estados booleanos.</text:p>
      <text:p text:style-name="P214"/>
      <text:p text:style-name="P211"><text:span text:style-name="T89">---</text:span></text:p>
      <text:p text:style-name="P211"><text:span text:style-name="T89"/></text:p>
      <text:p text:style-name="P245"><text:span text:style-name="T71">UIMensajes</text:span><text:span text:style-name="T63">.class</text:span></text:p>
      <text:p text:style-name="P203"/>
      <text:p text:style-name="P219">Agrupa todas las cadenas de carácteres utilizadas en la interfaz textual del programa para facilitar su traducción.</text:p>
      <text:p text:style-name="P219"/>
      <text:p text:style-name="P219">A la hora de traducir el programa se tiene que traducir esta clase y los enums en los diferentes paquetes.</text:p>
      <text:p text:style-name="P212"><text:span text:style-name="T89">---</text:span></text:p>
      <text:p text:style-name="P212"><text:span text:style-name="T89"/></text:p>
      <text:p text:style-name="P245"><text:span text:style-name="T71">UIUsuario</text:span><text:span text:style-name="T63">.class</text:span></text:p>
      <text:p text:style-name="P203"/>
      <text:p text:style-name="P220">Define las funciones básicas que todos los empleados usuarios del programa van a necesitar utilizar además de almacenar la fecha actual.</text:p>
      <text:p text:style-name="P212"><text:span text:style-name="T89">---</text:span></text:p>
      <text:p text:style-name="P212"><text:span text:style-name="T89"/></text:p>
      <text:p text:style-name="P212"><text:span text:style-name="T89"/></text:p>
      <text:p text:style-name="P212"><text:span text:style-name="T89"/></text:p>
      <text:p text:style-name="P246"><text:span text:style-name="T72">UIEpdoCajero</text:span><text:span text:style-name="T63">.class</text:span></text:p>
      <text:p text:style-name="P204"/>
      <text:p text:style-name="P221">Implementa todas las funciones que los cajeros necesitarán usar.</text:p>
      <text:p text:style-name="P213"><text:span text:style-name="T89">---</text:span></text:p>
      <text:p text:style-name="P213"><text:span text:style-name="T89"/></text:p>
      <text:p text:style-name="P247"><text:span text:style-name="T72">UIEpdo</text:span><text:span text:style-name="T73">Financiacion</text:span><text:span text:style-name="T63">.class</text:span></text:p>
      <text:p text:style-name="P205"/>
      <text:p text:style-name="P222"><text:span text:style-name="T89">Implementa todas las funciones que los </text:span><text:span text:style-name="T95">financiadores</text:span><text:span text:style-name="T89"> necesitarán usar.</text:span></text:p>
      <text:p text:style-name="P226"><text:span text:style-name="T89">---</text:span></text:p>
      <text:p text:style-name="P226"><text:span text:style-name="T89"/></text:p>
      <text:p text:style-name="P247"><text:span text:style-name="T72">UIEpdo</text:span><text:span text:style-name="T73">GestionUsuarios</text:span><text:span text:style-name="T63">.class</text:span></text:p>
      <text:p text:style-name="P205"/>
      <text:p text:style-name="P226"><text:span text:style-name="T89">Implementa todas las funciones </text:span><text:span text:style-name="T96">para la</text:span><text:span text:style-name="T89"> gestión de usuarios del programa.</text:span></text:p>
      <text:p text:style-name="P227"><text:span text:style-name="T89">---</text:span></text:p>
      <text:p text:style-name="P227"><text:span text:style-name="T89"/></text:p>
      <text:p text:style-name="P248"><text:span text:style-name="T72">UIEpdo</text:span><text:span text:style-name="T74">PostVenta</text:span><text:span text:style-name="T63">.class</text:span></text:p>
      <text:p text:style-name="P206"/>
      <text:p text:style-name="P223"><text:soft-page-break/><text:span text:style-name="T89">Implementa todas las funciones que los </text:span><text:span text:style-name="T97">empleados de post venta</text:span><text:span text:style-name="T89"> necesitarán usar.</text:span></text:p>
      <text:p text:style-name="P228"><text:span text:style-name="T89">---</text:span></text:p>
      <text:p text:style-name="P223"><text:span text:style-name="T89"/></text:p>
      <text:p text:style-name="P249"><text:span text:style-name="T72">UIEpdo</text:span><text:span text:style-name="T75">Tenico</text:span><text:span text:style-name="T63">.class</text:span></text:p>
      <text:p text:style-name="P207"/>
      <text:p text:style-name="P224"><text:span text:style-name="T89">Implementa todas las funciones que los </text:span><text:span text:style-name="T97">técnicos</text:span><text:span text:style-name="T89"> necesitarán usar.</text:span></text:p>
      <text:p text:style-name="P229"><text:span text:style-name="T89">---</text:span></text:p>
      <text:p text:style-name="P224"><text:span text:style-name="T89"/></text:p>
      <text:p text:style-name="P250"><text:span text:style-name="T72">UI</text:span><text:span text:style-name="T76">Menu</text:span><text:span text:style-name="T63">.class</text:span></text:p>
      <text:p text:style-name="P208"/>
      <text:p text:style-name="P229"><text:span text:style-name="T89">Contiene una colección de opciones en forma de cadenas de caracteres. Clase base para la creación de menus en la interfaz textual.</text:span></text:p>
      <text:p text:style-name="P229"><text:span text:style-name="T89">---</text:span></text:p>
      <text:p text:style-name="P229"><text:span text:style-name="T89"/></text:p>
      <text:p text:style-name="P250"><text:span text:style-name="T72">UI</text:span><text:span text:style-name="T76">MenuAccionable</text:span><text:span text:style-name="T63">.class</text:span></text:p>
      <text:p text:style-name="P208"/>
      <text:p text:style-name="P229"><text:span text:style-name="T89">Define todas las funciones que los menus necesitarían usar potencialmente.</text:span></text:p>
      <text:p text:style-name="P229"><text:span text:style-name="T89">---</text:span></text:p>
      <text:p text:style-name="P229"><text:span text:style-name="T89"/></text:p>
      <text:p text:style-name="P250"><text:span text:style-name="T72">UI</text:span><text:span text:style-name="T76">MenuPrincipal</text:span><text:span text:style-name="T63">.class</text:span></text:p>
      <text:p text:style-name="P225"><text:span text:style-name="T89"/></text:p>
      <text:p text:style-name="P230"><text:span text:style-name="T89">Menu principal que aparece nada más iniciar el programa. Permite iniciar sesión y acceder a gestión de usuarios.</text:span></text:p>
      <text:p text:style-name="P231"><text:span text:style-name="T89">---</text:span></text:p>
      <text:p text:style-name="P231"><text:span text:style-name="T89"/></text:p>
      <text:p text:style-name="P251"><text:span text:style-name="T72">UI</text:span><text:span text:style-name="T77">MenuEpdoCajero</text:span><text:span text:style-name="T63">.class</text:span></text:p>
      <text:p text:style-name="P232"><text:span text:style-name="T89"/></text:p>
      <text:p text:style-name="P233"><text:span text:style-name="T89">Implementa un menú con opciones para todas las funciones que puedan necesitar los cajeros de la tienda.</text:span></text:p>
      <text:p text:style-name="P233"><text:span text:style-name="T89">---</text:span></text:p>
      <text:p text:style-name="P233"><text:span text:style-name="T89"/></text:p>
      <text:p text:style-name="P252"><text:span text:style-name="T72">UI</text:span><text:span text:style-name="T77">MenuEpdo</text:span><text:span text:style-name="T78">Financiacion</text:span><text:span text:style-name="T63">.class</text:span></text:p>
      <text:p text:style-name="P233"><text:span text:style-name="T89"/></text:p>
      <text:p text:style-name="P233"><text:span text:style-name="T89">Implementa un menú con opciones para todas las funciones que puedan necesitar los financiadores de la tienda.</text:span></text:p>
      <text:p text:style-name="P233"><text:span text:style-name="T89">---</text:span></text:p>
      <text:p text:style-name="P233"><text:span text:style-name="T89"/></text:p>
      <text:p text:style-name="P252"><text:span text:style-name="T72">UI</text:span><text:span text:style-name="T77">Menu</text:span><text:span text:style-name="T78">GestionUsuarios</text:span><text:span text:style-name="T63">.class</text:span></text:p>
      <text:p text:style-name="P233"><text:span text:style-name="T89"/></text:p>
      <text:p text:style-name="P233"><text:span text:style-name="T89">Implementa un menú con opciones para todas las funciones que puedan necesitar los empleados que quieran gestionar los usuarios de la tienda.</text:span></text:p>
      <text:p text:style-name="P233"><text:span text:style-name="T89">---</text:span></text:p>
      <text:p text:style-name="P233"><text:span text:style-name="T89"/></text:p>
      <text:p text:style-name="P252"><text:span text:style-name="T72">UI</text:span><text:span text:style-name="T77">Menu</text:span><text:span text:style-name="T78">PostVenta</text:span><text:span text:style-name="T63">.class</text:span></text:p>
      <text:p text:style-name="P233"><text:span text:style-name="T89"/></text:p>
      <text:p text:style-name="P233"><text:span text:style-name="T89">Implementa un menú con opciones para todas las funciones que puedan necesitar los empleados de post venta de la tienda.</text:span></text:p>
      <text:p text:style-name="P233"><text:span text:style-name="T89">---</text:span></text:p>
      <text:p text:style-name="P233"><text:soft-page-break/><text:span text:style-name="T89"/></text:p>
      <text:p text:style-name="P252"><text:span text:style-name="T72">UI</text:span><text:span text:style-name="T77">MenuEpdo</text:span><text:span text:style-name="T78">Tecnico</text:span><text:span text:style-name="T63">.class</text:span></text:p>
      <text:p text:style-name="P233"><text:span text:style-name="T89"/></text:p>
      <text:p text:style-name="P233"><text:span text:style-name="T89">Implementa un menú con opciones para todas las funciones que puedan necesitar los técnicos de la tienda.</text:span></text:p>
      <text:p text:style-name="P233"><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5M24S</meta:editing-duration>
    <meta:editing-cycles>241</meta:editing-cycles>
    <meta:generator>LibreOffice/5.4.3.2$Windows_X86_64 LibreOffice_project/92a7159f7e4af62137622921e809f8546db437e5</meta:generator>
    <dc:date>2018-05-17T12:29:29.421000000</dc:date>
    <meta:document-statistic meta:table-count="0" meta:image-count="0" meta:object-count="0" meta:page-count="17" meta:paragraph-count="323" meta:word-count="4030" meta:character-count="26179" meta:non-whitespace-character-count="22423"/>
    <meta:user-defined meta:name="Info 1"/>
    <meta:user-defined meta:name="Info 2"/>
    <meta:user-defined meta:name="Info 3"/>
    <meta:user-defined meta:name="Info 4"/>
  </office:meta>
</office:document-meta>
</file>